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1pt" style:font-size-asian="18pt" style:font-size-complex="18pt"/>
    </style:style>
    <style:style style:name="T1" style:family="text">
      <style:text-properties fo:font-family="FreeSans" style:font-style-name="Regular" style:font-family-generic="swiss" style:font-pitch="variable"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231cm" svg:height="7.304cm" svg:x="4.671cm" svg:y="11.4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5.66cm" svg:y1="18.809cm" svg:x2="5.66cm" svg:y2="18.174cm">
          <text:p/>
        </draw:line>
        <draw:line draw:style-name="gr2" draw:text-style-name="P1" draw:layer="layout" svg:x1="15.661cm" svg:y1="18.809cm" svg:x2="15.661cm" svg:y2="18.174cm">
          <text:p/>
        </draw:line>
        <draw:line draw:style-name="gr2" draw:text-style-name="P1" draw:layer="layout" svg:x1="14.431cm" svg:y1="18.809cm" svg:x2="14.431cm" svg:y2="18.174cm">
          <text:p/>
        </draw:line>
        <draw:frame draw:style-name="gr3" draw:text-style-name="P3" draw:layer="layout" svg:width="3.18cm" svg:height="0.962cm" draw:transform="rotate (1.5707963267946) translate (5.445cm 18.145cm)">
          <draw:text-box draw:corner-radius="0.1cm">
            <text:p text:style-name="P2"><text:span text:style-name="T1">100 000 BC</text:span></text:p>
          </draw:text-box>
        </draw:frame>
        <draw:frame draw:style-name="gr4" draw:text-style-name="P3" draw:layer="layout" svg:width="3.81cm" svg:height="0.885cm" draw:transform="rotate (1.5707963267946) translate (14.085cm 18.145cm)">
          <draw:text-box>
            <text:p text:style-name="P2"><text:span text:style-name="T1">10 000 BC</text:span></text:p>
          </draw:text-box>
        </draw:frame>
        <draw:frame draw:style-name="gr5" draw:text-style-name="P3" draw:layer="layout" svg:width="2.54cm" svg:height="0.721cm" draw:transform="rotate (1.5707963267946) translate (15.268cm 17.926cm)">
          <draw:text-box>
            <text:p text:style-name="P2"><text:span text:style-name="T1">Today</text:span></text:p>
          </draw:text-box>
        </draw:frame>
        <draw:frame draw:style-name="gr6" draw:text-style-name="P3" draw:layer="layout" svg:width="4.445cm" svg:height="1.27cm" svg:x="5.025cm" svg:y="18.921cm">
          <draw:text-box>
            <text:p text:style-name="P2"><text:span text:style-name="T1">Homo sapiens first appears on earth</text:span></text:p>
          </draw:text-box>
        </draw:frame>
        <draw:frame draw:style-name="gr6" draw:text-style-name="P3" draw:layer="layout" svg:width="3.175cm" svg:height="1.661cm" svg:x="12.01cm" svg:y="18.921cm">
          <draw:text-box>
            <text:p text:style-name="P2"><text:span text:style-name="T1">Humans start to cultivate land</text:span></text:p>
          </draw:text-box>
        </draw:frame>
        <draw:frame draw:style-name="gr7" draw:text-style-name="P3" draw:layer="layout" svg:width="4.445cm" svg:height="3.425cm" svg:x="15.185cm" svg:y="18.921cm">
          <draw:text-box>
            <text:p text:style-name="P2"><text:span text:style-name="T1">The industrial revolution, your great grandfather's birth, and today, are too close to be separated on this sca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Antonis Christofides</meta:initial-creator>
    <meta:creation-date>2008-12-30T13:56:48</meta:creation-date>
    <dc:creator>Antonis Christofides</dc:creator>
    <dc:date>2009-08-05T15:39:34</dc:date>
    <meta:editing-cycles>5</meta:editing-cycles>
    <meta:editing-duration>PT01H11M53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P0" style:volatile="true">
      <number:text>+</number:text>
      <number:number number:decimal-places="0" number:min-integer-digits="0"/>
    </number:number-style>
    <number:number-style style:name="N118P1" style:volatile="true">
      <number:text>-</number:text>
      <number:number number:decimal-places="0" number:min-integer-digits="0"/>
    </number:number-style>
    <number:number-style style:name="N118">
      <number:number number:decimal-places="0" number:min-integer-digits="1"/>
      <style:map style:condition="value()&gt;0" style:apply-style-name="N118P0"/>
      <style:map style:condition="value()&lt;0" style:apply-style-name="N118P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false" chart:tick-marks-major-inner="false" chart:tick-marks-major-outer="false" chart:tick-marks-minor-inner="false" chart:tick-marks-minor-outer="false" chart:logarithmic="false" chart:maximum="100000" chart:reverse-direction="true" text:line-break="false" chart:link-data-style-to-source="false" chart:visible="true" style:rotation-angle="90"/>
      <style:graphic-properties svg:stroke-color="#b3b3b3"/>
      <style:text-properties fo:font-size="8pt" style:font-size-asian="8pt" style:font-size-complex="8pt"/>
    </style:style>
    <style:style style:name="ch4" style:family="chart" style:data-style-name="N118">
      <style:chart-properties chart:display-label="true" chart:logarithmic="false" chart:minimum="-12" chart:origin="-1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one"/>
      <style:graphic-properties draw:stroke="solid" svg:stroke-width="0.02cm" svg:stroke-color="#000000" draw:fill-color="#000000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e6e6e6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232cm" svg:height="7.305cm" chart:class="chart:scatter" chart:style-name="ch1">
        <chart:plot-area chart:style-name="ch2" chart:data-source-has-labels="both" svg:x="0.185cm" svg:y="0.105cm" svg:width="10.809cm" svg:height="6.929cm">
          <chart:axis chart:dimension="x" chart:name="primary-x" chart:style-name="ch3">
            <chart:categories table:cell-range-address="local-table.$A$2:.$A$2532"/>
          </chart:axis>
          <chart:axis chart:dimension="y" chart:name="primary-y" chart:style-name="ch4"/>
          <chart:series chart:style-name="ch5" chart:values-cell-range-address="local-table.$C$2:.$C$2532" chart:label-cell-address="local-table.$C$1" chart:class="chart:scatter">
            <chart:domain table:cell-range-address="local-table.$B$2:.$B$2532"/>
            <chart:data-point chart:repeated="25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7379">
                <text:p>38.373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1203">
                <text:p>46.812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05624">
                <text:p>55.056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41511">
                <text:p>64.415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15077">
                <text:p>73.15077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93244">
                <text:p>81.93244</text:p>
              </table:table-cell>
              <table:table-cell office:value-type="float" office:value="0.514444444444445">
                <text:p>0.514444444444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75925">
                <text:p>90.75925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7031">
                <text:p>99.97031</text:p>
              </table:table-cell>
              <table:table-cell office:value-type="float" office:value="-0.108888888888889">
                <text:p>-0.10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88879">
                <text:p>109.88879</text:p>
              </table:table-cell>
              <table:table-cell office:value-type="float" office:value="-0.192222222222222">
                <text:p>-0.19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.25888">
                <text:p>119.25888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40378">
                <text:p>129.40378</text:p>
              </table:table-cell>
              <table:table-cell office:value-type="float" office:value="-0.00333333333333334">
                <text:p>-0.003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93889">
                <text:p>139.93889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10205">
                <text:p>150.10205</text:p>
              </table:table-cell>
              <table:table-cell office:value-type="float" office:value="-0.167777777777778">
                <text:p>-0.16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58005">
                <text:p>160.58005</text:p>
              </table:table-cell>
              <table:table-cell office:value-type="float" office:value="-0.198888888888889">
                <text:p>-0.19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01834">
                <text:p>171.01834</text:p>
              </table:table-cell>
              <table:table-cell office:value-type="float" office:value="-0.408888888888889">
                <text:p>-0.40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44466">
                <text:p>181.44466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48283">
                <text:p>191.48283</text:p>
              </table:table-cell>
              <table:table-cell office:value-type="float" office:value="-0.187777777777778">
                <text:p>-0.187777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.87233">
                <text:p>201.87233</text:p>
              </table:table-cell>
              <table:table-cell office:value-type="float" office:value="-0.0644444444444444">
                <text:p>-0.06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.18626">
                <text:p>212.18626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.16292">
                <text:p>223.16292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.73909">
                <text:p>233.73909</text:p>
              </table:table-cell>
              <table:table-cell office:value-type="float" office:value="-0.306666666666667">
                <text:p>-0.30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.64073">
                <text:p>244.64073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.49973">
                <text:p>255.49973</text:p>
              </table:table-cell>
              <table:table-cell office:value-type="float" office:value="-0.246666666666667">
                <text:p>-0.24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.61209">
                <text:p>266.61209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.77097">
                <text:p>277.77097</text:p>
              </table:table-cell>
              <table:table-cell office:value-type="float" office:value="-0.203333333333333">
                <text:p>-0.20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25006">
                <text:p>289.25006</text:p>
              </table:table-cell>
              <table:table-cell office:value-type="float" office:value="-0.362222222222222">
                <text:p>-0.362222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.04303">
                <text:p>301.04303</text:p>
              </table:table-cell>
              <table:table-cell office:value-type="float" office:value="-0.437777777777778">
                <text:p>-0.437777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.44177">
                <text:p>312.4417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.85452">
                <text:p>323.85452</text:p>
              </table:table-cell>
              <table:table-cell office:value-type="float" office:value="-0.594444444444444">
                <text:p>-0.59444444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.57825">
                <text:p>335.57825</text:p>
              </table:table-cell>
              <table:table-cell office:value-type="float" office:value="-0.607777777777778">
                <text:p>-0.607777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.88129">
                <text:p>346.88129</text:p>
              </table:table-cell>
              <table:table-cell office:value-type="float" office:value="-0.622222222222222">
                <text:p>-0.6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0821">
                <text:p>358.50821</text:p>
              </table:table-cell>
              <table:table-cell office:value-type="float" office:value="-0.653333333333333">
                <text:p>-0.65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90112">
                <text:p>370.90112</text:p>
              </table:table-cell>
              <table:table-cell office:value-type="float" office:value="-0.494444444444444">
                <text:p>-0.494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2.87436">
                <text:p>382.87436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5.18558">
                <text:p>395.18558</text:p>
              </table:table-cell>
              <table:table-cell office:value-type="float" office:value="-0.557777777777778">
                <text:p>-0.55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7.46558">
                <text:p>407.46558</text:p>
              </table:table-cell>
              <table:table-cell office:value-type="float" office:value="-0.545555555555556">
                <text:p>-0.54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.75491">
                <text:p>418.75491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.39774">
                <text:p>430.39774</text:p>
              </table:table-cell>
              <table:table-cell office:value-type="float" office:value="-0.522222222222222">
                <text:p>-0.522222222222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.40918">
                <text:p>442.40918</text:p>
              </table:table-cell>
              <table:table-cell office:value-type="float" office:value="-0.305555555555556">
                <text:p>-0.305555555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.09915">
                <text:p>454.0991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.12518">
                <text:p>466.12518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8.21433">
                <text:p>478.2143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0.39719">
                <text:p>490.39719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3.05731">
                <text:p>503.05731</text:p>
              </table:table-cell>
              <table:table-cell office:value-type="float" office:value="-0.267777777777778">
                <text:p>-0.267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5.651">
                <text:p>515.651</text:p>
              </table:table-cell>
              <table:table-cell office:value-type="float" office:value="-0.368888888888889">
                <text:p>-0.368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.76422">
                <text:p>528.76422</text:p>
              </table:table-cell>
              <table:table-cell office:value-type="float" office:value="-0.151111111111111">
                <text:p>-0.151111111111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1.60858">
                <text:p>541.60858</text:p>
              </table:table-cell>
              <table:table-cell office:value-type="float" office:value="-0.158888888888889">
                <text:p>-0.158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4.93121">
                <text:p>554.93121</text:p>
              </table:table-cell>
              <table:table-cell office:value-type="float" office:value="-0.295555555555556">
                <text:p>-0.295555555555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.75421">
                <text:p>567.75421</text:p>
              </table:table-cell>
              <table:table-cell office:value-type="float" office:value="0.128888888888889">
                <text:p>0.128888888888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.59985">
                <text:p>580.59985</text:p>
              </table:table-cell>
              <table:table-cell office:value-type="float" office:value="0.332222222222222">
                <text:p>0.33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3.51135">
                <text:p>593.51135</text:p>
              </table:table-cell>
              <table:table-cell office:value-type="float" office:value="0.402222222222222">
                <text:p>0.402222222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6.47388">
                <text:p>606.47388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.46606">
                <text:p>619.46606</text:p>
              </table:table-cell>
              <table:table-cell office:value-type="float" office:value="0.00999999999999997">
                <text:p>0.0099999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2.04871">
                <text:p>632.04871</text:p>
              </table:table-cell>
              <table:table-cell office:value-type="float" office:value="0.0255555555555555">
                <text:p>0.0255555555555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4.98712">
                <text:p>644.98712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8.25757">
                <text:p>658.25757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.12836">
                <text:p>672.12836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.65106">
                <text:p>686.65106</text:p>
              </table:table-cell>
              <table:table-cell office:value-type="float" office:value="-0.527777777777778">
                <text:p>-0.527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0.67932">
                <text:p>700.67932</text:p>
              </table:table-cell>
              <table:table-cell office:value-type="float" office:value="-0.647777777777778">
                <text:p>-0.647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.02704">
                <text:p>715.02704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9.27771">
                <text:p>729.27771</text:p>
              </table:table-cell>
              <table:table-cell office:value-type="float" office:value="-0.553333333333333">
                <text:p>-0.55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.23865">
                <text:p>744.23865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8.74341">
                <text:p>758.74341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2.40747">
                <text:p>772.40747</text:p>
              </table:table-cell>
              <table:table-cell office:value-type="float" office:value="-0.191111111111111">
                <text:p>-0.191111111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5.83618">
                <text:p>785.83618</text:p>
              </table:table-cell>
              <table:table-cell office:value-type="float" office:value="0.0455555555555556">
                <text:p>0.045555555555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8.90051">
                <text:p>798.90051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2.30737">
                <text:p>812.30737</text:p>
              </table:table-cell>
              <table:table-cell office:value-type="float" office:value="0.358888888888889">
                <text:p>0.358888888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4.81067">
                <text:p>824.81067</text:p>
              </table:table-cell>
              <table:table-cell office:value-type="float" office:value="0.435555555555555">
                <text:p>0.435555555555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7.10004">
                <text:p>837.10004</text:p>
              </table:table-cell>
              <table:table-cell office:value-type="float" office:value="0.296666666666667">
                <text:p>0.29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9.37903">
                <text:p>849.37903</text:p>
              </table:table-cell>
              <table:table-cell office:value-type="float" office:value="0.363333333333333">
                <text:p>0.36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1.96991">
                <text:p>861.96991</text:p>
              </table:table-cell>
              <table:table-cell office:value-type="float" office:value="0.245555555555556">
                <text:p>0.2455555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5.36835">
                <text:p>875.36835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9.09241">
                <text:p>889.09241</text:p>
              </table:table-cell>
              <table:table-cell office:value-type="float" office:value="-0.0566666666666667">
                <text:p>-0.056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3.1662">
                <text:p>903.166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7.33173">
                <text:p>917.33173</text:p>
              </table:table-cell>
              <table:table-cell office:value-type="float" office:value="-0.394444444444444">
                <text:p>-0.39444444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1.97516">
                <text:p>931.97516</text:p>
              </table:table-cell>
              <table:table-cell office:value-type="float" office:value="-0.324444444444444">
                <text:p>-0.32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6.98193">
                <text:p>946.98193</text:p>
              </table:table-cell>
              <table:table-cell office:value-type="float" office:value="-0.438888888888889">
                <text:p>-0.438888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1.22705">
                <text:p>961.22705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5.76489">
                <text:p>975.76489</text:p>
              </table:table-cell>
              <table:table-cell office:value-type="float" office:value="-0.474444444444444">
                <text:p>-0.474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.15808">
                <text:p>990.158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4.54004">
                <text:p>1004.54004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8.7851">
                <text:p>1018.7851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2.38147">
                <text:p>1032.38147</text:p>
              </table:table-cell>
              <table:table-cell office:value-type="float" office:value="-0.163333333333333">
                <text:p>-0.16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6.66455">
                <text:p>1046.66455</text:p>
              </table:table-cell>
              <table:table-cell office:value-type="float" office:value="-0.125555555555556">
                <text:p>-0.125555555555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0.58911">
                <text:p>1060.58911</text:p>
              </table:table-cell>
              <table:table-cell office:value-type="float" office:value="-0.141111111111111">
                <text:p>-0.141111111111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4.79602">
                <text:p>1074.796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9.0769">
                <text:p>1089.0769</text:p>
              </table:table-cell>
              <table:table-cell office:value-type="float" office:value="0.0855555555555556">
                <text:p>0.0855555555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3.7052">
                <text:p>1103.7052</text:p>
              </table:table-cell>
              <table:table-cell office:value-type="float" office:value="0.0322222222222222">
                <text:p>0.0322222222222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8.15979">
                <text:p>1118.15979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2.65186">
                <text:p>1132.651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6.79089">
                <text:p>1146.79089</text:p>
              </table:table-cell>
              <table:table-cell office:value-type="float" office:value="0.281111111111111">
                <text:p>0.281111111111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.92249">
                <text:p>1160.9224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4.39355">
                <text:p>1174.39355</text:p>
              </table:table-cell>
              <table:table-cell office:value-type="float" office:value="0.294444444444444">
                <text:p>0.294444444444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.11206">
                <text:p>1188.11206</text:p>
              </table:table-cell>
              <table:table-cell office:value-type="float" office:value="0.395555555555556">
                <text:p>0.39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1.49829">
                <text:p>1201.4982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5.03625">
                <text:p>1215.03625</text:p>
              </table:table-cell>
              <table:table-cell office:value-type="float" office:value="0.335555555555556">
                <text:p>0.335555555555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29.32214">
                <text:p>1229.3221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3.60388">
                <text:p>1243.60388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8.22241">
                <text:p>1258.22241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2.59155">
                <text:p>1272.59155</text:p>
              </table:table-cell>
              <table:table-cell office:value-type="float" office:value="0.284444444444444">
                <text:p>0.28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6.97961">
                <text:p>1286.97961</text:p>
              </table:table-cell>
              <table:table-cell office:value-type="float" office:value="0.325555555555556">
                <text:p>0.325555555555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01.70935">
                <text:p>1301.7093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5.86951">
                <text:p>1315.86951</text:p>
              </table:table-cell>
              <table:table-cell office:value-type="float" office:value="0.491111111111111">
                <text:p>0.4911111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0.4541">
                <text:p>1330.4541</text:p>
              </table:table-cell>
              <table:table-cell office:value-type="float" office:value="0.442222222222222">
                <text:p>0.44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4.70923">
                <text:p>1344.70923</text:p>
              </table:table-cell>
              <table:table-cell office:value-type="float" office:value="0.457777777777778">
                <text:p>0.45777777777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8.6217">
                <text:p>1358.6217</text:p>
              </table:table-cell>
              <table:table-cell office:value-type="float" office:value="0.437777777777778">
                <text:p>0.437777777777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2.61572">
                <text:p>1372.61572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6.61511">
                <text:p>1386.61511</text:p>
              </table:table-cell>
              <table:table-cell office:value-type="float" office:value="0.148888888888889">
                <text:p>0.14888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0.62073">
                <text:p>1400.62073</text:p>
              </table:table-cell>
              <table:table-cell office:value-type="float" office:value="0.165555555555556">
                <text:p>0.165555555555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5.92065">
                <text:p>1415.92065</text:p>
              </table:table-cell>
              <table:table-cell office:value-type="float" office:value="0.0811111111111111">
                <text:p>0.08111111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31.90051">
                <text:p>1431.90051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7.89026">
                <text:p>1447.89026</text:p>
              </table:table-cell>
              <table:table-cell office:value-type="float" office:value="-0.285555555555556">
                <text:p>-0.285555555555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63.26855">
                <text:p>1463.26855</text:p>
              </table:table-cell>
              <table:table-cell office:value-type="float" office:value="-0.296666666666667">
                <text:p>-0.29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8.73511">
                <text:p>1478.73511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4.21582">
                <text:p>1494.21582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9.67847">
                <text:p>1509.67847</text:p>
              </table:table-cell>
              <table:table-cell office:value-type="float" office:value="-0.161111111111111">
                <text:p>-0.1611111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5.08606">
                <text:p>1525.08606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0.51196">
                <text:p>1540.51196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6.33752">
                <text:p>1556.33752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1.98694">
                <text:p>1571.98694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8.01611">
                <text:p>1588.01611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4.08252">
                <text:p>1604.08252</text:p>
              </table:table-cell>
              <table:table-cell office:value-type="float" office:value="-0.202222222222222">
                <text:p>-0.202222222222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.57983">
                <text:p>1620.57983</text:p>
              </table:table-cell>
              <table:table-cell office:value-type="float" office:value="-0.263333333333333">
                <text:p>-0.26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7.10657">
                <text:p>1637.10657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4.01477">
                <text:p>1654.01477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0.17859">
                <text:p>1670.17859</text:p>
              </table:table-cell>
              <table:table-cell office:value-type="float" office:value="-0.356666666666667">
                <text:p>-0.35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6.01746">
                <text:p>1686.01746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2.25342">
                <text:p>1702.25342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9.76782">
                <text:p>1719.76782</text:p>
              </table:table-cell>
              <table:table-cell office:value-type="float" office:value="-0.301111111111111">
                <text:p>-0.301111111111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36.97498">
                <text:p>1736.9749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4.16895">
                <text:p>1754.16895</text:p>
              </table:table-cell>
              <table:table-cell office:value-type="float" office:value="-0.297777777777778">
                <text:p>-0.297777777777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70.60083">
                <text:p>1770.60083</text:p>
              </table:table-cell>
              <table:table-cell office:value-type="float" office:value="-0.446666666666667">
                <text:p>-0.44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87.40186">
                <text:p>1787.4018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04.23096">
                <text:p>1804.23096</text:p>
              </table:table-cell>
              <table:table-cell office:value-type="float" office:value="-0.373333333333333">
                <text:p>-0.37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1.97449">
                <text:p>1821.97449</text:p>
              </table:table-cell>
              <table:table-cell office:value-type="float" office:value="-0.162222222222222">
                <text:p>-0.162222222222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9.34473">
                <text:p>1839.34473</text:p>
              </table:table-cell>
              <table:table-cell office:value-type="float" office:value="-0.173333333333333">
                <text:p>-0.173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6.49829">
                <text:p>1856.49829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72.56653">
                <text:p>1872.56653</text:p>
              </table:table-cell>
              <table:table-cell office:value-type="float" office:value="-0.118888888888889">
                <text:p>-0.118888888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88.98816">
                <text:p>1888.98816</text:p>
              </table:table-cell>
              <table:table-cell office:value-type="float" office:value="-0.126666666666667">
                <text:p>-0.12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05.45862">
                <text:p>1905.45862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2.0116">
                <text:p>1922.0116</text:p>
              </table:table-cell>
              <table:table-cell office:value-type="float" office:value="-0.0155555555555556">
                <text:p>-0.01555555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38.20874">
                <text:p>1938.20874</text:p>
              </table:table-cell>
              <table:table-cell office:value-type="float" office:value="-0.174444444444444">
                <text:p>-0.1744444444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55.51404">
                <text:p>1955.51404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72.75623">
                <text:p>1972.7562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0.00256">
                <text:p>1990.0025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7.35229">
                <text:p>2007.35229</text:p>
              </table:table-cell>
              <table:table-cell office:value-type="float" office:value="-0.258888888888889">
                <text:p>-0.25888888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25.23914">
                <text:p>2025.23914</text:p>
              </table:table-cell>
              <table:table-cell office:value-type="float" office:value="-0.298888888888889">
                <text:p>-0.298888888888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43.51099">
                <text:p>2043.51099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0.98633">
                <text:p>2060.98633</text:p>
              </table:table-cell>
              <table:table-cell office:value-type="float" office:value="-0.307777777777778">
                <text:p>-0.307777777777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8.09888">
                <text:p>2078.09888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95.21533">
                <text:p>2095.2153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12.52783">
                <text:p>2112.52783</text:p>
              </table:table-cell>
              <table:table-cell office:value-type="float" office:value="-0.308888888888889">
                <text:p>-0.30888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9.74927">
                <text:p>2129.74927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47.34131">
                <text:p>2147.34131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5.32129">
                <text:p>2165.32129</text:p>
              </table:table-cell>
              <table:table-cell office:value-type="float" office:value="-0.2975">
                <text:p>-0.2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83.99536">
                <text:p>2183.99536</text:p>
              </table:table-cell>
              <table:table-cell office:value-type="float" office:value="-0.1675">
                <text:p>-0.1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2.29272">
                <text:p>2202.29272</text:p>
              </table:table-cell>
              <table:table-cell office:value-type="float" office:value="-0.26625">
                <text:p>-0.26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19.3938">
                <text:p>2219.3938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36.5647">
                <text:p>2236.5647</text:p>
              </table:table-cell>
              <table:table-cell office:value-type="float" office:value="-0.37875">
                <text:p>-0.37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3.38916">
                <text:p>2253.38916</text:p>
              </table:table-cell>
              <table:table-cell office:value-type="float" office:value="-0.4275">
                <text:p>-0.4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70.87402">
                <text:p>2270.87402</text:p>
              </table:table-cell>
              <table:table-cell office:value-type="float" office:value="-0.44625">
                <text:p>-0.44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8.77588">
                <text:p>2288.77588</text:p>
              </table:table-cell>
              <table:table-cell office:value-type="float" office:value="-0.4925">
                <text:p>-0.4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06.32422">
                <text:p>2306.32422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26.60645">
                <text:p>2326.6064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6.90186">
                <text:p>2346.90186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6.62476">
                <text:p>2366.62476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85.38379">
                <text:p>2385.38379</text:p>
              </table:table-cell>
              <table:table-cell office:value-type="float" office:value="-1.02888888888889">
                <text:p>-1.02888888888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4.53833">
                <text:p>2404.53833</text:p>
              </table:table-cell>
              <table:table-cell office:value-type="float" office:value="-0.871111111111111">
                <text:p>-0.871111111111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23.7998">
                <text:p>2423.7998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43.08032">
                <text:p>2443.08032</text:p>
              </table:table-cell>
              <table:table-cell office:value-type="float" office:value="-0.676666666666667">
                <text:p>-0.67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62.51489">
                <text:p>2462.51489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80.89111">
                <text:p>2480.8911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9.64697">
                <text:p>2499.64697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17.80176">
                <text:p>2517.80176</text:p>
              </table:table-cell>
              <table:table-cell office:value-type="float" office:value="-0.113333333333333">
                <text:p>-0.11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5.12402">
                <text:p>2535.12402</text:p>
              </table:table-cell>
              <table:table-cell office:value-type="float" office:value="-0.0722222222222222">
                <text:p>-0.07222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2.80396">
                <text:p>2552.80396</text:p>
              </table:table-cell>
              <table:table-cell office:value-type="float" office:value="0.0944444444444444">
                <text:p>0.0944444444444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70.83887">
                <text:p>2570.83887</text:p>
              </table:table-cell>
              <table:table-cell office:value-type="float" office:value="0.174444444444444">
                <text:p>0.1744444444444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9.01855">
                <text:p>2589.01855</text:p>
              </table:table-cell>
              <table:table-cell office:value-type="float" office:value="0.135555555555556">
                <text:p>0.1355555555555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07.20264">
                <text:p>2607.20264</text:p>
              </table:table-cell>
              <table:table-cell office:value-type="float" office:value="0.123333333333333">
                <text:p>0.12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4.53931">
                <text:p>2624.53931</text:p>
              </table:table-cell>
              <table:table-cell office:value-type="float" office:value="-0.00111111111111111">
                <text:p>-0.00111111111111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1.80493">
                <text:p>2641.80493</text:p>
              </table:table-cell>
              <table:table-cell office:value-type="float" office:value="-0.0866666666666667">
                <text:p>-0.08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59.10327">
                <text:p>2659.10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8.04224">
                <text:p>2678.04224</text:p>
              </table:table-cell>
              <table:table-cell office:value-type="float" office:value="0.184444444444444">
                <text:p>0.184444444444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96.61401">
                <text:p>2696.61401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14.85034">
                <text:p>2714.850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32.7207">
                <text:p>2732.7207</text:p>
              </table:table-cell>
              <table:table-cell office:value-type="float" office:value="0.231111111111111">
                <text:p>0.231111111111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50.24463">
                <text:p>2750.24463</text:p>
              </table:table-cell>
              <table:table-cell office:value-type="float" office:value="0.398888888888889">
                <text:p>0.398888888888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67.45288">
                <text:p>2767.45288</text:p>
              </table:table-cell>
              <table:table-cell office:value-type="float" office:value="0.585555555555556">
                <text:p>0.585555555555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84.27979">
                <text:p>2784.27979</text:p>
              </table:table-cell>
              <table:table-cell office:value-type="float" office:value="0.732222222222222">
                <text:p>0.732222222222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1.44702">
                <text:p>2801.44702</text:p>
              </table:table-cell>
              <table:table-cell office:value-type="float" office:value="0.834444444444445">
                <text:p>0.8344444444444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8.38721">
                <text:p>2818.3872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5.10181">
                <text:p>2835.1018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51.81982">
                <text:p>2851.8198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69.81689">
                <text:p>2869.81689</text:p>
              </table:table-cell>
              <table:table-cell office:value-type="float" office:value="0.314444444444444">
                <text:p>0.314444444444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8.01172">
                <text:p>2888.01172</text:p>
              </table:table-cell>
              <table:table-cell office:value-type="float" office:value="0.275555555555556">
                <text:p>0.275555555555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06.21045">
                <text:p>2906.2104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24.22363">
                <text:p>2924.22363</text:p>
              </table:table-cell>
              <table:table-cell office:value-type="float" office:value="-0.0977777777777778">
                <text:p>-0.097777777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2.89673">
                <text:p>2942.89673</text:p>
              </table:table-cell>
              <table:table-cell office:value-type="float" office:value="-0.278888888888889">
                <text:p>-0.2788888888888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61.21436">
                <text:p>2961.21436</text:p>
              </table:table-cell>
              <table:table-cell office:value-type="float" office:value="-0.272222222222222">
                <text:p>-0.272222222222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0.44849">
                <text:p>2980.44849</text:p>
              </table:table-cell>
              <table:table-cell office:value-type="float" office:value="-0.184444444444444">
                <text:p>-0.184444444444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9.6936">
                <text:p>2999.6936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18.71484">
                <text:p>3018.714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37.35205">
                <text:p>3037.35205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5.99341">
                <text:p>3055.99341</text:p>
              </table:table-cell>
              <table:table-cell office:value-type="float" office:value="0.08625">
                <text:p>0.08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74.13501">
                <text:p>3074.1350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92.03613">
                <text:p>3092.03613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10.29199">
                <text:p>3110.29199</text:p>
              </table:table-cell>
              <table:table-cell office:value-type="float" office:value="-0.19375">
                <text:p>-0.19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28.5083">
                <text:p>3128.5083</text:p>
              </table:table-cell>
              <table:table-cell office:value-type="float" office:value="-0.12875">
                <text:p>-0.12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6.72217">
                <text:p>3146.722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65.27637">
                <text:p>3165.27637</text:p>
              </table:table-cell>
              <table:table-cell office:value-type="float" office:value="-0.46625">
                <text:p>-0.466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85.7229">
                <text:p>3185.7229</text:p>
              </table:table-cell>
              <table:table-cell office:value-type="float" office:value="-0.48625">
                <text:p>-0.48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06.56641">
                <text:p>3206.56641</text:p>
              </table:table-cell>
              <table:table-cell office:value-type="float" office:value="-0.514444444444445">
                <text:p>-0.5144444444444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6.7688">
                <text:p>3226.7688</text:p>
              </table:table-cell>
              <table:table-cell office:value-type="float" office:value="-0.772222222222222">
                <text:p>-0.772222222222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46.86279">
                <text:p>3246.86279</text:p>
              </table:table-cell>
              <table:table-cell office:value-type="float" office:value="-0.532222222222222">
                <text:p>-0.5322222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7.21094">
                <text:p>3267.2109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86.70679">
                <text:p>3286.70679</text:p>
              </table:table-cell>
              <table:table-cell office:value-type="float" office:value="-0.525555555555556">
                <text:p>-0.525555555555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06.5813">
                <text:p>3306.5813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25.90356">
                <text:p>3325.90356</text:p>
              </table:table-cell>
              <table:table-cell office:value-type="float" office:value="-0.535555555555555">
                <text:p>-0.5355555555555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45.50293">
                <text:p>3345.50293</text:p>
              </table:table-cell>
              <table:table-cell office:value-type="float" office:value="-0.388888888888889">
                <text:p>-0.3888888888888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65.14771">
                <text:p>3365.14771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85.10962">
                <text:p>3385.10962</text:p>
              </table:table-cell>
              <table:table-cell office:value-type="float" office:value="-0.381111111111111">
                <text:p>-0.381111111111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05.45874">
                <text:p>3405.45874</text:p>
              </table:table-cell>
              <table:table-cell office:value-type="float" office:value="-0.213333333333333">
                <text:p>-0.21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25.45044">
                <text:p>3425.45044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45.16016">
                <text:p>3445.16016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64.87329">
                <text:p>3464.87329</text:p>
              </table:table-cell>
              <table:table-cell office:value-type="float" office:value="-0.0011111111111111">
                <text:p>-0.001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83.79248">
                <text:p>3483.79248</text:p>
              </table:table-cell>
              <table:table-cell office:value-type="float" office:value="-0.0322222222222222">
                <text:p>-0.03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03.07251">
                <text:p>3503.0725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22.05103">
                <text:p>3522.05103</text:p>
              </table:table-cell>
              <table:table-cell office:value-type="float" office:value="-0.00888888888888888">
                <text:p>-0.00888888888888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40.56226">
                <text:p>3540.56226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59.07617">
                <text:p>3559.07617</text:p>
              </table:table-cell>
              <table:table-cell office:value-type="float" office:value="0.201111111111111">
                <text:p>0.201111111111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78.32837">
                <text:p>3578.32837</text:p>
              </table:table-cell>
              <table:table-cell office:value-type="float" office:value="0.168888888888889">
                <text:p>0.1688888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8.29468">
                <text:p>3598.29468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17.72217">
                <text:p>3617.72217</text:p>
              </table:table-cell>
              <table:table-cell office:value-type="float" office:value="0.317777777777778">
                <text:p>0.31777777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35.78711">
                <text:p>3635.78711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53.85449">
                <text:p>3653.85449</text:p>
              </table:table-cell>
              <table:table-cell office:value-type="float" office:value="0.371111111111111">
                <text:p>0.371111111111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72.00122">
                <text:p>3672.00122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90.64551">
                <text:p>3690.64551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08.94678">
                <text:p>3708.946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27.1001">
                <text:p>3727.100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45.50146">
                <text:p>3745.50146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3.56421">
                <text:p>3763.56421</text:p>
              </table:table-cell>
              <table:table-cell office:value-type="float" office:value="0.196666666666667">
                <text:p>0.196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82.9856">
                <text:p>3782.985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02.25">
                <text:p>3802.2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21.60449">
                <text:p>3821.60449</text:p>
              </table:table-cell>
              <table:table-cell office:value-type="float" office:value="0.00888888888888887">
                <text:p>0.008888888888888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1.62109">
                <text:p>3841.62109</text:p>
              </table:table-cell>
              <table:table-cell office:value-type="float" office:value="-0.188888888888889">
                <text:p>-0.188888888888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61.26953">
                <text:p>3861.26953</text:p>
              </table:table-cell>
              <table:table-cell office:value-type="float" office:value="-0.0355555555555556">
                <text:p>-0.035555555555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80.94751">
                <text:p>3880.9475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00.47876">
                <text:p>3900.47876</text:p>
              </table:table-cell>
              <table:table-cell office:value-type="float" office:value="-0.164444444444444">
                <text:p>-0.1644444444444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19.72363">
                <text:p>3919.72363</text:p>
              </table:table-cell>
              <table:table-cell office:value-type="float" office:value="-0.255555555555556">
                <text:p>-0.25555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39.896">
                <text:p>3939.896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60.07056">
                <text:p>3960.07056</text:p>
              </table:table-cell>
              <table:table-cell office:value-type="float" office:value="-0.0544444444444445">
                <text:p>-0.05444444444444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79.64185">
                <text:p>3979.6418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99.41675">
                <text:p>3999.4167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19.15869">
                <text:p>4019.15869</text:p>
              </table:table-cell>
              <table:table-cell office:value-type="float" office:value="-0.00333333333333333">
                <text:p>-0.0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37.8606">
                <text:p>4037.8606</text:p>
              </table:table-cell>
              <table:table-cell office:value-type="float" office:value="0.108888888888889">
                <text:p>0.1088888888888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56.91699">
                <text:p>4056.91699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76.0918">
                <text:p>4076.091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5.42676">
                <text:p>4095.42676</text:p>
              </table:table-cell>
              <table:table-cell office:value-type="float" office:value="0.0666666666666668">
                <text:p>0.0666666666666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14.76318">
                <text:p>4114.76318</text:p>
              </table:table-cell>
              <table:table-cell office:value-type="float" office:value="0.187777777777778">
                <text:p>0.187777777777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34.00732">
                <text:p>4134.00732</text:p>
              </table:table-cell>
              <table:table-cell office:value-type="float" office:value="-0.0733333333333333">
                <text:p>-0.073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3.67773">
                <text:p>4153.67773</text:p>
              </table:table-cell>
              <table:table-cell office:value-type="float" office:value="-0.0888888888888889">
                <text:p>-0.08888888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3.31543">
                <text:p>4173.31543</text:p>
              </table:table-cell>
              <table:table-cell office:value-type="float" office:value="0.185555555555556">
                <text:p>0.18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92.83838">
                <text:p>4192.8383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2.36182">
                <text:p>4212.36182</text:p>
              </table:table-cell>
              <table:table-cell office:value-type="float" office:value="0.124444444444444">
                <text:p>0.124444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31.44238">
                <text:p>4231.44238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0.30615">
                <text:p>4250.30615</text:p>
              </table:table-cell>
              <table:table-cell office:value-type="float" office:value="0.0688888888888889">
                <text:p>0.06888888888888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9.17041">
                <text:p>4269.17041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88.05469">
                <text:p>4288.05469</text:p>
              </table:table-cell>
              <table:table-cell office:value-type="float" office:value="0.0388888888888888">
                <text:p>0.03888888888888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6.93359">
                <text:p>4306.93359</text:p>
              </table:table-cell>
              <table:table-cell office:value-type="float" office:value="0.217777777777778">
                <text:p>0.217777777777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26.36182">
                <text:p>4326.36182</text:p>
              </table:table-cell>
              <table:table-cell office:value-type="float" office:value="0.107777777777778">
                <text:p>0.107777777777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46.73633">
                <text:p>4346.73633</text:p>
              </table:table-cell>
              <table:table-cell office:value-type="float" office:value="-0.137777777777778">
                <text:p>-0.1377777777777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67.11133">
                <text:p>4367.11133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86.60889">
                <text:p>4386.6088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06.00635">
                <text:p>4406.006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25.51172">
                <text:p>4425.51172</text:p>
              </table:table-cell>
              <table:table-cell office:value-type="float" office:value="0.131111111111111">
                <text:p>0.13111111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45.25098">
                <text:p>4445.2509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4.99072">
                <text:p>4464.99072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83.77734">
                <text:p>4483.77734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2.65186">
                <text:p>4502.6518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21.39404">
                <text:p>4521.39404</text:p>
              </table:table-cell>
              <table:table-cell office:value-type="float" office:value="0.0377777777777778">
                <text:p>0.0377777777777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41.82617">
                <text:p>4541.82617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62.2583">
                <text:p>4562.2583</text:p>
              </table:table-cell>
              <table:table-cell office:value-type="float" office:value="-0.181111111111111">
                <text:p>-0.18111111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82.21631">
                <text:p>4582.21631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01.92871">
                <text:p>4601.92871</text:p>
              </table:table-cell>
              <table:table-cell office:value-type="float" office:value="-0.243333333333333">
                <text:p>-0.243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21.9917">
                <text:p>4621.9917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41.60693">
                <text:p>4641.60693</text:p>
              </table:table-cell>
              <table:table-cell office:value-type="float" office:value="-0.0588888888888889">
                <text:p>-0.0588888888888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61.22119">
                <text:p>4661.22119</text:p>
              </table:table-cell>
              <table:table-cell office:value-type="float" office:value="-0.0544444444444444">
                <text:p>-0.05444444444444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80.94629">
                <text:p>4680.9462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01.09961">
                <text:p>4701.09961</text:p>
              </table:table-cell>
              <table:table-cell office:value-type="float" office:value="-0.238888888888889">
                <text:p>-0.238888888888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20.87256">
                <text:p>4720.872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40.53955">
                <text:p>4740.53955</text:p>
              </table:table-cell>
              <table:table-cell office:value-type="float" office:value="-0.376666666666667">
                <text:p>-0.376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60.20654">
                <text:p>4760.20654</text:p>
              </table:table-cell>
              <table:table-cell office:value-type="float" office:value="-0.411111111111111">
                <text:p>-0.41111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80.67578">
                <text:p>4780.67578</text:p>
              </table:table-cell>
              <table:table-cell office:value-type="float" office:value="-0.318888888888889">
                <text:p>-0.3188888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01.0752">
                <text:p>4801.0752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21.48047">
                <text:p>4821.48047</text:p>
              </table:table-cell>
              <table:table-cell office:value-type="float" office:value="-0.371111111111111">
                <text:p>-0.37111111111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2.29346">
                <text:p>4842.2934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62.72705">
                <text:p>4862.72705</text:p>
              </table:table-cell>
              <table:table-cell office:value-type="float" office:value="-0.114444444444444">
                <text:p>-0.11444444444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82.10645">
                <text:p>4882.10645</text:p>
              </table:table-cell>
              <table:table-cell office:value-type="float" office:value="0.0255555555555556">
                <text:p>0.0255555555555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01.39893">
                <text:p>4901.39893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20.32568">
                <text:p>4920.325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39.11084">
                <text:p>4939.110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58.24121">
                <text:p>4958.2412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77.55811">
                <text:p>4977.55811</text:p>
              </table:table-cell>
              <table:table-cell office:value-type="float" office:value="-0.0277777777777778">
                <text:p>-0.02777777777777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97.41162">
                <text:p>4997.41162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17.63135">
                <text:p>5017.63135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37.27734">
                <text:p>5037.27734</text:p>
              </table:table-cell>
              <table:table-cell office:value-type="float" office:value="-0.194444444444444">
                <text:p>-0.194444444444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56.9209">
                <text:p>5056.9209</text:p>
              </table:table-cell>
              <table:table-cell office:value-type="float" office:value="-0.275555555555556">
                <text:p>-0.275555555555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77.15576">
                <text:p>5077.15576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97.24316">
                <text:p>5097.2431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17.65625">
                <text:p>5117.6562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36.65674">
                <text:p>5136.65674</text:p>
              </table:table-cell>
              <table:table-cell office:value-type="float" office:value="0.0244444444444445">
                <text:p>0.02444444444444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56.00537">
                <text:p>5156.00537</text:p>
              </table:table-cell>
              <table:table-cell office:value-type="float" office:value="-0.0344444444444444">
                <text:p>-0.0344444444444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74.81885">
                <text:p>5174.81885</text:p>
              </table:table-cell>
              <table:table-cell office:value-type="float" office:value="-0.0822222222222222">
                <text:p>-0.08222222222222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93.40039">
                <text:p>5193.40039</text:p>
              </table:table-cell>
              <table:table-cell office:value-type="float" office:value="-0.0844444444444444">
                <text:p>-0.08444444444444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12.32373">
                <text:p>5212.32373</text:p>
              </table:table-cell>
              <table:table-cell office:value-type="float" office:value="0.0066666666666667">
                <text:p>0.006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32.35645">
                <text:p>5232.35645</text:p>
              </table:table-cell>
              <table:table-cell office:value-type="float" office:value="-0.0444444444444444">
                <text:p>-0.0444444444444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53.08057">
                <text:p>5253.08057</text:p>
              </table:table-cell>
              <table:table-cell office:value-type="float" office:value="-0.0311111111111111">
                <text:p>-0.0311111111111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73.03516">
                <text:p>5273.03516</text:p>
              </table:table-cell>
              <table:table-cell office:value-type="float" office:value="-0.124444444444444">
                <text:p>-0.124444444444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92.75488">
                <text:p>5292.7548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12.11328">
                <text:p>5312.11328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31.5127">
                <text:p>5331.5127</text:p>
              </table:table-cell>
              <table:table-cell office:value-type="float" office:value="-0.256666666666667">
                <text:p>-0.256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50.51611">
                <text:p>5350.51611</text:p>
              </table:table-cell>
              <table:table-cell office:value-type="float" office:value="-0.223333333333333">
                <text:p>-0.22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69.94189">
                <text:p>5369.9418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89.17773">
                <text:p>5389.177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8.76025">
                <text:p>5408.76025</text:p>
              </table:table-cell>
              <table:table-cell office:value-type="float" office:value="-0.541111111111111">
                <text:p>-0.541111111111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30.22119">
                <text:p>5430.22119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52.77002">
                <text:p>5452.77002</text:p>
              </table:table-cell>
              <table:table-cell office:value-type="float" office:value="-0.922222222222222">
                <text:p>-0.922222222222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74.10742">
                <text:p>5474.10742</text:p>
              </table:table-cell>
              <table:table-cell office:value-type="float" office:value="-0.925555555555555">
                <text:p>-0.9255555555555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495.14404">
                <text:p>5495.14404</text:p>
              </table:table-cell>
              <table:table-cell office:value-type="float" office:value="-0.848888888888889">
                <text:p>-0.848888888888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16.06982">
                <text:p>5516.0698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38.56299">
                <text:p>5538.56299</text:p>
              </table:table-cell>
              <table:table-cell office:value-type="float" office:value="-0.508888888888889">
                <text:p>-0.5088888888888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60.64307">
                <text:p>5560.6430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79.5249">
                <text:p>5579.5249</text:p>
              </table:table-cell>
              <table:table-cell office:value-type="float" office:value="-0.454444444444444">
                <text:p>-0.4544444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97.93359">
                <text:p>5597.93359</text:p>
              </table:table-cell>
              <table:table-cell office:value-type="float" office:value="-0.336666666666667">
                <text:p>-0.3366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17.146">
                <text:p>5617.146</text:p>
              </table:table-cell>
              <table:table-cell office:value-type="float" office:value="-0.201111111111111">
                <text:p>-0.201111111111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36.84375">
                <text:p>5636.84375</text:p>
              </table:table-cell>
              <table:table-cell office:value-type="float" office:value="-0.0466666666666666">
                <text:p>-0.0466666666666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56.90234">
                <text:p>5656.90234</text:p>
              </table:table-cell>
              <table:table-cell office:value-type="float" office:value="-0.132222222222222">
                <text:p>-0.13222222222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76.67773">
                <text:p>5676.67773</text:p>
              </table:table-cell>
              <table:table-cell office:value-type="float" office:value="-0.115555555555556">
                <text:p>-0.1155555555555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6.82275">
                <text:p>5696.8227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16.83252">
                <text:p>5716.83252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36.2915">
                <text:p>5736.2915</text:p>
              </table:table-cell>
              <table:table-cell office:value-type="float" office:value="0.118888888888889">
                <text:p>0.118888888888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56.10742">
                <text:p>5756.10742</text:p>
              </table:table-cell>
              <table:table-cell office:value-type="float" office:value="0.0211111111111111">
                <text:p>0.02111111111111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74.45898">
                <text:p>5774.458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93.03125">
                <text:p>5793.03125</text:p>
              </table:table-cell>
              <table:table-cell office:value-type="float" office:value="0.251111111111111">
                <text:p>0.251111111111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11.41699">
                <text:p>5811.41699</text:p>
              </table:table-cell>
              <table:table-cell office:value-type="float" office:value="0.223333333333333">
                <text:p>0.22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30.54785">
                <text:p>5830.54785</text:p>
              </table:table-cell>
              <table:table-cell office:value-type="float" office:value="0.248888888888889">
                <text:p>0.2488888888888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49.67529">
                <text:p>5849.67529</text:p>
              </table:table-cell>
              <table:table-cell office:value-type="float" office:value="-0.00333333333333332">
                <text:p>-0.003333333333333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68.10498">
                <text:p>5868.10498</text:p>
              </table:table-cell>
              <table:table-cell office:value-type="float" office:value="-0.0022222222222222">
                <text:p>-0.0022222222222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86.7168">
                <text:p>5886.7168</text:p>
              </table:table-cell>
              <table:table-cell office:value-type="float" office:value="-0.274444444444444">
                <text:p>-0.2744444444444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05.14307">
                <text:p>5905.14307</text:p>
              </table:table-cell>
              <table:table-cell office:value-type="float" office:value="-0.442222222222222">
                <text:p>-0.442222222222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25.8252">
                <text:p>5925.8252</text:p>
              </table:table-cell>
              <table:table-cell office:value-type="float" office:value="-0.283333333333333">
                <text:p>-0.28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46.12646">
                <text:p>5946.12646</text:p>
              </table:table-cell>
              <table:table-cell office:value-type="float" office:value="-0.317777777777778">
                <text:p>-0.31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67.26807">
                <text:p>5967.26807</text:p>
              </table:table-cell>
              <table:table-cell office:value-type="float" office:value="-0.425555555555555">
                <text:p>-0.425555555555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8.59326">
                <text:p>5988.5932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08.73047">
                <text:p>6008.73047</text:p>
              </table:table-cell>
              <table:table-cell office:value-type="float" office:value="-0.483333333333333">
                <text:p>-0.48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27.92334">
                <text:p>6027.9233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47.11182">
                <text:p>6047.1118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66.76611">
                <text:p>6066.7661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86.92725">
                <text:p>6086.92725</text:p>
              </table:table-cell>
              <table:table-cell office:value-type="float" office:value="-0.207777777777778">
                <text:p>-0.207777777777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06.67334">
                <text:p>6106.67334</text:p>
              </table:table-cell>
              <table:table-cell office:value-type="float" office:value="-0.314444444444444">
                <text:p>-0.314444444444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26.71484">
                <text:p>6126.71484</text:p>
              </table:table-cell>
              <table:table-cell office:value-type="float" office:value="-0.391111111111111">
                <text:p>-0.391111111111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46.75195">
                <text:p>6146.75195</text:p>
              </table:table-cell>
              <table:table-cell office:value-type="float" office:value="-0.343333333333333">
                <text:p>-0.343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65.99609">
                <text:p>6165.9960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85.56348">
                <text:p>6185.56348</text:p>
              </table:table-cell>
              <table:table-cell office:value-type="float" office:value="-0.473333333333333">
                <text:p>-0.473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05.3252">
                <text:p>6205.3252</text:p>
              </table:table-cell>
              <table:table-cell office:value-type="float" office:value="-0.497777777777778">
                <text:p>-0.497777777777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24.92188">
                <text:p>6224.9218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44.90576">
                <text:p>6244.90576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65.25293">
                <text:p>6265.25293</text:p>
              </table:table-cell>
              <table:table-cell office:value-type="float" office:value="-0.652222222222222">
                <text:p>-0.6522222222222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85.96436">
                <text:p>6285.96436</text:p>
              </table:table-cell>
              <table:table-cell office:value-type="float" office:value="-0.637777777777778">
                <text:p>-0.6377777777777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06.17871">
                <text:p>6306.17871</text:p>
              </table:table-cell>
              <table:table-cell office:value-type="float" office:value="-0.711111111111111">
                <text:p>-0.7111111111111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25.78125">
                <text:p>6325.78125</text:p>
              </table:table-cell>
              <table:table-cell office:value-type="float" office:value="-0.798888888888889">
                <text:p>-0.7988888888888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46.05469">
                <text:p>6346.05469</text:p>
              </table:table-cell>
              <table:table-cell office:value-type="float" office:value="-0.775555555555555">
                <text:p>-0.7755555555555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67.22217">
                <text:p>6367.22217</text:p>
              </table:table-cell>
              <table:table-cell office:value-type="float" office:value="-0.551111111111111">
                <text:p>-0.551111111111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87.99365">
                <text:p>6387.99365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09.05469">
                <text:p>6409.05469</text:p>
              </table:table-cell>
              <table:table-cell office:value-type="float" office:value="-0.773333333333333">
                <text:p>-0.7733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30.11035">
                <text:p>6430.11035</text:p>
              </table:table-cell>
              <table:table-cell office:value-type="float" office:value="-0.777777777777778">
                <text:p>-0.7777777777777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49.43555">
                <text:p>6449.43555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68.30127">
                <text:p>6468.30127</text:p>
              </table:table-cell>
              <table:table-cell office:value-type="float" office:value="-0.526666666666667">
                <text:p>-0.5266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87.40918">
                <text:p>6487.40918</text:p>
              </table:table-cell>
              <table:table-cell office:value-type="float" office:value="-0.515555555555556">
                <text:p>-0.5155555555555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08.77686">
                <text:p>6508.77686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30.53564">
                <text:p>6530.53564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550.47754">
                <text:p>6550.47754</text:p>
              </table:table-cell>
              <table:table-cell office:value-type="float" office:value="-0.822222222222222">
                <text:p>-0.822222222222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569.66113">
                <text:p>6569.66113</text:p>
              </table:table-cell>
              <table:table-cell office:value-type="float" office:value="-0.973333333333333">
                <text:p>-0.973333333333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90.10791">
                <text:p>6590.10791</text:p>
              </table:table-cell>
              <table:table-cell office:value-type="float" office:value="-0.997777777777778">
                <text:p>-0.9977777777777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611.98047">
                <text:p>6611.98047</text:p>
              </table:table-cell>
              <table:table-cell office:value-type="float" office:value="-0.782222222222222">
                <text:p>-0.7822222222222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33.31201">
                <text:p>6633.31201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54.39893">
                <text:p>6654.39893</text:p>
              </table:table-cell>
              <table:table-cell office:value-type="float" office:value="-0.824444444444444">
                <text:p>-0.82444444444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675.47266">
                <text:p>6675.47266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95.09766">
                <text:p>6695.09766</text:p>
              </table:table-cell>
              <table:table-cell office:value-type="float" office:value="-0.913333333333333">
                <text:p>-0.9133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14.92676">
                <text:p>6714.92676</text:p>
              </table:table-cell>
              <table:table-cell office:value-type="float" office:value="-0.794444444444444">
                <text:p>-0.794444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734.95068">
                <text:p>6734.95068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754.85059">
                <text:p>6754.85059</text:p>
              </table:table-cell>
              <table:table-cell office:value-type="float" office:value="-0.787777777777778">
                <text:p>-0.7877777777777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775.19922">
                <text:p>6775.19922</text:p>
              </table:table-cell>
              <table:table-cell office:value-type="float" office:value="-0.482222222222222">
                <text:p>-0.4822222222222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796.66455">
                <text:p>6796.66455</text:p>
              </table:table-cell>
              <table:table-cell office:value-type="float" office:value="-0.576666666666667">
                <text:p>-0.5766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17.73438">
                <text:p>6817.73438</text:p>
              </table:table-cell>
              <table:table-cell office:value-type="float" office:value="-0.492222222222222">
                <text:p>-0.4922222222222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37.80859">
                <text:p>6837.8085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57.56445">
                <text:p>6857.56445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76.75293">
                <text:p>6876.75293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94.72949">
                <text:p>6894.72949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13.03467">
                <text:p>6913.03467</text:p>
              </table:table-cell>
              <table:table-cell office:value-type="float" office:value="-0.293333333333333">
                <text:p>-0.29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933.19678">
                <text:p>6933.19678</text:p>
              </table:table-cell>
              <table:table-cell office:value-type="float" office:value="-0.387777777777778">
                <text:p>-0.3877777777777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53.43799">
                <text:p>6953.43799</text:p>
              </table:table-cell>
              <table:table-cell office:value-type="float" office:value="-0.575555555555555">
                <text:p>-0.5755555555555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73.75098">
                <text:p>6973.75098</text:p>
              </table:table-cell>
              <table:table-cell office:value-type="float" office:value="-0.621111111111111">
                <text:p>-0.621111111111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93.71631">
                <text:p>6993.71631</text:p>
              </table:table-cell>
              <table:table-cell office:value-type="float" office:value="-0.854444444444444">
                <text:p>-0.8544444444444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13.37988">
                <text:p>7013.37988</text:p>
              </table:table-cell>
              <table:table-cell office:value-type="float" office:value="-0.902222222222222">
                <text:p>-0.9022222222222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34.45752">
                <text:p>7034.45752</text:p>
              </table:table-cell>
              <table:table-cell office:value-type="float" office:value="-0.856666666666666">
                <text:p>-0.856666666666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55.52197">
                <text:p>7055.52197</text:p>
              </table:table-cell>
              <table:table-cell office:value-type="float" office:value="-0.932222222222222">
                <text:p>-0.932222222222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76.34229">
                <text:p>7076.34229</text:p>
              </table:table-cell>
              <table:table-cell office:value-type="float" office:value="-1.21111111111111">
                <text:p>-1.211111111111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96.71631">
                <text:p>7096.71631</text:p>
              </table:table-cell>
              <table:table-cell office:value-type="float" office:value="-1.32555555555556">
                <text:p>-1.325555555555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17.57666">
                <text:p>7117.57666</text:p>
              </table:table-cell>
              <table:table-cell office:value-type="float" office:value="-1.26888888888889">
                <text:p>-1.268888888888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38.54639">
                <text:p>7138.54639</text:p>
              </table:table-cell>
              <table:table-cell office:value-type="float" office:value="-1.36666666666667">
                <text:p>-1.366666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59.63916">
                <text:p>7159.63916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83.03809">
                <text:p>7183.03809</text:p>
              </table:table-cell>
              <table:table-cell office:value-type="float" office:value="-1.50222222222222">
                <text:p>-1.502222222222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06.14893">
                <text:p>7206.14893</text:p>
              </table:table-cell>
              <table:table-cell office:value-type="float" office:value="-1.41777777777778">
                <text:p>-1.417777777777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27.69482">
                <text:p>7227.69482</text:p>
              </table:table-cell>
              <table:table-cell office:value-type="float" office:value="-1.27666666666667">
                <text:p>-1.276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248.8374">
                <text:p>7248.8374</text:p>
              </table:table-cell>
              <table:table-cell office:value-type="float" office:value="-1.15444444444444">
                <text:p>-1.154444444444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70.31396">
                <text:p>7270.31396</text:p>
              </table:table-cell>
              <table:table-cell office:value-type="float" office:value="-1.05444444444444">
                <text:p>-1.05444444444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291.77637">
                <text:p>7291.77637</text:p>
              </table:table-cell>
              <table:table-cell office:value-type="float" office:value="-1.02333333333333">
                <text:p>-1.02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11.01465">
                <text:p>7311.01465</text:p>
              </table:table-cell>
              <table:table-cell office:value-type="float" office:value="-1.12444444444444">
                <text:p>-1.124444444444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329.80273">
                <text:p>7329.80273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49.2124">
                <text:p>7349.2124</text:p>
              </table:table-cell>
              <table:table-cell office:value-type="float" office:value="-0.963333333333333">
                <text:p>-0.96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70.96484">
                <text:p>7370.96484</text:p>
              </table:table-cell>
              <table:table-cell office:value-type="float" office:value="-0.974444444444444">
                <text:p>-0.9744444444444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92.32568">
                <text:p>7392.32568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14.37549">
                <text:p>7414.37549</text:p>
              </table:table-cell>
              <table:table-cell office:value-type="float" office:value="-1.32777777777778">
                <text:p>-1.32777777777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436.4126">
                <text:p>7436.4126</text:p>
              </table:table-cell>
              <table:table-cell office:value-type="float" office:value="-1.23444444444444">
                <text:p>-1.23444444444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57.46973">
                <text:p>7457.46973</text:p>
              </table:table-cell>
              <table:table-cell office:value-type="float" office:value="-1.10444444444444">
                <text:p>-1.10444444444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77.94238">
                <text:p>7477.94238</text:p>
              </table:table-cell>
              <table:table-cell office:value-type="float" office:value="-0.911111111111111">
                <text:p>-0.9111111111111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98.46387">
                <text:p>7498.46387</text:p>
              </table:table-cell>
              <table:table-cell office:value-type="float" office:value="-0.785555555555555">
                <text:p>-0.7855555555555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18.73486">
                <text:p>7518.73486</text:p>
              </table:table-cell>
              <table:table-cell office:value-type="float" office:value="-0.505555555555555">
                <text:p>-0.505555555555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38.68262">
                <text:p>7538.68262</text:p>
              </table:table-cell>
              <table:table-cell office:value-type="float" office:value="-0.605555555555556">
                <text:p>-0.605555555555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57.28027">
                <text:p>7557.28027</text:p>
              </table:table-cell>
              <table:table-cell office:value-type="float" office:value="-0.625555555555555">
                <text:p>-0.6255555555555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576.21826">
                <text:p>7576.2182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595.2207">
                <text:p>7595.2207</text:p>
              </table:table-cell>
              <table:table-cell office:value-type="float" office:value="-0.467777777777778">
                <text:p>-0.4677777777777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14.23779">
                <text:p>7614.23779</text:p>
              </table:table-cell>
              <table:table-cell office:value-type="float" office:value="-0.423333333333333">
                <text:p>-0.42333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33.49609">
                <text:p>7633.49609</text:p>
              </table:table-cell>
              <table:table-cell office:value-type="float" office:value="-0.528888888888889">
                <text:p>-0.5288888888888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654.58057">
                <text:p>7654.58057</text:p>
              </table:table-cell>
              <table:table-cell office:value-type="float" office:value="-0.733333333333333">
                <text:p>-0.73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75.59277">
                <text:p>7675.59277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94.80908">
                <text:p>7694.8090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13.66211">
                <text:p>7713.66211</text:p>
              </table:table-cell>
              <table:table-cell office:value-type="float" office:value="-0.705555555555555">
                <text:p>-0.7055555555555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33.28223">
                <text:p>7733.28223</text:p>
              </table:table-cell>
              <table:table-cell office:value-type="float" office:value="-0.631111111111111">
                <text:p>-0.631111111111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53.18359">
                <text:p>7753.18359</text:p>
              </table:table-cell>
              <table:table-cell office:value-type="float" office:value="-0.703333333333333">
                <text:p>-0.7033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73.04932">
                <text:p>7773.04932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92.45361">
                <text:p>7792.45361</text:p>
              </table:table-cell>
              <table:table-cell office:value-type="float" office:value="-0.903333333333333">
                <text:p>-0.90333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12.20361">
                <text:p>7812.20361</text:p>
              </table:table-cell>
              <table:table-cell office:value-type="float" office:value="-0.665555555555556">
                <text:p>-0.665555555555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33.15186">
                <text:p>7833.15186</text:p>
              </table:table-cell>
              <table:table-cell office:value-type="float" office:value="-0.601111111111111">
                <text:p>-0.6011111111111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54.24023">
                <text:p>7854.24023</text:p>
              </table:table-cell>
              <table:table-cell office:value-type="float" office:value="-0.806666666666667">
                <text:p>-0.80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874.2207">
                <text:p>7874.2207</text:p>
              </table:table-cell>
              <table:table-cell office:value-type="float" office:value="-0.996666666666667">
                <text:p>-0.996666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893.61865">
                <text:p>7893.61865</text:p>
              </table:table-cell>
              <table:table-cell office:value-type="float" office:value="-0.927777777777778">
                <text:p>-0.9277777777777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913.12061">
                <text:p>7913.12061</text:p>
              </table:table-cell>
              <table:table-cell office:value-type="float" office:value="-0.951111111111111">
                <text:p>-0.951111111111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32.94727">
                <text:p>7932.94727</text:p>
              </table:table-cell>
              <table:table-cell office:value-type="float" office:value="-1.03111111111111">
                <text:p>-1.03111111111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52.77002">
                <text:p>7952.77002</text:p>
              </table:table-cell>
              <table:table-cell office:value-type="float" office:value="-0.962222222222222">
                <text:p>-0.9622222222222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973.72852">
                <text:p>7973.72852</text:p>
              </table:table-cell>
              <table:table-cell office:value-type="float" office:value="-1.26777777777778">
                <text:p>-1.267777777777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994.78516">
                <text:p>7994.78516</text:p>
              </table:table-cell>
              <table:table-cell office:value-type="float" office:value="-1.42222222222222">
                <text:p>-1.422222222222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16.25537">
                <text:p>8016.25537</text:p>
              </table:table-cell>
              <table:table-cell office:value-type="float" office:value="-1.43222222222222">
                <text:p>-1.43222222222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37.89941">
                <text:p>8037.89941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060.00879">
                <text:p>8060.00879</text:p>
              </table:table-cell>
              <table:table-cell office:value-type="float" office:value="-1.55888888888889">
                <text:p>-1.558888888888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82.52441">
                <text:p>8082.52441</text:p>
              </table:table-cell>
              <table:table-cell office:value-type="float" office:value="-1.68444444444444">
                <text:p>-1.684444444444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04.10156">
                <text:p>8104.10156</text:p>
              </table:table-cell>
              <table:table-cell office:value-type="float" office:value="-1.79555555555556">
                <text:p>-1.79555555555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24.47559">
                <text:p>8124.47559</text:p>
              </table:table-cell>
              <table:table-cell office:value-type="float" office:value="-1.69777777777778">
                <text:p>-1.69777777777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45.28857">
                <text:p>8145.28857</text:p>
              </table:table-cell>
              <table:table-cell office:value-type="float" office:value="-1.79111111111111">
                <text:p>-1.79111111111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68.22363">
                <text:p>8168.22363</text:p>
              </table:table-cell>
              <table:table-cell office:value-type="float" office:value="-1.53333333333333">
                <text:p>-1.5333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91.03564">
                <text:p>8191.03564</text:p>
              </table:table-cell>
              <table:table-cell office:value-type="float" office:value="-1.55777777777778">
                <text:p>-1.557777777777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13.10742">
                <text:p>8213.10742</text:p>
              </table:table-cell>
              <table:table-cell office:value-type="float" office:value="-1.64444444444444">
                <text:p>-1.644444444444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35.14648">
                <text:p>8235.14648</text:p>
              </table:table-cell>
              <table:table-cell office:value-type="float" office:value="-1.62888888888889">
                <text:p>-1.628888888888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55.94727">
                <text:p>8255.94727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76.73535">
                <text:p>8276.73535</text:p>
              </table:table-cell>
              <table:table-cell office:value-type="float" office:value="-1.52444444444444">
                <text:p>-1.52444444444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97.71387">
                <text:p>8297.71387</text:p>
              </table:table-cell>
              <table:table-cell office:value-type="float" office:value="-1.46222222222222">
                <text:p>-1.462222222222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18.74023">
                <text:p>8318.74023</text:p>
              </table:table-cell>
              <table:table-cell office:value-type="float" office:value="-1.52666666666667">
                <text:p>-1.52666666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39.99707">
                <text:p>8339.99707</text:p>
              </table:table-cell>
              <table:table-cell office:value-type="float" office:value="-1.49222222222222">
                <text:p>-1.492222222222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61.41699">
                <text:p>8361.41699</text:p>
              </table:table-cell>
              <table:table-cell office:value-type="float" office:value="-1.48888888888889">
                <text:p>-1.488888888888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83.13184">
                <text:p>8383.13184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05.27148">
                <text:p>8405.27148</text:p>
              </table:table-cell>
              <table:table-cell office:value-type="float" office:value="-1.35222222222222">
                <text:p>-1.3522222222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26.94141">
                <text:p>8426.94141</text:p>
              </table:table-cell>
              <table:table-cell office:value-type="float" office:value="-1.52222222222222">
                <text:p>-1.52222222222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47.5625">
                <text:p>8447.562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68.13672">
                <text:p>8468.13672</text:p>
              </table:table-cell>
              <table:table-cell office:value-type="float" office:value="-1.15777777777778">
                <text:p>-1.157777777777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88.25391">
                <text:p>8488.2539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08.36719">
                <text:p>8508.36719</text:p>
              </table:table-cell>
              <table:table-cell office:value-type="float" office:value="-1.02111111111111">
                <text:p>-1.021111111111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28.88184">
                <text:p>8528.88184</text:p>
              </table:table-cell>
              <table:table-cell office:value-type="float" office:value="-0.863333333333333">
                <text:p>-0.86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549.50879">
                <text:p>8549.50879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69.625">
                <text:p>8569.625</text:p>
              </table:table-cell>
              <table:table-cell office:value-type="float" office:value="-0.964444444444444">
                <text:p>-0.964444444444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589.31641">
                <text:p>8589.31641</text:p>
              </table:table-cell>
              <table:table-cell office:value-type="float" office:value="-0.947777777777778">
                <text:p>-0.9477777777777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08.98145">
                <text:p>8608.98145</text:p>
              </table:table-cell>
              <table:table-cell office:value-type="float" office:value="-0.815555555555556">
                <text:p>-0.8155555555555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28.54395">
                <text:p>8628.54395</text:p>
              </table:table-cell>
              <table:table-cell office:value-type="float" office:value="-0.905555555555556">
                <text:p>-0.905555555555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48.09375">
                <text:p>8648.09375</text:p>
              </table:table-cell>
              <table:table-cell office:value-type="float" office:value="-1.04111111111111">
                <text:p>-1.04111111111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68.16602">
                <text:p>8668.16602</text:p>
              </table:table-cell>
              <table:table-cell office:value-type="float" office:value="-1.09444444444444">
                <text:p>-1.094444444444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88.30762">
                <text:p>8688.30762</text:p>
              </table:table-cell>
              <table:table-cell office:value-type="float" office:value="-0.972222222222222">
                <text:p>-0.972222222222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708.86133">
                <text:p>8708.86133</text:p>
              </table:table-cell>
              <table:table-cell office:value-type="float" office:value="-1.19666666666667">
                <text:p>-1.19666666666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29.69824">
                <text:p>8729.69824</text:p>
              </table:table-cell>
              <table:table-cell office:value-type="float" office:value="-1.24111111111111">
                <text:p>-1.241111111111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750.14453">
                <text:p>8750.14453</text:p>
              </table:table-cell>
              <table:table-cell office:value-type="float" office:value="-1.21888888888889">
                <text:p>-1.21888888888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69.94727">
                <text:p>8769.94727</text:p>
              </table:table-cell>
              <table:table-cell office:value-type="float" office:value="-1.16222222222222">
                <text:p>-1.162222222222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89.86426">
                <text:p>8789.86426</text:p>
              </table:table-cell>
              <table:table-cell office:value-type="float" office:value="-1.08444444444444">
                <text:p>-1.08444444444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11.45508">
                <text:p>8811.45508</text:p>
              </table:table-cell>
              <table:table-cell office:value-type="float" office:value="-1.00777777777778">
                <text:p>-1.00777777777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33.03223">
                <text:p>8833.0322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852.47656">
                <text:p>8852.47656</text:p>
              </table:table-cell>
              <table:table-cell office:value-type="float" office:value="-0.992222222222222">
                <text:p>-0.9922222222222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71.72363">
                <text:p>8871.72363</text:p>
              </table:table-cell>
              <table:table-cell office:value-type="float" office:value="-0.937777777777778">
                <text:p>-0.9377777777777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891.24512">
                <text:p>8891.24512</text:p>
              </table:table-cell>
              <table:table-cell office:value-type="float" office:value="-0.726666666666667">
                <text:p>-0.7266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910.98535">
                <text:p>8910.98535</text:p>
              </table:table-cell>
              <table:table-cell office:value-type="float" office:value="-0.712222222222222">
                <text:p>-0.7122222222222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30.55859">
                <text:p>8930.55859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49.62988">
                <text:p>8949.62988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68.69824">
                <text:p>8968.69824</text:p>
              </table:table-cell>
              <table:table-cell office:value-type="float" office:value="-0.732222222222222">
                <text:p>-0.732222222222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988.20996">
                <text:p>8988.20996</text:p>
              </table:table-cell>
              <table:table-cell office:value-type="float" office:value="-0.757777777777778">
                <text:p>-0.757777777777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7.7959">
                <text:p>9007.7959</text:p>
              </table:table-cell>
              <table:table-cell office:value-type="float" office:value="-0.716666666666667">
                <text:p>-0.716666666666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27.30762">
                <text:p>9027.30762</text:p>
              </table:table-cell>
              <table:table-cell office:value-type="float" office:value="-0.645555555555556">
                <text:p>-0.6455555555555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46.75586">
                <text:p>9046.75586</text:p>
              </table:table-cell>
              <table:table-cell office:value-type="float" office:value="-0.935555555555556">
                <text:p>-0.9355555555555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66.20117">
                <text:p>9066.20117</text:p>
              </table:table-cell>
              <table:table-cell office:value-type="float" office:value="-1.13555555555556">
                <text:p>-1.135555555555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85.62891">
                <text:p>9085.62891</text:p>
              </table:table-cell>
              <table:table-cell office:value-type="float" office:value="-0.976666666666667">
                <text:p>-0.97666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105.04492">
                <text:p>9105.0449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126.03223">
                <text:p>9126.03223</text:p>
              </table:table-cell>
              <table:table-cell office:value-type="float" office:value="-0.943333333333334">
                <text:p>-0.9433333333333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47.31738">
                <text:p>9147.31738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167.60547">
                <text:p>9167.60547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87.44238">
                <text:p>9187.44238</text:p>
              </table:table-cell>
              <table:table-cell office:value-type="float" office:value="-0.808888888888889">
                <text:p>-0.8088888888888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06.50879">
                <text:p>9206.50879</text:p>
              </table:table-cell>
              <table:table-cell office:value-type="float" office:value="-0.928888888888889">
                <text:p>-0.9288888888888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224.43359">
                <text:p>9224.43359</text:p>
              </table:table-cell>
              <table:table-cell office:value-type="float" office:value="-0.648888888888889">
                <text:p>-0.6488888888888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242.35645">
                <text:p>9242.35645</text:p>
              </table:table-cell>
              <table:table-cell office:value-type="float" office:value="-0.468888888888889">
                <text:p>-0.4688888888888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261.82617">
                <text:p>9261.82617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281.49414">
                <text:p>9281.49414</text:p>
              </table:table-cell>
              <table:table-cell office:value-type="float" office:value="-0.417777777777778">
                <text:p>-0.4177777777777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300.67285">
                <text:p>9300.67285</text:p>
              </table:table-cell>
              <table:table-cell office:value-type="float" office:value="-0.445555555555556">
                <text:p>-0.4455555555555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319.49219">
                <text:p>9319.49219</text:p>
              </table:table-cell>
              <table:table-cell office:value-type="float" office:value="-0.542222222222222">
                <text:p>-0.5422222222222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338.2959">
                <text:p>9338.2959</text:p>
              </table:table-cell>
              <table:table-cell office:value-type="float" office:value="-0.458888888888889">
                <text:p>-0.4588888888888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357.02734">
                <text:p>9357.02734</text:p>
              </table:table-cell>
              <table:table-cell office:value-type="float" office:value="-0.3925">
                <text:p>-0.39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375.74414">
                <text:p>9375.74414</text:p>
              </table:table-cell>
              <table:table-cell office:value-type="float" office:value="-0.13625">
                <text:p>-0.136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393.95703">
                <text:p>9393.95703</text:p>
              </table:table-cell>
              <table:table-cell office:value-type="float" office:value="-0.19125">
                <text:p>-0.191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12">
                <text:p>9412</text:p>
              </table:table-cell>
              <table:table-cell office:value-type="float" office:value="-0.40875">
                <text:p>-0.40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429.85156">
                <text:p>9429.85156</text:p>
              </table:table-cell>
              <table:table-cell office:value-type="float" office:value="-0.39375">
                <text:p>-0.393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47.16602">
                <text:p>9447.16602</text:p>
              </table:table-cell>
              <table:table-cell office:value-type="float" office:value="-0.46125">
                <text:p>-0.461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64.46777">
                <text:p>9464.46777</text:p>
              </table:table-cell>
              <table:table-cell office:value-type="float" office:value="-0.43875">
                <text:p>-0.43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483.60059">
                <text:p>9483.60059</text:p>
              </table:table-cell>
              <table:table-cell office:value-type="float" office:value="-0.49125">
                <text:p>-0.49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503.57812">
                <text:p>9503.57812</text:p>
              </table:table-cell>
              <table:table-cell office:value-type="float" office:value="-0.4225">
                <text:p>-0.4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523.06836">
                <text:p>9523.06836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541.80664">
                <text:p>9541.80664</text:p>
              </table:table-cell>
              <table:table-cell office:value-type="float" office:value="-0.568888888888889">
                <text:p>-0.5688888888888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560.53027">
                <text:p>9560.5302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78.31836">
                <text:p>9578.31836</text:p>
              </table:table-cell>
              <table:table-cell office:value-type="float" office:value="-0.342222222222222">
                <text:p>-0.3422222222222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596.10449">
                <text:p>9596.10449</text:p>
              </table:table-cell>
              <table:table-cell office:value-type="float" office:value="-0.182222222222222">
                <text:p>-0.1822222222222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614.36035">
                <text:p>9614.36035</text:p>
              </table:table-cell>
              <table:table-cell office:value-type="float" office:value="-0.0633333333333333">
                <text:p>-0.063333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633.125">
                <text:p>9633.125</text:p>
              </table:table-cell>
              <table:table-cell office:value-type="float" office:value="-0.0666666666666666">
                <text:p>-0.06666666666666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651.76953">
                <text:p>9651.7695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669.01953">
                <text:p>9669.01953</text:p>
              </table:table-cell>
              <table:table-cell office:value-type="float" office:value="-0.0288888888888889">
                <text:p>-0.02888888888888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686.26855">
                <text:p>9686.2685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03.60352">
                <text:p>9703.60352</text:p>
              </table:table-cell>
              <table:table-cell office:value-type="float" office:value="0.327777777777778">
                <text:p>0.3277777777777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21.02539">
                <text:p>9721.025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738.43359">
                <text:p>9738.43359</text:p>
              </table:table-cell>
              <table:table-cell office:value-type="float" office:value="0.0977777777777778">
                <text:p>0.09777777777777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55.05371">
                <text:p>9755.05371</text:p>
              </table:table-cell>
              <table:table-cell office:value-type="float" office:value="-0.0477777777777777">
                <text:p>-0.0477777777777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71.61035">
                <text:p>9771.61035</text:p>
              </table:table-cell>
              <table:table-cell office:value-type="float" office:value="-0.217777777777778">
                <text:p>-0.2177777777777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88.9502">
                <text:p>9788.9502</text:p>
              </table:table-cell>
              <table:table-cell office:value-type="float" office:value="-0.143333333333333">
                <text:p>-0.1433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08.65137">
                <text:p>9808.65137</text:p>
              </table:table-cell>
              <table:table-cell office:value-type="float" office:value="-0.261111111111111">
                <text:p>-0.2611111111111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28.33984">
                <text:p>9828.33984</text:p>
              </table:table-cell>
              <table:table-cell office:value-type="float" office:value="-0.236666666666667">
                <text:p>-0.236666666666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847.20898">
                <text:p>9847.20898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66.01172">
                <text:p>9866.01172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884.24121">
                <text:p>9884.24121</text:p>
              </table:table-cell>
              <table:table-cell office:value-type="float" office:value="-0.327777777777778">
                <text:p>-0.3277777777777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01.97559">
                <text:p>9901.97559</text:p>
              </table:table-cell>
              <table:table-cell office:value-type="float" office:value="-0.353333333333333">
                <text:p>-0.35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19.73633">
                <text:p>9919.73633</text:p>
              </table:table-cell>
              <table:table-cell office:value-type="float" office:value="-0.414444444444444">
                <text:p>-0.414444444444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38.54395">
                <text:p>9938.54395</text:p>
              </table:table-cell>
              <table:table-cell office:value-type="float" office:value="-0.211111111111111">
                <text:p>-0.211111111111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57.35059">
                <text:p>9957.35059</text:p>
              </table:table-cell>
              <table:table-cell office:value-type="float" office:value="-0.251111111111111">
                <text:p>-0.251111111111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75.7627">
                <text:p>9975.7627</text:p>
              </table:table-cell>
              <table:table-cell office:value-type="float" office:value="-0.205555555555556">
                <text:p>-0.2055555555555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93.95703">
                <text:p>9993.9570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11.9775">
                <text:p>10011.9775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29.3438">
                <text:p>10029.3438</text:p>
              </table:table-cell>
              <table:table-cell office:value-type="float" office:value="-0.138888888888889">
                <text:p>-0.1388888888888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46.71">
                <text:p>10046.71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64.6074">
                <text:p>10064.6074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82.8076">
                <text:p>10082.8076</text:p>
              </table:table-cell>
              <table:table-cell office:value-type="float" office:value="0.145555555555556">
                <text:p>0.1455555555555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00.7148">
                <text:p>10100.7148</text:p>
              </table:table-cell>
              <table:table-cell office:value-type="float" office:value="0.0644444444444445">
                <text:p>0.06444444444444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17.3848">
                <text:p>10117.3848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34.0547">
                <text:p>10134.0547</text:p>
              </table:table-cell>
              <table:table-cell office:value-type="float" office:value="0.0711111111111111">
                <text:p>0.0711111111111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51.3037">
                <text:p>10151.3037</text:p>
              </table:table-cell>
              <table:table-cell office:value-type="float" office:value="-0.0811111111111111">
                <text:p>-0.0811111111111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69.0801">
                <text:p>10169.0801</text:p>
              </table:table-cell>
              <table:table-cell office:value-type="float" office:value="-0.103333333333333">
                <text:p>-0.1033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86.8447">
                <text:p>10186.8447</text:p>
              </table:table-cell>
              <table:table-cell office:value-type="float" office:value="-0.0377777777777778">
                <text:p>-0.03777777777777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204.6504">
                <text:p>10204.65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222.457">
                <text:p>10222.457</text:p>
              </table:table-cell>
              <table:table-cell office:value-type="float" office:value="-0.264444444444444">
                <text:p>-0.2644444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40.6914">
                <text:p>10240.6914</text:p>
              </table:table-cell>
              <table:table-cell office:value-type="float" office:value="-0.248888888888889">
                <text:p>-0.2488888888888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59.3174">
                <text:p>10259.3174</text:p>
              </table:table-cell>
              <table:table-cell office:value-type="float" office:value="-0.392222222222222">
                <text:p>-0.3922222222222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77.8193">
                <text:p>10277.819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95.4287">
                <text:p>10295.4287</text:p>
              </table:table-cell>
              <table:table-cell office:value-type="float" office:value="-0.524444444444444">
                <text:p>-0.5244444444444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13.0391">
                <text:p>10313.0391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331.2852">
                <text:p>10331.2852</text:p>
              </table:table-cell>
              <table:table-cell office:value-type="float" office:value="-0.382222222222222">
                <text:p>-0.3822222222222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349.9658">
                <text:p>10349.9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68.6934">
                <text:p>10368.6934</text:p>
              </table:table-cell>
              <table:table-cell office:value-type="float" office:value="-0.577777777777778">
                <text:p>-0.5777777777777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387.6484">
                <text:p>10387.6484</text:p>
              </table:table-cell>
              <table:table-cell office:value-type="float" office:value="-0.502222222222222">
                <text:p>-0.5022222222222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406.6045">
                <text:p>10406.6045</text:p>
              </table:table-cell>
              <table:table-cell office:value-type="float" office:value="-0.386666666666667">
                <text:p>-0.386666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425.666">
                <text:p>10425.666</text:p>
              </table:table-cell>
              <table:table-cell office:value-type="float" office:value="-0.145555555555556">
                <text:p>-0.1455555555555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44.7451">
                <text:p>10444.7451</text:p>
              </table:table-cell>
              <table:table-cell office:value-type="float" office:value="-0.176666666666667">
                <text:p>-0.17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462.4648">
                <text:p>10462.4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478.709">
                <text:p>10478.709</text:p>
              </table:table-cell>
              <table:table-cell office:value-type="float" office:value="0.115555555555556">
                <text:p>0.1155555555555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494.9551">
                <text:p>10494.9551</text:p>
              </table:table-cell>
              <table:table-cell office:value-type="float" office:value="0.181111111111111">
                <text:p>0.181111111111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511.0078">
                <text:p>10511.00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527.0107">
                <text:p>10527.0107</text:p>
              </table:table-cell>
              <table:table-cell office:value-type="float" office:value="0.157777777777778">
                <text:p>0.1577777777777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543.0801">
                <text:p>10543.080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561.7129">
                <text:p>10561.7129</text:p>
              </table:table-cell>
              <table:table-cell office:value-type="float" office:value="-0.157777777777778">
                <text:p>-0.1577777777777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580.3486">
                <text:p>10580.3486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599.0938">
                <text:p>10599.0938</text:p>
              </table:table-cell>
              <table:table-cell office:value-type="float" office:value="-0.135555555555556">
                <text:p>-0.1355555555555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617.9082">
                <text:p>10617.9082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36.5059">
                <text:p>10636.505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654.5195">
                <text:p>10654.5195</text:p>
              </table:table-cell>
              <table:table-cell office:value-type="float" office:value="-0.512222222222222">
                <text:p>-0.5122222222222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672.5352">
                <text:p>10672.5352</text:p>
              </table:table-cell>
              <table:table-cell office:value-type="float" office:value="-0.571111111111111">
                <text:p>-0.5711111111111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690.502">
                <text:p>10690.50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08.46">
                <text:p>10708.46</text:p>
              </table:table-cell>
              <table:table-cell office:value-type="float" office:value="-0.547777777777778">
                <text:p>-0.5477777777777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726.8691">
                <text:p>10726.8691</text:p>
              </table:table-cell>
              <table:table-cell office:value-type="float" office:value="-0.515555555555555">
                <text:p>-0.5155555555555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746.2324">
                <text:p>10746.2324</text:p>
              </table:table-cell>
              <table:table-cell office:value-type="float" office:value="-0.457777777777778">
                <text:p>-0.4577777777777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765.5918">
                <text:p>10765.5918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784.1104">
                <text:p>10784.1104</text:p>
              </table:table-cell>
              <table:table-cell office:value-type="float" office:value="-0.675555555555556">
                <text:p>-0.6755555555555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802.6348">
                <text:p>10802.6348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820.6396">
                <text:p>10820.6396</text:p>
              </table:table-cell>
              <table:table-cell office:value-type="float" office:value="-0.595555555555556">
                <text:p>-0.5955555555555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838.3174">
                <text:p>10838.3174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856.1475">
                <text:p>10856.147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875.415">
                <text:p>10875.415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894.6758">
                <text:p>10894.6758</text:p>
              </table:table-cell>
              <table:table-cell office:value-type="float" office:value="-0.655555555555556">
                <text:p>-0.6555555555555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912.8857">
                <text:p>10912.8857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930.7822">
                <text:p>10930.7822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49.2148">
                <text:p>10949.2148</text:p>
              </table:table-cell>
              <table:table-cell office:value-type="float" office:value="-0.485555555555556">
                <text:p>-0.4855555555555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68.9082">
                <text:p>10968.9082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988.5869">
                <text:p>10988.586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006.1572">
                <text:p>11006.1572</text:p>
              </table:table-cell>
              <table:table-cell office:value-type="float" office:value="-0.687777777777778">
                <text:p>-0.6877777777777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023.7334">
                <text:p>11023.7334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041.708">
                <text:p>11041.708</text:p>
              </table:table-cell>
              <table:table-cell office:value-type="float" office:value="-0.588888888888889">
                <text:p>-0.5888888888888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060.0918">
                <text:p>11060.0918</text:p>
              </table:table-cell>
              <table:table-cell office:value-type="float" office:value="-0.695555555555556">
                <text:p>-0.6955555555555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78.5186">
                <text:p>11078.5186</text:p>
              </table:table-cell>
              <table:table-cell office:value-type="float" office:value="-0.785555555555556">
                <text:p>-0.7855555555555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97.5898">
                <text:p>11097.5898</text:p>
              </table:table-cell>
              <table:table-cell office:value-type="float" office:value="-0.714444444444445">
                <text:p>-0.7144444444444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116.6689">
                <text:p>11116.6689</text:p>
              </table:table-cell>
              <table:table-cell office:value-type="float" office:value="-0.688888888888889">
                <text:p>-0.6888888888888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136.4746">
                <text:p>11136.474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56.5488">
                <text:p>11156.5488</text:p>
              </table:table-cell>
              <table:table-cell office:value-type="float" office:value="-0.531111111111111">
                <text:p>-0.5311111111111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175.1875">
                <text:p>11175.1875</text:p>
              </table:table-cell>
              <table:table-cell office:value-type="float" office:value="-0.643333333333333">
                <text:p>-0.643333333333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192.2822">
                <text:p>11192.2822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209.3838">
                <text:p>11209.3838</text:p>
              </table:table-cell>
              <table:table-cell office:value-type="float" office:value="-0.537777777777778">
                <text:p>-0.5377777777777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227.6016">
                <text:p>11227.6016</text:p>
              </table:table-cell>
              <table:table-cell office:value-type="float" office:value="-0.463333333333333">
                <text:p>-0.4633333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245.9404">
                <text:p>11245.9404</text:p>
              </table:table-cell>
              <table:table-cell office:value-type="float" office:value="-0.216666666666667">
                <text:p>-0.216666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64.5518">
                <text:p>11264.5518</text:p>
              </table:table-cell>
              <table:table-cell office:value-type="float" office:value="-0.134444444444444">
                <text:p>-0.1344444444444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283.459">
                <text:p>11283.45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.1328">
                <text:p>11302.1328</text:p>
              </table:table-cell>
              <table:table-cell office:value-type="float" office:value="-0.496666666666667">
                <text:p>-0.496666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18.9443">
                <text:p>11318.9443</text:p>
              </table:table-cell>
              <table:table-cell office:value-type="float" office:value="-0.641111111111111">
                <text:p>-0.6411111111111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335.752">
                <text:p>11335.752</text:p>
              </table:table-cell>
              <table:table-cell office:value-type="float" office:value="-0.487777777777778">
                <text:p>-0.4877777777777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353.6064">
                <text:p>11353.6064</text:p>
              </table:table-cell>
              <table:table-cell office:value-type="float" office:value="-0.461111111111111">
                <text:p>-0.4611111111111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372.5303">
                <text:p>11372.5303</text:p>
              </table:table-cell>
              <table:table-cell office:value-type="float" office:value="-0.378888888888889">
                <text:p>-0.3788888888888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391.5273">
                <text:p>11391.5273</text:p>
              </table:table-cell>
              <table:table-cell office:value-type="float" office:value="-0.257777777777778">
                <text:p>-0.2577777777777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410.9902">
                <text:p>11410.9902</text:p>
              </table:table-cell>
              <table:table-cell office:value-type="float" office:value="-0.313333333333333">
                <text:p>-0.3133333333333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430.4473">
                <text:p>11430.4473</text:p>
              </table:table-cell>
              <table:table-cell office:value-type="float" office:value="-0.405555555555556">
                <text:p>-0.4055555555555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448.0908">
                <text:p>11448.09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465.3408">
                <text:p>11465.3408</text:p>
              </table:table-cell>
              <table:table-cell office:value-type="float" office:value="-0.351111111111111">
                <text:p>-0.3511111111111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482.4912">
                <text:p>11482.4912</text:p>
              </table:table-cell>
              <table:table-cell office:value-type="float" office:value="-0.276666666666667">
                <text:p>-0.2766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499.3379">
                <text:p>11499.337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516.1816">
                <text:p>11516.1816</text:p>
              </table:table-cell>
              <table:table-cell office:value-type="float" office:value="-0.406666666666667">
                <text:p>-0.40666666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534.6416">
                <text:p>11534.6416</text:p>
              </table:table-cell>
              <table:table-cell office:value-type="float" office:value="-0.474444444444445">
                <text:p>-0.4744444444444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54.0088">
                <text:p>11554.0088</text:p>
              </table:table-cell>
              <table:table-cell office:value-type="float" office:value="-0.606666666666667">
                <text:p>-0.6066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73.4229">
                <text:p>11573.4229</text:p>
              </table:table-cell>
              <table:table-cell office:value-type="float" office:value="-0.693333333333333">
                <text:p>-0.6933333333333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592.9346">
                <text:p>11592.9346</text:p>
              </table:table-cell>
              <table:table-cell office:value-type="float" office:value="-0.842222222222222">
                <text:p>-0.84222222222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612.4434">
                <text:p>11612.4434</text:p>
              </table:table-cell>
              <table:table-cell office:value-type="float" office:value="-0.753333333333333">
                <text:p>-0.7533333333333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30.7852">
                <text:p>11630.7852</text:p>
              </table:table-cell>
              <table:table-cell office:value-type="float" office:value="-0.748888888888889">
                <text:p>-0.7488888888888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49.1289">
                <text:p>11649.1289</text:p>
              </table:table-cell>
              <table:table-cell office:value-type="float" office:value="-0.702222222222222">
                <text:p>-0.7022222222222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67.3623">
                <text:p>11667.3623</text:p>
              </table:table-cell>
              <table:table-cell office:value-type="float" office:value="-0.671111111111111">
                <text:p>-0.6711111111111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685.5176">
                <text:p>11685.5176</text:p>
              </table:table-cell>
              <table:table-cell office:value-type="float" office:value="-0.535555555555556">
                <text:p>-0.5355555555555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703.75">
                <text:p>11703.75</text:p>
              </table:table-cell>
              <table:table-cell office:value-type="float" office:value="-0.658888888888889">
                <text:p>-0.6588888888888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22.7441">
                <text:p>11722.7441</text:p>
              </table:table-cell>
              <table:table-cell office:value-type="float" office:value="-0.817777777777778">
                <text:p>-0.8177777777777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41.7461">
                <text:p>11741.7461</text:p>
              </table:table-cell>
              <table:table-cell office:value-type="float" office:value="-1.02444444444444">
                <text:p>-1.024444444444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60.4072">
                <text:p>11760.4072</text:p>
              </table:table-cell>
              <table:table-cell office:value-type="float" office:value="-1.13888888888889">
                <text:p>-1.138888888888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778.9531">
                <text:p>11778.9531</text:p>
              </table:table-cell>
              <table:table-cell office:value-type="float" office:value="-1.35333333333333">
                <text:p>-1.353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798.4639">
                <text:p>11798.4639</text:p>
              </table:table-cell>
              <table:table-cell office:value-type="float" office:value="-1.44444444444444">
                <text:p>-1.444444444444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819.9482">
                <text:p>11819.9482</text:p>
              </table:table-cell>
              <table:table-cell office:value-type="float" office:value="-1.59333333333333">
                <text:p>-1.593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841.3965">
                <text:p>11841.3965</text:p>
              </table:table-cell>
              <table:table-cell office:value-type="float" office:value="-1.80444444444444">
                <text:p>-1.804444444444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862.6777">
                <text:p>11862.6777</text:p>
              </table:table-cell>
              <table:table-cell office:value-type="float" office:value="-2.10555555555556">
                <text:p>-2.10555555555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883.957">
                <text:p>11883.957</text:p>
              </table:table-cell>
              <table:table-cell office:value-type="float" office:value="-2.14888888888889">
                <text:p>-2.148888888888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905.2725">
                <text:p>11905.2725</text:p>
              </table:table-cell>
              <table:table-cell office:value-type="float" office:value="-2.09444444444444">
                <text:p>-2.094444444444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26.5986">
                <text:p>11926.5986</text:p>
              </table:table-cell>
              <table:table-cell office:value-type="float" office:value="-2.10666666666667">
                <text:p>-2.1066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949.4121">
                <text:p>11949.4121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972.2861">
                <text:p>11972.2861</text:p>
              </table:table-cell>
              <table:table-cell office:value-type="float" office:value="-2.28888888888889">
                <text:p>-2.288888888888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993.3936">
                <text:p>11993.3936</text:p>
              </table:table-cell>
              <table:table-cell office:value-type="float" office:value="-2.37777777777778">
                <text:p>-2.377777777777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014.4326">
                <text:p>12014.4326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036.7266">
                <text:p>12036.7266</text:p>
              </table:table-cell>
              <table:table-cell office:value-type="float" office:value="-2.69444444444444">
                <text:p>-2.694444444444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059.3008">
                <text:p>12059.3008</text:p>
              </table:table-cell>
              <table:table-cell office:value-type="float" office:value="-2.73111111111111">
                <text:p>-2.73111111111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082.4902">
                <text:p>12082.4902</text:p>
              </table:table-cell>
              <table:table-cell office:value-type="float" office:value="-2.96666666666667">
                <text:p>-2.9666666666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105.833">
                <text:p>12105.833</text:p>
              </table:table-cell>
              <table:table-cell office:value-type="float" office:value="-3.03777777777778">
                <text:p>-3.037777777777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130.8604">
                <text:p>12130.8604</text:p>
              </table:table-cell>
              <table:table-cell office:value-type="float" office:value="-3.05555555555556">
                <text:p>-3.05555555555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156.1396">
                <text:p>12156.1396</text:p>
              </table:table-cell>
              <table:table-cell office:value-type="float" office:value="-3.12111111111111">
                <text:p>-3.121111111111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180.584">
                <text:p>12180.584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204.7021">
                <text:p>12204.7021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227.249">
                <text:p>12227.249</text:p>
              </table:table-cell>
              <table:table-cell office:value-type="float" office:value="-3.22555555555556">
                <text:p>-3.22555555555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249.9336">
                <text:p>12249.9336</text:p>
              </table:table-cell>
              <table:table-cell office:value-type="float" office:value="-3.27666666666667">
                <text:p>-3.276666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273.4033">
                <text:p>12273.4033</text:p>
              </table:table-cell>
              <table:table-cell office:value-type="float" office:value="-3.49222222222222">
                <text:p>-3.492222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297.4521">
                <text:p>12297.4521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323.7012">
                <text:p>12323.7012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349.8477">
                <text:p>12349.8477</text:p>
              </table:table-cell>
              <table:table-cell office:value-type="float" office:value="-3.65555555555556">
                <text:p>-3.65555555555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375.8887">
                <text:p>12375.8887</text:p>
              </table:table-cell>
              <table:table-cell office:value-type="float" office:value="-3.71444444444444">
                <text:p>-3.714444444444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401.6885">
                <text:p>12401.6885</text:p>
              </table:table-cell>
              <table:table-cell office:value-type="float" office:value="-3.89555555555556">
                <text:p>-3.895555555555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427.3848">
                <text:p>12427.3848</text:p>
              </table:table-cell>
              <table:table-cell office:value-type="float" office:value="-4.03666666666667">
                <text:p>-4.036666666666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452.1934">
                <text:p>12452.1934</text:p>
              </table:table-cell>
              <table:table-cell office:value-type="float" office:value="-4.09333333333333">
                <text:p>-4.09333333333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477.0107">
                <text:p>12477.0107</text:p>
              </table:table-cell>
              <table:table-cell office:value-type="float" office:value="-4.28">
                <text:p>-4.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503.2119">
                <text:p>12503.2119</text:p>
              </table:table-cell>
              <table:table-cell office:value-type="float" office:value="-4.25111111111111">
                <text:p>-4.251111111111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530.3105">
                <text:p>12530.3105</text:p>
              </table:table-cell>
              <table:table-cell office:value-type="float" office:value="-4.47111111111111">
                <text:p>-4.471111111111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559.377">
                <text:p>12559.377</text:p>
              </table:table-cell>
              <table:table-cell office:value-type="float" office:value="-4.59555555555556">
                <text:p>-4.595555555555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588.3926">
                <text:p>12588.3926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617.3242">
                <text:p>12617.3242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45.7383">
                <text:p>12645.7383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73.4316">
                <text:p>12673.4316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700.4229">
                <text:p>12700.422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727.2959">
                <text:p>12727.2959</text:p>
              </table:table-cell>
              <table:table-cell office:value-type="float" office:value="-4.65222222222222">
                <text:p>-4.65222222222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754.4102">
                <text:p>12754.4102</text:p>
              </table:table-cell>
              <table:table-cell office:value-type="float" office:value="-4.53111111111111">
                <text:p>-4.531111111111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784.1279">
                <text:p>12784.1279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12.8379">
                <text:p>12812.8379</text:p>
              </table:table-cell>
              <table:table-cell office:value-type="float" office:value="-4.55333333333333">
                <text:p>-4.5533333333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840.6387">
                <text:p>12840.6387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867.3994">
                <text:p>12867.3994</text:p>
              </table:table-cell>
              <table:table-cell office:value-type="float" office:value="-4.67333333333333">
                <text:p>-4.673333333333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894.1436">
                <text:p>12894.1436</text:p>
              </table:table-cell>
              <table:table-cell office:value-type="float" office:value="-4.51444444444445">
                <text:p>-4.514444444444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921.5732">
                <text:p>12921.573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49.6152">
                <text:p>12949.6152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978.3389">
                <text:p>12978.3389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005.3965">
                <text:p>13005.396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032.168">
                <text:p>13032.168</text:p>
              </table:table-cell>
              <table:table-cell office:value-type="float" office:value="-4.56555555555556">
                <text:p>-4.565555555555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058.9648">
                <text:p>13058.964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086.6318">
                <text:p>13086.6318</text:p>
              </table:table-cell>
              <table:table-cell office:value-type="float" office:value="-4.29333333333333">
                <text:p>-4.293333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115.4902">
                <text:p>13115.4902</text:p>
              </table:table-cell>
              <table:table-cell office:value-type="float" office:value="-4.29555555555556">
                <text:p>-4.295555555555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143.252">
                <text:p>13143.252</text:p>
              </table:table-cell>
              <table:table-cell office:value-type="float" office:value="-4.26777777777778">
                <text:p>-4.267777777777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170.4932">
                <text:p>13170.4932</text:p>
              </table:table-cell>
              <table:table-cell office:value-type="float" office:value="-4.21444444444444">
                <text:p>-4.214444444444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195.9873">
                <text:p>13195.9873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221.9482">
                <text:p>13221.9482</text:p>
              </table:table-cell>
              <table:table-cell office:value-type="float" office:value="-4.06111111111111">
                <text:p>-4.06111111111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248.8369">
                <text:p>13248.8369</text:p>
              </table:table-cell>
              <table:table-cell office:value-type="float" office:value="-4.12888888888889">
                <text:p>-4.128888888888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274.8125">
                <text:p>13274.8125</text:p>
              </table:table-cell>
              <table:table-cell office:value-type="float" office:value="-4.21666666666667">
                <text:p>-4.21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300.1768">
                <text:p>13300.1768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326.6846">
                <text:p>13326.6846</text:p>
              </table:table-cell>
              <table:table-cell office:value-type="float" office:value="-4.43888888888889">
                <text:p>-4.438888888888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353.667">
                <text:p>13353.667</text:p>
              </table:table-cell>
              <table:table-cell office:value-type="float" office:value="-4.36888888888889">
                <text:p>-4.368888888888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83.1836">
                <text:p>13383.1836</text:p>
              </table:table-cell>
              <table:table-cell office:value-type="float" office:value="-4.27555555555556">
                <text:p>-4.275555555555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412.043">
                <text:p>13412.043</text:p>
              </table:table-cell>
              <table:table-cell office:value-type="float" office:value="-4.37444444444444">
                <text:p>-4.374444444444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40.2119">
                <text:p>13440.2119</text:p>
              </table:table-cell>
              <table:table-cell office:value-type="float" office:value="-4.34777777777778">
                <text:p>-4.347777777777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467.7861">
                <text:p>13467.7861</text:p>
              </table:table-cell>
              <table:table-cell office:value-type="float" office:value="-4.40888888888889">
                <text:p>-4.408888888888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494.8799">
                <text:p>13494.8799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519.9131">
                <text:p>13519.9131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545.542">
                <text:p>13545.542</text:p>
              </table:table-cell>
              <table:table-cell office:value-type="float" office:value="-4.43222222222222">
                <text:p>-4.432222222222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572.4082">
                <text:p>13572.4082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600.4316">
                <text:p>13600.431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629.2363">
                <text:p>13629.2363</text:p>
              </table:table-cell>
              <table:table-cell office:value-type="float" office:value="-4.62555555555556">
                <text:p>-4.625555555555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658.3955">
                <text:p>13658.395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686.9766">
                <text:p>13686.9766</text:p>
              </table:table-cell>
              <table:table-cell office:value-type="float" office:value="-4.60222222222222">
                <text:p>-4.602222222222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714.5898">
                <text:p>13714.5898</text:p>
              </table:table-cell>
              <table:table-cell office:value-type="float" office:value="-4.41555555555556">
                <text:p>-4.415555555555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742.3896">
                <text:p>13742.3896</text:p>
              </table:table-cell>
              <table:table-cell office:value-type="float" office:value="-4.37333333333333">
                <text:p>-4.3733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770.2178">
                <text:p>13770.2178</text:p>
              </table:table-cell>
              <table:table-cell office:value-type="float" office:value="-4.33111111111111">
                <text:p>-4.331111111111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796.3457">
                <text:p>13796.3457</text:p>
              </table:table-cell>
              <table:table-cell office:value-type="float" office:value="-4.24222222222222">
                <text:p>-4.242222222222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822.4404">
                <text:p>13822.4404</text:p>
              </table:table-cell>
              <table:table-cell office:value-type="float" office:value="-4.16555555555556">
                <text:p>-4.165555555555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848.4473">
                <text:p>13848.4473</text:p>
              </table:table-cell>
              <table:table-cell office:value-type="float" office:value="-3.94777777777778">
                <text:p>-3.947777777777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875.4268">
                <text:p>13875.4268</text:p>
              </table:table-cell>
              <table:table-cell office:value-type="float" office:value="-3.74888888888889">
                <text:p>-3.748888888888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903.4229">
                <text:p>13903.4229</text:p>
              </table:table-cell>
              <table:table-cell office:value-type="float" office:value="-3.76888888888889">
                <text:p>-3.768888888888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929.7461">
                <text:p>13929.7461</text:p>
              </table:table-cell>
              <table:table-cell office:value-type="float" office:value="-3.64777777777778">
                <text:p>-3.647777777777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5.624">
                <text:p>13955.624</text:p>
              </table:table-cell>
              <table:table-cell office:value-type="float" office:value="-3.74777777777778">
                <text:p>-3.747777777777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8.9863">
                <text:p>13978.9863</text:p>
              </table:table-cell>
              <table:table-cell office:value-type="float" office:value="-3.73444444444444">
                <text:p>-3.734444444444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002.4414">
                <text:p>14002.4414</text:p>
              </table:table-cell>
              <table:table-cell office:value-type="float" office:value="-3.57777777777778">
                <text:p>-3.577777777777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27.6934">
                <text:p>14027.6934</text:p>
              </table:table-cell>
              <table:table-cell office:value-type="float" office:value="-3.40888888888889">
                <text:p>-3.408888888888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53.2969">
                <text:p>14053.2969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80.1504">
                <text:p>14080.1504</text:p>
              </table:table-cell>
              <table:table-cell office:value-type="float" office:value="-3.42222222222222">
                <text:p>-3.422222222222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106.1699">
                <text:p>14106.1699</text:p>
              </table:table-cell>
              <table:table-cell office:value-type="float" office:value="-3.58888888888889">
                <text:p>-3.588888888888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131.2773">
                <text:p>14131.2773</text:p>
              </table:table-cell>
              <table:table-cell office:value-type="float" office:value="-3.34222222222222">
                <text:p>-3.342222222222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155.6436">
                <text:p>14155.6436</text:p>
              </table:table-cell>
              <table:table-cell office:value-type="float" office:value="-3.11444444444444">
                <text:p>-3.114444444444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179.5664">
                <text:p>14179.5664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204.5215">
                <text:p>14204.5215</text:p>
              </table:table-cell>
              <table:table-cell office:value-type="float" office:value="-2.70555555555556">
                <text:p>-2.705555555555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229.9482">
                <text:p>14229.9482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251.6855">
                <text:p>14251.6855</text:p>
              </table:table-cell>
              <table:table-cell office:value-type="float" office:value="-2.64777777777778">
                <text:p>-2.647777777777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72.6641">
                <text:p>14272.6641</text:p>
              </table:table-cell>
              <table:table-cell office:value-type="float" office:value="-2.59444444444444">
                <text:p>-2.594444444444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294.8633">
                <text:p>14294.8633</text:p>
              </table:table-cell>
              <table:table-cell office:value-type="float" office:value="-2.80444444444444">
                <text:p>-2.804444444444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317.7021">
                <text:p>14317.7021</text:p>
              </table:table-cell>
              <table:table-cell office:value-type="float" office:value="-2.76444444444444">
                <text:p>-2.764444444444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340.8975">
                <text:p>14340.8975</text:p>
              </table:table-cell>
              <table:table-cell office:value-type="float" office:value="-2.95222222222222">
                <text:p>-2.952222222222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364.3115">
                <text:p>14364.3115</text:p>
              </table:table-cell>
              <table:table-cell office:value-type="float" office:value="-3.20111111111111">
                <text:p>-3.201111111111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390.0684">
                <text:p>14390.0684</text:p>
              </table:table-cell>
              <table:table-cell office:value-type="float" office:value="-3.42444444444444">
                <text:p>-3.424444444444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417.127">
                <text:p>14417.12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441.9443">
                <text:p>14441.9443</text:p>
              </table:table-cell>
              <table:table-cell office:value-type="float" office:value="-3.75222222222222">
                <text:p>-3.75222222222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66.5557">
                <text:p>14466.5557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493.4365">
                <text:p>14493.4365</text:p>
              </table:table-cell>
              <table:table-cell office:value-type="float" office:value="-4.21222222222222">
                <text:p>-4.212222222222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520.1777">
                <text:p>14520.1777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546.5146">
                <text:p>14546.5146</text:p>
              </table:table-cell>
              <table:table-cell office:value-type="float" office:value="-4.21888888888889">
                <text:p>-4.21888888888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573.5322">
                <text:p>14573.5322</text:p>
              </table:table-cell>
              <table:table-cell office:value-type="float" office:value="-4.47666666666667">
                <text:p>-4.476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601.2031">
                <text:p>14601.203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630.5674">
                <text:p>14630.5674</text:p>
              </table:table-cell>
              <table:table-cell office:value-type="float" office:value="-4.44555555555555">
                <text:p>-4.445555555555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59.8857">
                <text:p>14659.885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87.8242">
                <text:p>14687.8242</text:p>
              </table:table-cell>
              <table:table-cell office:value-type="float" office:value="-4.46666666666667">
                <text:p>-4.4666666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715.834">
                <text:p>14715.83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743.9121">
                <text:p>14743.9121</text:p>
              </table:table-cell>
              <table:table-cell office:value-type="float" office:value="-4.24666666666667">
                <text:p>-4.246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770.2705">
                <text:p>14770.2705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796.4482">
                <text:p>14796.4482</text:p>
              </table:table-cell>
              <table:table-cell office:value-type="float" office:value="-4.31444444444444">
                <text:p>-4.314444444444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823.0586">
                <text:p>14823.0586</text:p>
              </table:table-cell>
              <table:table-cell office:value-type="float" office:value="-4.01111111111111">
                <text:p>-4.011111111111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849.6504">
                <text:p>14849.6504</text:p>
              </table:table-cell>
              <table:table-cell office:value-type="float" office:value="-4.02222222222222">
                <text:p>-4.02222222222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876.2168">
                <text:p>14876.2168</text:p>
              </table:table-cell>
              <table:table-cell office:value-type="float" office:value="-4.18666666666667">
                <text:p>-4.186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904.249">
                <text:p>14904.249</text:p>
              </table:table-cell>
              <table:table-cell office:value-type="float" office:value="-4.30333333333333">
                <text:p>-4.303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933.3652">
                <text:p>14933.3652</text:p>
              </table:table-cell>
              <table:table-cell office:value-type="float" office:value="-4.27666666666667">
                <text:p>-4.276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58.7334">
                <text:p>14958.7334</text:p>
              </table:table-cell>
              <table:table-cell office:value-type="float" office:value="-4.33777777777778">
                <text:p>-4.337777777777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984.2314">
                <text:p>14984.2314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13.6973">
                <text:p>15013.6973</text:p>
              </table:table-cell>
              <table:table-cell office:value-type="float" office:value="-4.40333333333333">
                <text:p>-4.40333333333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42.25">
                <text:p>15042.25</text:p>
              </table:table-cell>
              <table:table-cell office:value-type="float" office:value="-4.31888888888889">
                <text:p>-4.3188888888888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69.832">
                <text:p>15069.832</text:p>
              </table:table-cell>
              <table:table-cell office:value-type="float" office:value="-4.63666666666667">
                <text:p>-4.636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97.373">
                <text:p>15097.373</text:p>
              </table:table-cell>
              <table:table-cell office:value-type="float" office:value="-4.76777777777778">
                <text:p>-4.767777777777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124.9482">
                <text:p>15124.9482</text:p>
              </table:table-cell>
              <table:table-cell office:value-type="float" office:value="-4.80888888888889">
                <text:p>-4.808888888888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152.917">
                <text:p>15152.917</text:p>
              </table:table-cell>
              <table:table-cell office:value-type="float" office:value="-4.87222222222222">
                <text:p>-4.872222222222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181.5762">
                <text:p>15181.5762</text:p>
              </table:table-cell>
              <table:table-cell office:value-type="float" office:value="-5.03444444444444">
                <text:p>-5.0344444444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211.252">
                <text:p>15211.252</text:p>
              </table:table-cell>
              <table:table-cell office:value-type="float" office:value="-5.20888888888889">
                <text:p>-5.208888888888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242.0713">
                <text:p>15242.0713</text:p>
              </table:table-cell>
              <table:table-cell office:value-type="float" office:value="-5.34222222222222">
                <text:p>-5.342222222222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273.1592">
                <text:p>15273.1592</text:p>
              </table:table-cell>
              <table:table-cell office:value-type="float" office:value="-5.38555555555556">
                <text:p>-5.385555555555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304.2441">
                <text:p>15304.2441</text:p>
              </table:table-cell>
              <table:table-cell office:value-type="float" office:value="-5.42444444444445">
                <text:p>-5.424444444444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335.3877">
                <text:p>15335.3877</text:p>
              </table:table-cell>
              <table:table-cell office:value-type="float" office:value="-5.44555555555556">
                <text:p>-5.445555555555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366.4971">
                <text:p>15366.4971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397.4355">
                <text:p>15397.4355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427.1318">
                <text:p>15427.1318</text:p>
              </table:table-cell>
              <table:table-cell office:value-type="float" office:value="-5.52555555555555">
                <text:p>-5.525555555555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456.5674">
                <text:p>15456.5674</text:p>
              </table:table-cell>
              <table:table-cell office:value-type="float" office:value="-5.44666666666667">
                <text:p>-5.446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487.4111">
                <text:p>15487.4111</text:p>
              </table:table-cell>
              <table:table-cell office:value-type="float" office:value="-5.40777777777778">
                <text:p>-5.407777777777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518.2646">
                <text:p>15518.2646</text:p>
              </table:table-cell>
              <table:table-cell office:value-type="float" office:value="-5.35777777777778">
                <text:p>-5.3577777777777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549.1982">
                <text:p>15549.1982</text:p>
              </table:table-cell>
              <table:table-cell office:value-type="float" office:value="-5.45333333333333">
                <text:p>-5.453333333333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581.1982">
                <text:p>15581.1982</text:p>
              </table:table-cell>
              <table:table-cell office:value-type="float" office:value="-5.47666666666667">
                <text:p>-5.476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12.0059">
                <text:p>15612.0059</text:p>
              </table:table-cell>
              <table:table-cell office:value-type="float" office:value="-5.50666666666667">
                <text:p>-5.506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41.9473">
                <text:p>15641.9473</text:p>
              </table:table-cell>
              <table:table-cell office:value-type="float" office:value="-5.48555555555555">
                <text:p>-5.485555555555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672.4775">
                <text:p>15672.4775</text:p>
              </table:table-cell>
              <table:table-cell office:value-type="float" office:value="-5.59555555555556">
                <text:p>-5.595555555555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03.0625">
                <text:p>15703.0625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33.7461">
                <text:p>15733.7461</text:p>
              </table:table-cell>
              <table:table-cell office:value-type="float" office:value="-5.69333333333333">
                <text:p>-5.693333333333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65.1611">
                <text:p>15765.1611</text:p>
              </table:table-cell>
              <table:table-cell office:value-type="float" office:value="-5.75111111111111">
                <text:p>-5.751111111111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97.1064">
                <text:p>15797.1064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829.6992">
                <text:p>15829.6992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861.7119">
                <text:p>15861.7119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894.1484">
                <text:p>15894.1484</text:p>
              </table:table-cell>
              <table:table-cell office:value-type="float" office:value="-6.22666666666667">
                <text:p>-6.226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927.0967">
                <text:p>15927.09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959.8936">
                <text:p>15959.8936</text:p>
              </table:table-cell>
              <table:table-cell office:value-type="float" office:value="-6.23111111111111">
                <text:p>-6.231111111111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993.8545">
                <text:p>15993.8545</text:p>
              </table:table-cell>
              <table:table-cell office:value-type="float" office:value="-6.30666666666667">
                <text:p>-6.306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028.6016">
                <text:p>16028.6016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063.3047">
                <text:p>16063.3047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096.1738">
                <text:p>16096.1738</text:p>
              </table:table-cell>
              <table:table-cell office:value-type="float" office:value="-6.47777777777778">
                <text:p>-6.477777777777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128.8203">
                <text:p>16128.8203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161.6318">
                <text:p>16161.6318</text:p>
              </table:table-cell>
              <table:table-cell office:value-type="float" office:value="-6.42444444444444">
                <text:p>-6.424444444444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195.9795">
                <text:p>16195.9795</text:p>
              </table:table-cell>
              <table:table-cell office:value-type="float" office:value="-6.42777777777778">
                <text:p>-6.427777777777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230.9004">
                <text:p>16230.9004</text:p>
              </table:table-cell>
              <table:table-cell office:value-type="float" office:value="-6.51777777777778">
                <text:p>-6.517777777777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265.7949">
                <text:p>16265.7949</text:p>
              </table:table-cell>
              <table:table-cell office:value-type="float" office:value="-6.60222222222222">
                <text:p>-6.602222222222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299.1855">
                <text:p>16299.1855</text:p>
              </table:table-cell>
              <table:table-cell office:value-type="float" office:value="-6.83333333333333">
                <text:p>-6.8333333333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33.9238">
                <text:p>16333.9238</text:p>
              </table:table-cell>
              <table:table-cell office:value-type="float" office:value="-6.92555555555556">
                <text:p>-6.925555555555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68.9844">
                <text:p>16368.9844</text:p>
              </table:table-cell>
              <table:table-cell office:value-type="float" office:value="-6.92888888888889">
                <text:p>-6.928888888888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04.127">
                <text:p>16404.127</text:p>
              </table:table-cell>
              <table:table-cell office:value-type="float" office:value="-7.00777777777778">
                <text:p>-7.007777777777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40.2832">
                <text:p>16440.2832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8.1836">
                <text:p>16478.1836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15.8105">
                <text:p>16515.8105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52.6055">
                <text:p>16552.6055</text:p>
              </table:table-cell>
              <table:table-cell office:value-type="float" office:value="-7.54222222222222">
                <text:p>-7.542222222222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89.1406">
                <text:p>16589.140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626.293">
                <text:p>16626.293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665.4121">
                <text:p>16665.4121</text:p>
              </table:table-cell>
              <table:table-cell office:value-type="float" office:value="-7.90666666666667">
                <text:p>-7.906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705.0781">
                <text:p>16705.0781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744.416">
                <text:p>16744.41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784.4961">
                <text:p>16784.4961</text:p>
              </table:table-cell>
              <table:table-cell office:value-type="float" office:value="-8.18555555555556">
                <text:p>-8.185555555555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25.2012">
                <text:p>16825.2012</text:p>
              </table:table-cell>
              <table:table-cell office:value-type="float" office:value="-8.02444444444445">
                <text:p>-8.024444444444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867.3789">
                <text:p>16867.3789</text:p>
              </table:table-cell>
              <table:table-cell office:value-type="float" office:value="-8.16777777777778">
                <text:p>-8.167777777777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907.0547">
                <text:p>16907.0547</text:p>
              </table:table-cell>
              <table:table-cell office:value-type="float" office:value="-8.07777777777778">
                <text:p>-8.077777777777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946.5059">
                <text:p>16946.5059</text:p>
              </table:table-cell>
              <table:table-cell office:value-type="float" office:value="-8.21777777777778">
                <text:p>-8.217777777777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986.0293">
                <text:p>16986.0293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24.6406">
                <text:p>17024.6406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66.1973">
                <text:p>17066.1973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105.4863">
                <text:p>17105.4863</text:p>
              </table:table-cell>
              <table:table-cell office:value-type="float" office:value="-8.39888888888889">
                <text:p>-8.398888888888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148.0977">
                <text:p>17148.0977</text:p>
              </table:table-cell>
              <table:table-cell office:value-type="float" office:value="-8.47666666666667">
                <text:p>-8.476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90.4863">
                <text:p>17190.4863</text:p>
              </table:table-cell>
              <table:table-cell office:value-type="float" office:value="-8.71666666666667">
                <text:p>-8.716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232.6211">
                <text:p>17232.6211</text:p>
              </table:table-cell>
              <table:table-cell office:value-type="float" office:value="-8.80666666666667">
                <text:p>-8.806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275.2285">
                <text:p>17275.2285</text:p>
              </table:table-cell>
              <table:table-cell office:value-type="float" office:value="-9.03666666666667">
                <text:p>-9.036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317.6758">
                <text:p>17317.675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361.4199">
                <text:p>17361.4199</text:p>
              </table:table-cell>
              <table:table-cell office:value-type="float" office:value="-9.03222222222222">
                <text:p>-9.03222222222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07.1738">
                <text:p>17407.1738</text:p>
              </table:table-cell>
              <table:table-cell office:value-type="float" office:value="-9.09555555555556">
                <text:p>-9.095555555555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52.9473">
                <text:p>17452.9473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98.7051">
                <text:p>17498.7051</text:p>
              </table:table-cell>
              <table:table-cell office:value-type="float" office:value="-9.22222222222222">
                <text:p>-9.222222222222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545.2012">
                <text:p>17545.2012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586.3848">
                <text:p>17586.3848</text:p>
              </table:table-cell>
              <table:table-cell office:value-type="float" office:value="-9.19888888888889">
                <text:p>-9.198888888888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630.1895">
                <text:p>17630.1895</text:p>
              </table:table-cell>
              <table:table-cell office:value-type="float" office:value="-9.23777777777778">
                <text:p>-9.237777777777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675.6816">
                <text:p>17675.6816</text:p>
              </table:table-cell>
              <table:table-cell office:value-type="float" office:value="-9.25666666666667">
                <text:p>-9.256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719.9141">
                <text:p>17719.9141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764.0391">
                <text:p>17764.0391</text:p>
              </table:table-cell>
              <table:table-cell office:value-type="float" office:value="-9.32666666666667">
                <text:p>-9.326666666666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809.8027">
                <text:p>17809.8027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856.7402">
                <text:p>17856.7402</text:p>
              </table:table-cell>
              <table:table-cell office:value-type="float" office:value="-9.26111111111111">
                <text:p>-9.26111111111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903.1504">
                <text:p>17903.1504</text:p>
              </table:table-cell>
              <table:table-cell office:value-type="float" office:value="-9.32222222222222">
                <text:p>-9.32222222222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948.5273">
                <text:p>17948.5273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993.2168">
                <text:p>17993.2168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37.4648">
                <text:p>18037.4648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82.2305">
                <text:p>18082.2305</text:p>
              </table:table-cell>
              <table:table-cell office:value-type="float" office:value="-9.30111111111111">
                <text:p>-9.301111111111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128.0039">
                <text:p>18128.0039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173.834">
                <text:p>18173.834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219.4805">
                <text:p>18219.4805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265.7422">
                <text:p>18265.742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311.7812">
                <text:p>18311.7812</text:p>
              </table:table-cell>
              <table:table-cell office:value-type="float" office:value="-9.38222222222222">
                <text:p>-9.382222222222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361.4863">
                <text:p>18361.4863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404.7891">
                <text:p>18404.7891</text:p>
              </table:table-cell>
              <table:table-cell office:value-type="float" office:value="-9.38777777777778">
                <text:p>-9.387777777777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449.3281">
                <text:p>18449.3281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493.4316">
                <text:p>18493.4316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539.7207">
                <text:p>18539.7207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585.959">
                <text:p>18585.959</text:p>
              </table:table-cell>
              <table:table-cell office:value-type="float" office:value="-9.27444444444445">
                <text:p>-9.274444444444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632.1836">
                <text:p>18632.1836</text:p>
              </table:table-cell>
              <table:table-cell office:value-type="float" office:value="-9.37">
                <text:p>-9.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677.9102">
                <text:p>18677.9102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723.4492">
                <text:p>18723.4492</text:p>
              </table:table-cell>
              <table:table-cell office:value-type="float" office:value="-9.29222222222222">
                <text:p>-9.292222222222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69.0117">
                <text:p>18769.0117</text:p>
              </table:table-cell>
              <table:table-cell office:value-type="float" office:value="-9.42777777777778">
                <text:p>-9.427777777777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815.0078">
                <text:p>18815.0078</text:p>
              </table:table-cell>
              <table:table-cell office:value-type="float" office:value="-9.45888888888889">
                <text:p>-9.458888888888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862.0254">
                <text:p>18862.0254</text:p>
              </table:table-cell>
              <table:table-cell office:value-type="float" office:value="-9.36555555555555">
                <text:p>-9.365555555555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07.8262">
                <text:p>18907.8262</text:p>
              </table:table-cell>
              <table:table-cell office:value-type="float" office:value="-9.42333333333333">
                <text:p>-9.423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952.5684">
                <text:p>18952.5684</text:p>
              </table:table-cell>
              <table:table-cell office:value-type="float" office:value="-9.38444444444445">
                <text:p>-9.384444444444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001.1602">
                <text:p>19001.1602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48.7832">
                <text:p>19048.7832</text:p>
              </table:table-cell>
              <table:table-cell office:value-type="float" office:value="-9.20666666666667">
                <text:p>-9.206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093.1367">
                <text:p>19093.1367</text:p>
              </table:table-cell>
              <table:table-cell office:value-type="float" office:value="-9.15888888888889">
                <text:p>-9.158888888888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139.2227">
                <text:p>19139.2227</text:p>
              </table:table-cell>
              <table:table-cell office:value-type="float" office:value="-9.32777777777778">
                <text:p>-9.327777777777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184.8809">
                <text:p>19184.8809</text:p>
              </table:table-cell>
              <table:table-cell office:value-type="float" office:value="-9.18666666666667">
                <text:p>-9.1866666666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225.7441">
                <text:p>19225.7441</text:p>
              </table:table-cell>
              <table:table-cell office:value-type="float" office:value="-9.17111111111111">
                <text:p>-9.171111111111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271.8945">
                <text:p>19271.8945</text:p>
              </table:table-cell>
              <table:table-cell office:value-type="float" office:value="-9.29333333333334">
                <text:p>-9.293333333333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317.1797">
                <text:p>19317.1797</text:p>
              </table:table-cell>
              <table:table-cell office:value-type="float" office:value="-9.36555555555556">
                <text:p>-9.365555555555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9364.7051">
                <text:p>19364.7051</text:p>
              </table:table-cell>
              <table:table-cell office:value-type="float" office:value="-9.36888888888889">
                <text:p>-9.368888888888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9411.0977">
                <text:p>19411.0977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458.4141">
                <text:p>19458.4141</text:p>
              </table:table-cell>
              <table:table-cell office:value-type="float" office:value="-9.67555555555555">
                <text:p>-9.675555555555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9506.418">
                <text:p>19506.418</text:p>
              </table:table-cell>
              <table:table-cell office:value-type="float" office:value="-9.67888888888889">
                <text:p>-9.678888888888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555.1719">
                <text:p>19555.1719</text:p>
              </table:table-cell>
              <table:table-cell office:value-type="float" office:value="-9.55444444444444">
                <text:p>-9.554444444444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602.9258">
                <text:p>19602.9258</text:p>
              </table:table-cell>
              <table:table-cell office:value-type="float" office:value="-9.48444444444444">
                <text:p>-9.484444444444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652.002">
                <text:p>19652.002</text:p>
              </table:table-cell>
              <table:table-cell office:value-type="float" office:value="-9.45777777777778">
                <text:p>-9.457777777777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9700.2168">
                <text:p>19700.216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9745.5742">
                <text:p>19745.5742</text:p>
              </table:table-cell>
              <table:table-cell office:value-type="float" office:value="-9.50555555555555">
                <text:p>-9.505555555555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9789.5312">
                <text:p>19789.5312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833.9238">
                <text:p>19833.9238</text:p>
              </table:table-cell>
              <table:table-cell office:value-type="float" office:value="-9.38111111111111">
                <text:p>-9.381111111111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880.9395">
                <text:p>19880.9395</text:p>
              </table:table-cell>
              <table:table-cell office:value-type="float" office:value="-9.32888888888889">
                <text:p>-9.328888888888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930.5176">
                <text:p>19930.5176</text:p>
              </table:table-cell>
              <table:table-cell office:value-type="float" office:value="-9.30333333333333">
                <text:p>-9.303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979.2168">
                <text:p>19979.2168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25.9492">
                <text:p>20025.9492</text:p>
              </table:table-cell>
              <table:table-cell office:value-type="float" office:value="-9.48555555555556">
                <text:p>-9.485555555555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71.9766">
                <text:p>20071.9766</text:p>
              </table:table-cell>
              <table:table-cell office:value-type="float" office:value="-9.48777777777778">
                <text:p>-9.487777777777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117.7188">
                <text:p>20117.7188</text:p>
              </table:table-cell>
              <table:table-cell office:value-type="float" office:value="-9.40555555555556">
                <text:p>-9.405555555555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163.3516">
                <text:p>20163.3516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210.3184">
                <text:p>20210.3184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257.0957">
                <text:p>20257.0957</text:p>
              </table:table-cell>
              <table:table-cell office:value-type="float" office:value="-9.46888888888889">
                <text:p>-9.468888888888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304.3652">
                <text:p>20304.3652</text:p>
              </table:table-cell>
              <table:table-cell office:value-type="float" office:value="-9.39888888888889">
                <text:p>-9.3988888888888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352.4238">
                <text:p>20352.4238</text:p>
              </table:table-cell>
              <table:table-cell office:value-type="float" office:value="-9.46555555555556">
                <text:p>-9.465555555555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01.0352">
                <text:p>20401.0352</text:p>
              </table:table-cell>
              <table:table-cell office:value-type="float" office:value="-9.43222222222222">
                <text:p>-9.432222222222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50.209">
                <text:p>20450.209</text:p>
              </table:table-cell>
              <table:table-cell office:value-type="float" office:value="-9.48">
                <text:p>-9.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495.9707">
                <text:p>20495.9707</text:p>
              </table:table-cell>
              <table:table-cell office:value-type="float" office:value="-9.49222222222222">
                <text:p>-9.492222222222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40.707">
                <text:p>20540.707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87.1621">
                <text:p>20587.1621</text:p>
              </table:table-cell>
              <table:table-cell office:value-type="float" office:value="-9.37888888888889">
                <text:p>-9.378888888888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634.5605">
                <text:p>20634.5605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82.7129">
                <text:p>20682.7129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730.7422">
                <text:p>20730.7422</text:p>
              </table:table-cell>
              <table:table-cell office:value-type="float" office:value="-9.41666666666667">
                <text:p>-9.416666666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776.4121">
                <text:p>20776.4121</text:p>
              </table:table-cell>
              <table:table-cell office:value-type="float" office:value="-9.50888888888889">
                <text:p>-9.508888888888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823.2305">
                <text:p>20823.2305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870.3926">
                <text:p>20870.3926</text:p>
              </table:table-cell>
              <table:table-cell office:value-type="float" office:value="-9.46777777777778">
                <text:p>-9.467777777777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917.7539">
                <text:p>20917.7539</text:p>
              </table:table-cell>
              <table:table-cell office:value-type="float" office:value="-9.36777777777778">
                <text:p>-9.367777777777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965.4648">
                <text:p>20965.4648</text:p>
              </table:table-cell>
              <table:table-cell office:value-type="float" office:value="-9.37111111111111">
                <text:p>-9.3711111111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014.8594">
                <text:p>21014.8594</text:p>
              </table:table-cell>
              <table:table-cell office:value-type="float" office:value="-9.44444444444444">
                <text:p>-9.444444444444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062.2578">
                <text:p>21062.2578</text:p>
              </table:table-cell>
              <table:table-cell office:value-type="float" office:value="-9.51444444444444">
                <text:p>-9.514444444444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109.1543">
                <text:p>21109.1543</text:p>
              </table:table-cell>
              <table:table-cell office:value-type="float" office:value="-9.48444444444445">
                <text:p>-9.484444444444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154.6133">
                <text:p>21154.6133</text:p>
              </table:table-cell>
              <table:table-cell office:value-type="float" office:value="-9.39555555555556">
                <text:p>-9.395555555555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201.1387">
                <text:p>21201.1387</text:p>
              </table:table-cell>
              <table:table-cell office:value-type="float" office:value="-9.14888888888889">
                <text:p>-9.148888888888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250.2695">
                <text:p>21250.2695</text:p>
              </table:table-cell>
              <table:table-cell office:value-type="float" office:value="-9.24333333333333">
                <text:p>-9.2433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299.6152">
                <text:p>21299.6152</text:p>
              </table:table-cell>
              <table:table-cell office:value-type="float" office:value="-9.26444444444444">
                <text:p>-9.26444444444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346.3184">
                <text:p>21346.3184</text:p>
              </table:table-cell>
              <table:table-cell office:value-type="float" office:value="-9.28222222222222">
                <text:p>-9.28222222222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390.1914">
                <text:p>21390.1914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434.5781">
                <text:p>21434.5781</text:p>
              </table:table-cell>
              <table:table-cell office:value-type="float" office:value="-9.35777777777778">
                <text:p>-9.357777777777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482.3066">
                <text:p>21482.3066</text:p>
              </table:table-cell>
              <table:table-cell office:value-type="float" office:value="-9.30555555555556">
                <text:p>-9.30555555555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530.7148">
                <text:p>21530.714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577.6777">
                <text:p>21577.6777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625.9883">
                <text:p>21625.9883</text:p>
              </table:table-cell>
              <table:table-cell office:value-type="float" office:value="-9.35444444444445">
                <text:p>-9.354444444444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675.7695">
                <text:p>21675.7695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724.0586">
                <text:p>21724.0586</text:p>
              </table:table-cell>
              <table:table-cell office:value-type="float" office:value="-9.21555555555556">
                <text:p>-9.215555555555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770.1602">
                <text:p>21770.1602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814.9258">
                <text:p>21814.9258</text:p>
              </table:table-cell>
              <table:table-cell office:value-type="float" office:value="-9.27222222222222">
                <text:p>-9.272222222222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859.1855">
                <text:p>21859.1855</text:p>
              </table:table-cell>
              <table:table-cell office:value-type="float" office:value="-9.23888888888889">
                <text:p>-9.238888888888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906.5254">
                <text:p>21906.5254</text:p>
              </table:table-cell>
              <table:table-cell office:value-type="float" office:value="-9.28444444444444">
                <text:p>-9.284444444444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953.1992">
                <text:p>21953.1992</text:p>
              </table:table-cell>
              <table:table-cell office:value-type="float" office:value="-9.36333333333333">
                <text:p>-9.3633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001.8184">
                <text:p>22001.8184</text:p>
              </table:table-cell>
              <table:table-cell office:value-type="float" office:value="-9.37333333333333">
                <text:p>-9.37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049.8418">
                <text:p>22049.8418</text:p>
              </table:table-cell>
              <table:table-cell office:value-type="float" office:value="-9.54777777777778">
                <text:p>-9.547777777777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099.4609">
                <text:p>22099.4609</text:p>
              </table:table-cell>
              <table:table-cell office:value-type="float" office:value="-9.60222222222222">
                <text:p>-9.602222222222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149.8496">
                <text:p>22149.8496</text:p>
              </table:table-cell>
              <table:table-cell office:value-type="float" office:value="-9.51555555555556">
                <text:p>-9.515555555555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198.8359">
                <text:p>22198.8359</text:p>
              </table:table-cell>
              <table:table-cell office:value-type="float" office:value="-9.46444444444445">
                <text:p>-9.464444444444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244.4902">
                <text:p>22244.4902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295.082">
                <text:p>22295.082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345.2188">
                <text:p>22345.2188</text:p>
              </table:table-cell>
              <table:table-cell office:value-type="float" office:value="-9.25555555555555">
                <text:p>-9.255555555555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389.1641">
                <text:p>22389.1641</text:p>
              </table:table-cell>
              <table:table-cell office:value-type="float" office:value="-9.28333333333334">
                <text:p>-9.283333333333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435.8457">
                <text:p>22435.8457</text:p>
              </table:table-cell>
              <table:table-cell office:value-type="float" office:value="-9.30444444444445">
                <text:p>-9.304444444444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483.2734">
                <text:p>22483.2734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529.3027">
                <text:p>22529.3027</text:p>
              </table:table-cell>
              <table:table-cell office:value-type="float" office:value="-9.23666666666667">
                <text:p>-9.236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576.7812">
                <text:p>22576.7812</text:p>
              </table:table-cell>
              <table:table-cell office:value-type="float" office:value="-9.37666666666667">
                <text:p>-9.376666666666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625.6934">
                <text:p>22625.6934</text:p>
              </table:table-cell>
              <table:table-cell office:value-type="float" office:value="-9.40444444444444">
                <text:p>-9.40444444444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673.793">
                <text:p>22673.793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723.0176">
                <text:p>22723.0176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771.8242">
                <text:p>22771.8242</text:p>
              </table:table-cell>
              <table:table-cell office:value-type="float" office:value="-9.51777777777778">
                <text:p>-9.517777777777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820.5059">
                <text:p>22820.5059</text:p>
              </table:table-cell>
              <table:table-cell office:value-type="float" office:value="-9.35222222222222">
                <text:p>-9.35222222222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869.25">
                <text:p>22869.25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918.4688">
                <text:p>22918.4688</text:p>
              </table:table-cell>
              <table:table-cell office:value-type="float" office:value="-9.14">
                <text:p>-9.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967.1543">
                <text:p>22967.1543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013.8984">
                <text:p>23013.8984</text:p>
              </table:table-cell>
              <table:table-cell office:value-type="float" office:value="-9.05111111111111">
                <text:p>-9.051111111111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059.291">
                <text:p>23059.291</text:p>
              </table:table-cell>
              <table:table-cell office:value-type="float" office:value="-8.98444444444444">
                <text:p>-8.98444444444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104.0508">
                <text:p>23104.0508</text:p>
              </table:table-cell>
              <table:table-cell office:value-type="float" office:value="-9.04222222222222">
                <text:p>-9.042222222222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148.9297">
                <text:p>23148.9297</text:p>
              </table:table-cell>
              <table:table-cell office:value-type="float" office:value="-9.02111111111111">
                <text:p>-9.02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194.9395">
                <text:p>23194.9395</text:p>
              </table:table-cell>
              <table:table-cell office:value-type="float" office:value="-9.00333333333333">
                <text:p>-9.0033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241.9062">
                <text:p>23241.9062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288.9629">
                <text:p>23288.9629</text:p>
              </table:table-cell>
              <table:table-cell office:value-type="float" office:value="-9.08111111111111">
                <text:p>-9.081111111111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339.7246">
                <text:p>23339.7246</text:p>
              </table:table-cell>
              <table:table-cell office:value-type="float" office:value="-9.15333333333333">
                <text:p>-9.153333333333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388.4199">
                <text:p>23388.4199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435.4512">
                <text:p>23435.4512</text:p>
              </table:table-cell>
              <table:table-cell office:value-type="float" office:value="-9.09888888888889">
                <text:p>-9.098888888888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483.0234">
                <text:p>23483.0234</text:p>
              </table:table-cell>
              <table:table-cell office:value-type="float" office:value="-9.11666666666667">
                <text:p>-9.116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528.8184">
                <text:p>23528.8184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575.1562">
                <text:p>23575.1562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622.0527">
                <text:p>23622.0527</text:p>
              </table:table-cell>
              <table:table-cell office:value-type="float" office:value="-9.17">
                <text:p>-9.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667.7598">
                <text:p>23667.7598</text:p>
              </table:table-cell>
              <table:table-cell office:value-type="float" office:value="-9.24444444444445">
                <text:p>-9.244444444444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714.5371">
                <text:p>23714.5371</text:p>
              </table:table-cell>
              <table:table-cell office:value-type="float" office:value="-9.34777777777778">
                <text:p>-9.347777777777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762.5371">
                <text:p>23762.5371</text:p>
              </table:table-cell>
              <table:table-cell office:value-type="float" office:value="-9.41888888888889">
                <text:p>-9.418888888888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811.9004">
                <text:p>23811.9004</text:p>
              </table:table-cell>
              <table:table-cell office:value-type="float" office:value="-9.58888888888889">
                <text:p>-9.5888888888888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864.0938">
                <text:p>23864.0938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915.5">
                <text:p>23915.5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965.4355">
                <text:p>23965.4355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015.4004">
                <text:p>24015.4004</text:p>
              </table:table-cell>
              <table:table-cell office:value-type="float" office:value="-9.68777777777778">
                <text:p>-9.687777777777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069.168">
                <text:p>24069.168</text:p>
              </table:table-cell>
              <table:table-cell office:value-type="float" office:value="-9.61777777777778">
                <text:p>-9.617777777777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119.4922">
                <text:p>24119.4922</text:p>
              </table:table-cell>
              <table:table-cell office:value-type="float" office:value="-9.54888888888889">
                <text:p>-9.548888888888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168.3887">
                <text:p>24168.3887</text:p>
              </table:table-cell>
              <table:table-cell office:value-type="float" office:value="-9.59888888888889">
                <text:p>-9.59888888888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5.8613">
                <text:p>24215.8613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263.4961">
                <text:p>24263.4961</text:p>
              </table:table-cell>
              <table:table-cell office:value-type="float" office:value="-9.37444444444444">
                <text:p>-9.374444444444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313.582">
                <text:p>24313.582</text:p>
              </table:table-cell>
              <table:table-cell office:value-type="float" office:value="-9.29777777777778">
                <text:p>-9.297777777777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362.8691">
                <text:p>24362.8691</text:p>
              </table:table-cell>
              <table:table-cell office:value-type="float" office:value="-9.35333333333333">
                <text:p>-9.3533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414.7129">
                <text:p>24414.7129</text:p>
              </table:table-cell>
              <table:table-cell office:value-type="float" office:value="-9.48222222222222">
                <text:p>-9.48222222222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466.8223">
                <text:p>24466.8223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510.7676">
                <text:p>24510.7676</text:p>
              </table:table-cell>
              <table:table-cell office:value-type="float" office:value="-9.62222222222222">
                <text:p>-9.622222222222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558.2148">
                <text:p>24558.2148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609.2773">
                <text:p>24609.2773</text:p>
              </table:table-cell>
              <table:table-cell office:value-type="float" office:value="-9.62555555555556">
                <text:p>-9.625555555555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662.0449">
                <text:p>24662.0449</text:p>
              </table:table-cell>
              <table:table-cell office:value-type="float" office:value="-9.59666666666667">
                <text:p>-9.59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714.418">
                <text:p>24714.418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766.2832">
                <text:p>24766.2832</text:p>
              </table:table-cell>
              <table:table-cell office:value-type="float" office:value="-9.84666666666667">
                <text:p>-9.846666666666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817.8145">
                <text:p>24817.8145</text:p>
              </table:table-cell>
              <table:table-cell office:value-type="float" office:value="-9.85222222222222">
                <text:p>-9.852222222222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867.9297">
                <text:p>24867.9297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919.125">
                <text:p>24919.125</text:p>
              </table:table-cell>
              <table:table-cell office:value-type="float" office:value="-9.73111111111111">
                <text:p>-9.731111111111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968.8086">
                <text:p>24968.8086</text:p>
              </table:table-cell>
              <table:table-cell office:value-type="float" office:value="-9.66333333333333">
                <text:p>-9.663333333333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5020.1719">
                <text:p>25020.1719</text:p>
              </table:table-cell>
              <table:table-cell office:value-type="float" office:value="-9.69888888888889">
                <text:p>-9.698888888888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5072.041">
                <text:p>25072.041</text:p>
              </table:table-cell>
              <table:table-cell office:value-type="float" office:value="-9.80333333333333">
                <text:p>-9.80333333333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5123.2617">
                <text:p>25123.2617</text:p>
              </table:table-cell>
              <table:table-cell office:value-type="float" office:value="-9.85666666666667">
                <text:p>-9.856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5172.9102">
                <text:p>25172.9102</text:p>
              </table:table-cell>
              <table:table-cell office:value-type="float" office:value="-9.87333333333333">
                <text:p>-9.87333333333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222.8418">
                <text:p>25222.8418</text:p>
              </table:table-cell>
              <table:table-cell office:value-type="float" office:value="-9.87777777777778">
                <text:p>-9.8777777777777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5275.8574">
                <text:p>25275.8574</text:p>
              </table:table-cell>
              <table:table-cell office:value-type="float" office:value="-9.86555555555556">
                <text:p>-9.8655555555555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330.25">
                <text:p>25330.25</text:p>
              </table:table-cell>
              <table:table-cell office:value-type="float" office:value="-9.84777777777778">
                <text:p>-9.847777777777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383.5371">
                <text:p>25383.5371</text:p>
              </table:table-cell>
              <table:table-cell office:value-type="float" office:value="-9.86888888888889">
                <text:p>-9.868888888888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435.0898">
                <text:p>25435.0898</text:p>
              </table:table-cell>
              <table:table-cell office:value-type="float" office:value="-9.86333333333333">
                <text:p>-9.8633333333333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486.584">
                <text:p>25486.584</text:p>
              </table:table-cell>
              <table:table-cell office:value-type="float" office:value="-9.86111111111111">
                <text:p>-9.861111111111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538.1875">
                <text:p>25538.1875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589.2266">
                <text:p>25589.2266</text:p>
              </table:table-cell>
              <table:table-cell office:value-type="float" office:value="-9.72222222222222">
                <text:p>-9.722222222222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639.5664">
                <text:p>25639.5664</text:p>
              </table:table-cell>
              <table:table-cell office:value-type="float" office:value="-9.82555555555556">
                <text:p>-9.825555555555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690.2031">
                <text:p>25690.2031</text:p>
              </table:table-cell>
              <table:table-cell office:value-type="float" office:value="-9.72111111111111">
                <text:p>-9.721111111111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742.6035">
                <text:p>25742.6035</text:p>
              </table:table-cell>
              <table:table-cell office:value-type="float" office:value="-9.69555555555555">
                <text:p>-9.695555555555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795.1172">
                <text:p>25795.1172</text:p>
              </table:table-cell>
              <table:table-cell office:value-type="float" office:value="-9.75444444444444">
                <text:p>-9.754444444444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847.0078">
                <text:p>25847.0078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899.9102">
                <text:p>25899.9102</text:p>
              </table:table-cell>
              <table:table-cell office:value-type="float" office:value="-9.75333333333333">
                <text:p>-9.7533333333333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949.5664">
                <text:p>25949.5664</text:p>
              </table:table-cell>
              <table:table-cell office:value-type="float" office:value="-9.72777777777778">
                <text:p>-9.727777777777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6000.4434">
                <text:p>26000.4434</text:p>
              </table:table-cell>
              <table:table-cell office:value-type="float" office:value="-9.63333333333333">
                <text:p>-9.633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6053.0547">
                <text:p>26053.0547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6102.5703">
                <text:p>26102.5703</text:p>
              </table:table-cell>
              <table:table-cell office:value-type="float" office:value="-9.67333333333333">
                <text:p>-9.673333333333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6154.2695">
                <text:p>26154.2695</text:p>
              </table:table-cell>
              <table:table-cell office:value-type="float" office:value="-9.68333333333333">
                <text:p>-9.6833333333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6206.6875">
                <text:p>26206.6875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256.5742">
                <text:p>26256.5742</text:p>
              </table:table-cell>
              <table:table-cell office:value-type="float" office:value="-9.62444444444444">
                <text:p>-9.6244444444444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6311.1211">
                <text:p>26311.1211</text:p>
              </table:table-cell>
              <table:table-cell office:value-type="float" office:value="-9.69222222222222">
                <text:p>-9.692222222222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363.7383">
                <text:p>26363.7383</text:p>
              </table:table-cell>
              <table:table-cell office:value-type="float" office:value="-9.70444444444444">
                <text:p>-9.7044444444444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412.6309">
                <text:p>26412.6309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465.1465">
                <text:p>26465.1465</text:p>
              </table:table-cell>
              <table:table-cell office:value-type="float" office:value="-9.83444444444445">
                <text:p>-9.834444444444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515.5039">
                <text:p>26515.5039</text:p>
              </table:table-cell>
              <table:table-cell office:value-type="float" office:value="-9.68444444444445">
                <text:p>-9.684444444444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566.7988">
                <text:p>26566.7988</text:p>
              </table:table-cell>
              <table:table-cell office:value-type="float" office:value="-9.63111111111111">
                <text:p>-9.631111111111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619.8477">
                <text:p>26619.8477</text:p>
              </table:table-cell>
              <table:table-cell office:value-type="float" office:value="-9.70888888888889">
                <text:p>-9.708888888888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673.8535">
                <text:p>26673.8535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726.7168">
                <text:p>26726.7168</text:p>
              </table:table-cell>
              <table:table-cell office:value-type="float" office:value="-9.75777777777778">
                <text:p>-9.757777777777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777.0234">
                <text:p>26777.0234</text:p>
              </table:table-cell>
              <table:table-cell office:value-type="float" office:value="-9.77555555555555">
                <text:p>-9.775555555555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827.7344">
                <text:p>26827.7344</text:p>
              </table:table-cell>
              <table:table-cell office:value-type="float" office:value="-9.74666666666667">
                <text:p>-9.746666666666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6879.9844">
                <text:p>26879.9844</text:p>
              </table:table-cell>
              <table:table-cell office:value-type="float" office:value="-9.71777777777778">
                <text:p>-9.7177777777777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6933.0391">
                <text:p>26933.0391</text:p>
              </table:table-cell>
              <table:table-cell office:value-type="float" office:value="-9.61888888888889">
                <text:p>-9.618888888888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6985.3164">
                <text:p>26985.3164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7037.375">
                <text:p>27037.375</text:p>
              </table:table-cell>
              <table:table-cell office:value-type="float" office:value="-9.45666666666667">
                <text:p>-9.456666666666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7089.7832">
                <text:p>27089.7832</text:p>
              </table:table-cell>
              <table:table-cell office:value-type="float" office:value="-9.35888888888889">
                <text:p>-9.358888888888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141.9375">
                <text:p>27141.9375</text:p>
              </table:table-cell>
              <table:table-cell office:value-type="float" office:value="-9.00111111111111">
                <text:p>-9.0011111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192.1699">
                <text:p>27192.1699</text:p>
              </table:table-cell>
              <table:table-cell office:value-type="float" office:value="-8.96333333333333">
                <text:p>-8.96333333333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240.125">
                <text:p>27240.125</text:p>
              </table:table-cell>
              <table:table-cell office:value-type="float" office:value="-8.88333333333333">
                <text:p>-8.8833333333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287.25">
                <text:p>27287.25</text:p>
              </table:table-cell>
              <table:table-cell office:value-type="float" office:value="-8.77111111111111">
                <text:p>-8.771111111111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7332.8496">
                <text:p>27332.8496</text:p>
              </table:table-cell>
              <table:table-cell office:value-type="float" office:value="-8.83555555555556">
                <text:p>-8.835555555555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377.1953">
                <text:p>27377.1953</text:p>
              </table:table-cell>
              <table:table-cell office:value-type="float" office:value="-8.82666666666667">
                <text:p>-8.82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425.3438">
                <text:p>27425.3438</text:p>
              </table:table-cell>
              <table:table-cell office:value-type="float" office:value="-8.72333333333333">
                <text:p>-8.723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7474.5488">
                <text:p>27474.5488</text:p>
              </table:table-cell>
              <table:table-cell office:value-type="float" office:value="-8.66">
                <text:p>-8.6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7523.3613">
                <text:p>27523.3613</text:p>
              </table:table-cell>
              <table:table-cell office:value-type="float" office:value="-8.63444444444444">
                <text:p>-8.6344444444444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577.8301">
                <text:p>27577.8301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7627.748">
                <text:p>27627.748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7673.0137">
                <text:p>27673.0137</text:p>
              </table:table-cell>
              <table:table-cell office:value-type="float" office:value="-8.80444444444444">
                <text:p>-8.8044444444444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717.084">
                <text:p>27717.084</text:p>
              </table:table-cell>
              <table:table-cell office:value-type="float" office:value="-8.81777777777778">
                <text:p>-8.817777777777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7764.6152">
                <text:p>27764.6152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7813.752">
                <text:p>27813.752</text:p>
              </table:table-cell>
              <table:table-cell office:value-type="float" office:value="-8.86666666666667">
                <text:p>-8.86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7864.0508">
                <text:p>27864.0508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7911.5938">
                <text:p>27911.593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7960.6719">
                <text:p>27960.6719</text:p>
              </table:table-cell>
              <table:table-cell office:value-type="float" office:value="-9.34666666666667">
                <text:p>-9.34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8013.5078">
                <text:p>28013.5078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8067.9941">
                <text:p>28067.9941</text:p>
              </table:table-cell>
              <table:table-cell office:value-type="float" office:value="-9.32333333333333">
                <text:p>-9.32333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8118.6855">
                <text:p>28118.6855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8170.1895">
                <text:p>28170.1895</text:p>
              </table:table-cell>
              <table:table-cell office:value-type="float" office:value="-9.31222222222223">
                <text:p>-9.3122222222222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8223.8398">
                <text:p>28223.8398</text:p>
              </table:table-cell>
              <table:table-cell office:value-type="float" office:value="-9.08666666666667">
                <text:p>-9.08666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8275.3613">
                <text:p>28275.3613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8323.7363">
                <text:p>28323.7363</text:p>
              </table:table-cell>
              <table:table-cell office:value-type="float" office:value="-8.85666666666667">
                <text:p>-8.856666666666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8372.5723">
                <text:p>28372.5723</text:p>
              </table:table-cell>
              <table:table-cell office:value-type="float" office:value="-8.76444444444444">
                <text:p>-8.7644444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8418.7715">
                <text:p>28418.7715</text:p>
              </table:table-cell>
              <table:table-cell office:value-type="float" office:value="-8.64666666666667">
                <text:p>-8.646666666666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8464.5195">
                <text:p>28464.5195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8511.9785">
                <text:p>28511.9785</text:p>
              </table:table-cell>
              <table:table-cell office:value-type="float" office:value="-8.69888888888889">
                <text:p>-8.698888888888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8560.0449">
                <text:p>28560.0449</text:p>
              </table:table-cell>
              <table:table-cell office:value-type="float" office:value="-8.70111111111111">
                <text:p>-8.701111111111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8608.334">
                <text:p>28608.334</text:p>
              </table:table-cell>
              <table:table-cell office:value-type="float" office:value="-8.82">
                <text:p>-8.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8657.8711">
                <text:p>28657.8711</text:p>
              </table:table-cell>
              <table:table-cell office:value-type="float" office:value="-8.87666666666667">
                <text:p>-8.876666666666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708.7324">
                <text:p>28708.7324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8759.3203">
                <text:p>28759.3203</text:p>
              </table:table-cell>
              <table:table-cell office:value-type="float" office:value="-8.86111111111111">
                <text:p>-8.8611111111111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8809.4668">
                <text:p>28809.4668</text:p>
              </table:table-cell>
              <table:table-cell office:value-type="float" office:value="-8.87555555555556">
                <text:p>-8.875555555555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8859.1074">
                <text:p>28859.1074</text:p>
              </table:table-cell>
              <table:table-cell office:value-type="float" office:value="-8.80777777777778">
                <text:p>-8.807777777777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8907.8145">
                <text:p>28907.8145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8955.9531">
                <text:p>28955.9531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9003.8848">
                <text:p>29003.8848</text:p>
              </table:table-cell>
              <table:table-cell office:value-type="float" office:value="-8.38666666666667">
                <text:p>-8.38666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9051.7754">
                <text:p>29051.7754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9098.8965">
                <text:p>29098.8965</text:p>
              </table:table-cell>
              <table:table-cell office:value-type="float" office:value="-8.22333333333333">
                <text:p>-8.2233333333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9145.2129">
                <text:p>29145.2129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9191.8301">
                <text:p>29191.8301</text:p>
              </table:table-cell>
              <table:table-cell office:value-type="float" office:value="-8.24444444444444">
                <text:p>-8.244444444444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235.8301">
                <text:p>29235.8301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9282.793">
                <text:p>29282.793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9327.9727">
                <text:p>29327.9727</text:p>
              </table:table-cell>
              <table:table-cell office:value-type="float" office:value="-8.30777777777778">
                <text:p>-8.3077777777777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9374.7988">
                <text:p>29374.7988</text:p>
              </table:table-cell>
              <table:table-cell office:value-type="float" office:value="-8.32888888888889">
                <text:p>-8.32888888888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9424.6348">
                <text:p>29424.6348</text:p>
              </table:table-cell>
              <table:table-cell office:value-type="float" office:value="-8.43333333333333">
                <text:p>-8.43333333333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9474.418">
                <text:p>29474.418</text:p>
              </table:table-cell>
              <table:table-cell office:value-type="float" office:value="-8.34666666666667">
                <text:p>-8.34666666666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9522.5469">
                <text:p>29522.5469</text:p>
              </table:table-cell>
              <table:table-cell office:value-type="float" office:value="-8.43666666666667">
                <text:p>-8.43666666666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9570.1211">
                <text:p>29570.1211</text:p>
              </table:table-cell>
              <table:table-cell office:value-type="float" office:value="-8.54444444444444">
                <text:p>-8.5444444444444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9617.6895">
                <text:p>29617.6895</text:p>
              </table:table-cell>
              <table:table-cell office:value-type="float" office:value="-8.58888888888889">
                <text:p>-8.588888888888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9664.7227">
                <text:p>29664.7227</text:p>
              </table:table-cell>
              <table:table-cell office:value-type="float" office:value="-8.65111111111111">
                <text:p>-8.651111111111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9710.8398">
                <text:p>29710.8398</text:p>
              </table:table-cell>
              <table:table-cell office:value-type="float" office:value="-8.75777777777778">
                <text:p>-8.757777777777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9758.2891">
                <text:p>29758.2891</text:p>
              </table:table-cell>
              <table:table-cell office:value-type="float" office:value="-8.92444444444444">
                <text:p>-8.924444444444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9808.3535">
                <text:p>29808.3535</text:p>
              </table:table-cell>
              <table:table-cell office:value-type="float" office:value="-8.92222222222222">
                <text:p>-8.9222222222222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9862.1523">
                <text:p>29862.1523</text:p>
              </table:table-cell>
              <table:table-cell office:value-type="float" office:value="-9.11111111111111">
                <text:p>-9.111111111111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9914.8301">
                <text:p>29914.8301</text:p>
              </table:table-cell>
              <table:table-cell office:value-type="float" office:value="-9.27">
                <text:p>-9.2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9967.4492">
                <text:p>29967.4492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0020.4102">
                <text:p>30020.4102</text:p>
              </table:table-cell>
              <table:table-cell office:value-type="float" office:value="-9.29666666666667">
                <text:p>-9.296666666666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0070.8145">
                <text:p>30070.8145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0124.2676">
                <text:p>30124.2676</text:p>
              </table:table-cell>
              <table:table-cell office:value-type="float" office:value="-9.21777777777778">
                <text:p>-9.217777777777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0176.6895">
                <text:p>30176.6895</text:p>
              </table:table-cell>
              <table:table-cell office:value-type="float" office:value="-9.18222222222222">
                <text:p>-9.182222222222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0227.4238">
                <text:p>30227.4238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0277.334">
                <text:p>30277.334</text:p>
              </table:table-cell>
              <table:table-cell office:value-type="float" office:value="-9.19666666666667">
                <text:p>-9.196666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0329.6777">
                <text:p>30329.6777</text:p>
              </table:table-cell>
              <table:table-cell office:value-type="float" office:value="-9.11444444444444">
                <text:p>-9.114444444444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0380.3438">
                <text:p>30380.3438</text:p>
              </table:table-cell>
              <table:table-cell office:value-type="float" office:value="-9.07333333333333">
                <text:p>-9.07333333333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0431.0781">
                <text:p>30431.0781</text:p>
              </table:table-cell>
              <table:table-cell office:value-type="float" office:value="-9.03888888888889">
                <text:p>-9.038888888888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0482.6328">
                <text:p>30482.6328</text:p>
              </table:table-cell>
              <table:table-cell office:value-type="float" office:value="-9.10111111111111">
                <text:p>-9.10111111111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534.4375">
                <text:p>30534.4375</text:p>
              </table:table-cell>
              <table:table-cell office:value-type="float" office:value="-8.98222222222222">
                <text:p>-8.9822222222222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0586.1172">
                <text:p>30586.1172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636.8418">
                <text:p>30636.8418</text:p>
              </table:table-cell>
              <table:table-cell office:value-type="float" office:value="-8.84555555555555">
                <text:p>-8.845555555555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0687.2051">
                <text:p>30687.2051</text:p>
              </table:table-cell>
              <table:table-cell office:value-type="float" office:value="-8.79">
                <text:p>-8.7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737.5547">
                <text:p>30737.5547</text:p>
              </table:table-cell>
              <table:table-cell office:value-type="float" office:value="-8.74333333333333">
                <text:p>-8.7433333333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787.9277">
                <text:p>30787.9277</text:p>
              </table:table-cell>
              <table:table-cell office:value-type="float" office:value="-8.65777777777778">
                <text:p>-8.657777777777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837.3281">
                <text:p>30837.3281</text:p>
              </table:table-cell>
              <table:table-cell office:value-type="float" office:value="-8.72777777777778">
                <text:p>-8.727777777777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883.7285">
                <text:p>30883.7285</text:p>
              </table:table-cell>
              <table:table-cell office:value-type="float" office:value="-8.84444444444444">
                <text:p>-8.8444444444444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932.8809">
                <text:p>30932.8809</text:p>
              </table:table-cell>
              <table:table-cell office:value-type="float" office:value="-8.89111111111111">
                <text:p>-8.891111111111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0982.8281">
                <text:p>30982.8281</text:p>
              </table:table-cell>
              <table:table-cell office:value-type="float" office:value="-8.95777777777778">
                <text:p>-8.957777777777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1031.8613">
                <text:p>31031.8613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1085.4531">
                <text:p>31085.4531</text:p>
              </table:table-cell>
              <table:table-cell office:value-type="float" office:value="-9.29333333333333">
                <text:p>-9.2933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140.6797">
                <text:p>31140.6797</text:p>
              </table:table-cell>
              <table:table-cell office:value-type="float" office:value="-9.31777777777778">
                <text:p>-9.317777777777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193.6621">
                <text:p>31193.6621</text:p>
              </table:table-cell>
              <table:table-cell office:value-type="float" office:value="-9.35111111111111">
                <text:p>-9.351111111111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1247.418">
                <text:p>31247.418</text:p>
              </table:table-cell>
              <table:table-cell office:value-type="float" office:value="-9.39333333333333">
                <text:p>-9.393333333333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1302.6406">
                <text:p>31302.6406</text:p>
              </table:table-cell>
              <table:table-cell office:value-type="float" office:value="-9.43333333333333">
                <text:p>-9.433333333333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1355.9746">
                <text:p>31355.9746</text:p>
              </table:table-cell>
              <table:table-cell office:value-type="float" office:value="-9.32111111111111">
                <text:p>-9.321111111111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1407.5488">
                <text:p>31407.5488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1458.8652">
                <text:p>31458.8652</text:p>
              </table:table-cell>
              <table:table-cell office:value-type="float" office:value="-9.40888888888889">
                <text:p>-9.408888888888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1510.9707">
                <text:p>31510.9707</text:p>
              </table:table-cell>
              <table:table-cell office:value-type="float" office:value="-9.12666666666667">
                <text:p>-9.126666666666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1564.4492">
                <text:p>31564.4492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1618.1094">
                <text:p>31618.1094</text:p>
              </table:table-cell>
              <table:table-cell office:value-type="float" office:value="-8.99888888888889">
                <text:p>-8.998888888888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1673.2285">
                <text:p>31673.2285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1725.0352">
                <text:p>31725.0352</text:p>
              </table:table-cell>
              <table:table-cell office:value-type="float" office:value="-8.73222222222222">
                <text:p>-8.7322222222222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1772.8711">
                <text:p>31772.8711</text:p>
              </table:table-cell>
              <table:table-cell office:value-type="float" office:value="-8.53777777777778">
                <text:p>-8.5377777777777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1821.0098">
                <text:p>31821.0098</text:p>
              </table:table-cell>
              <table:table-cell office:value-type="float" office:value="-8.31333333333333">
                <text:p>-8.313333333333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1870.9727">
                <text:p>31870.9727</text:p>
              </table:table-cell>
              <table:table-cell office:value-type="float" office:value="-8.09555555555556">
                <text:p>-8.095555555555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1919.3457">
                <text:p>31919.3457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1964.834">
                <text:p>31964.834</text:p>
              </table:table-cell>
              <table:table-cell office:value-type="float" office:value="-8.12444444444444">
                <text:p>-8.124444444444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2011.5391">
                <text:p>32011.5391</text:p>
              </table:table-cell>
              <table:table-cell office:value-type="float" office:value="-8.18111111111111">
                <text:p>-8.181111111111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2055.2773">
                <text:p>32055.2773</text:p>
              </table:table-cell>
              <table:table-cell office:value-type="float" office:value="-8.10555555555556">
                <text:p>-8.105555555555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2103.8984">
                <text:p>32103.8984</text:p>
              </table:table-cell>
              <table:table-cell office:value-type="float" office:value="-8.09222222222222">
                <text:p>-8.092222222222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2153.625">
                <text:p>32153.625</text:p>
              </table:table-cell>
              <table:table-cell office:value-type="float" office:value="-8.17111111111111">
                <text:p>-8.171111111111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2202.9141">
                <text:p>32202.9141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252.8555">
                <text:p>32252.8555</text:p>
              </table:table-cell>
              <table:table-cell office:value-type="float" office:value="-8.38777777777778">
                <text:p>-8.387777777777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2301.793">
                <text:p>32301.793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2349.9863">
                <text:p>32349.9863</text:p>
              </table:table-cell>
              <table:table-cell office:value-type="float" office:value="-8.41111111111111">
                <text:p>-8.411111111111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2398.5195">
                <text:p>32398.5195</text:p>
              </table:table-cell>
              <table:table-cell office:value-type="float" office:value="-8.57333333333333">
                <text:p>-8.5733333333333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2447.7891">
                <text:p>32447.7891</text:p>
              </table:table-cell>
              <table:table-cell office:value-type="float" office:value="-8.64555555555555">
                <text:p>-8.645555555555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496.4316">
                <text:p>32496.4316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2545.3184">
                <text:p>32545.3184</text:p>
              </table:table-cell>
              <table:table-cell office:value-type="float" office:value="-8.93555555555556">
                <text:p>-8.9355555555555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2597.5508">
                <text:p>32597.5508</text:p>
              </table:table-cell>
              <table:table-cell office:value-type="float" office:value="-9.09777777777778">
                <text:p>-9.09777777777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2652.2148">
                <text:p>32652.2148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2706.5918">
                <text:p>32706.5918</text:p>
              </table:table-cell>
              <table:table-cell office:value-type="float" office:value="-9.19444444444445">
                <text:p>-9.194444444444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2760.9102">
                <text:p>32760.9102</text:p>
              </table:table-cell>
              <table:table-cell office:value-type="float" office:value="-9.26666666666667">
                <text:p>-9.266666666666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2815.9453">
                <text:p>32815.9453</text:p>
              </table:table-cell>
              <table:table-cell office:value-type="float" office:value="-9.15777777777778">
                <text:p>-9.157777777777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2869.2109">
                <text:p>32869.210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2920.7539">
                <text:p>32920.7539</text:p>
              </table:table-cell>
              <table:table-cell office:value-type="float" office:value="-8.79444444444444">
                <text:p>-8.79444444444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2972.9453">
                <text:p>32972.9453</text:p>
              </table:table-cell>
              <table:table-cell office:value-type="float" office:value="-8.59666666666667">
                <text:p>-8.596666666666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3023.8633">
                <text:p>33023.8633</text:p>
              </table:table-cell>
              <table:table-cell office:value-type="float" office:value="-8.39444444444444">
                <text:p>-8.3944444444444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3072.793">
                <text:p>33072.79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3120.7695">
                <text:p>33120.7695</text:p>
              </table:table-cell>
              <table:table-cell office:value-type="float" office:value="-8.10666666666667">
                <text:p>-8.1066666666666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3167.9531">
                <text:p>33167.9531</text:p>
              </table:table-cell>
              <table:table-cell office:value-type="float" office:value="-8.00111111111111">
                <text:p>-8.001111111111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3214.8672">
                <text:p>33214.8672</text:p>
              </table:table-cell>
              <table:table-cell office:value-type="float" office:value="-7.92555555555555">
                <text:p>-7.925555555555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3262.1484">
                <text:p>33262.1484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3309.1289">
                <text:p>33309.1289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3355.293">
                <text:p>33355.293</text:p>
              </table:table-cell>
              <table:table-cell office:value-type="float" office:value="-7.99111111111111">
                <text:p>-7.991111111111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3404.3086">
                <text:p>33404.3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3452.6211">
                <text:p>33452.6211</text:p>
              </table:table-cell>
              <table:table-cell office:value-type="float" office:value="-8.15222222222222">
                <text:p>-8.1522222222222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3502.3633">
                <text:p>33502.363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3551.0898">
                <text:p>33551.0898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3599.3086">
                <text:p>33599.3086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3648.0156">
                <text:p>33648.0156</text:p>
              </table:table-cell>
              <table:table-cell office:value-type="float" office:value="-8.63333333333333">
                <text:p>-8.63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3699.25">
                <text:p>33699.25</text:p>
              </table:table-cell>
              <table:table-cell office:value-type="float" office:value="-8.75111111111111">
                <text:p>-8.751111111111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3749.6367">
                <text:p>33749.6367</text:p>
              </table:table-cell>
              <table:table-cell office:value-type="float" office:value="-8.90444444444444">
                <text:p>-8.9044444444444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3801.2656">
                <text:p>33801.2656</text:p>
              </table:table-cell>
              <table:table-cell office:value-type="float" office:value="-9.06">
                <text:p>-9.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3855.6289">
                <text:p>33855.6289</text:p>
              </table:table-cell>
              <table:table-cell office:value-type="float" office:value="-9.22">
                <text:p>-9.2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3910.8281">
                <text:p>33910.8281</text:p>
              </table:table-cell>
              <table:table-cell office:value-type="float" office:value="-9.13222222222222">
                <text:p>-9.1322222222222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3966.0586">
                <text:p>33966.0586</text:p>
              </table:table-cell>
              <table:table-cell office:value-type="float" office:value="-9.24555555555556">
                <text:p>-9.2455555555555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021.3086">
                <text:p>34021.3086</text:p>
              </table:table-cell>
              <table:table-cell office:value-type="float" office:value="-9.26777777777778">
                <text:p>-9.2677777777777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076.543">
                <text:p>34076.543</text:p>
              </table:table-cell>
              <table:table-cell office:value-type="float" office:value="-9.27333333333333">
                <text:p>-9.273333333333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130.0195">
                <text:p>34130.0195</text:p>
              </table:table-cell>
              <table:table-cell office:value-type="float" office:value="-9.22333333333333">
                <text:p>-9.2233333333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4180.7656">
                <text:p>34180.7656</text:p>
              </table:table-cell>
              <table:table-cell office:value-type="float" office:value="-9.07444444444444">
                <text:p>-9.074444444444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4234.1406">
                <text:p>34234.1406</text:p>
              </table:table-cell>
              <table:table-cell office:value-type="float" office:value="-8.90888888888889">
                <text:p>-8.908888888888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4287.043">
                <text:p>34287.043</text:p>
              </table:table-cell>
              <table:table-cell office:value-type="float" office:value="-8.80111111111111">
                <text:p>-8.801111111111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4342.3594">
                <text:p>34342.3594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4395.4219">
                <text:p>34395.4219</text:p>
              </table:table-cell>
              <table:table-cell office:value-type="float" office:value="-8.58333333333334">
                <text:p>-8.583333333333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4445.1758">
                <text:p>34445.1758</text:p>
              </table:table-cell>
              <table:table-cell office:value-type="float" office:value="-8.43111111111111">
                <text:p>-8.431111111111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4493.9297">
                <text:p>34493.9297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4544.6602">
                <text:p>34544.6602</text:p>
              </table:table-cell>
              <table:table-cell office:value-type="float" office:value="-8.16555555555556">
                <text:p>-8.16555555555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4591.0703">
                <text:p>34591.0703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4640.3516">
                <text:p>34640.3516</text:p>
              </table:table-cell>
              <table:table-cell office:value-type="float" office:value="-7.88555555555556">
                <text:p>-7.885555555555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4688.1055">
                <text:p>34688.1055</text:p>
              </table:table-cell>
              <table:table-cell office:value-type="float" office:value="-7.92333333333333">
                <text:p>-7.923333333333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4736.1562">
                <text:p>34736.1562</text:p>
              </table:table-cell>
              <table:table-cell office:value-type="float" office:value="-7.86666666666667">
                <text:p>-7.866666666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4784.8047">
                <text:p>34784.8047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4831.9688">
                <text:p>34831.9688</text:p>
              </table:table-cell>
              <table:table-cell office:value-type="float" office:value="-7.75444444444444">
                <text:p>-7.754444444444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4879.0938">
                <text:p>34879.0938</text:p>
              </table:table-cell>
              <table:table-cell office:value-type="float" office:value="-7.74777777777778">
                <text:p>-7.747777777777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4927.8945">
                <text:p>34927.8945</text:p>
              </table:table-cell>
              <table:table-cell office:value-type="float" office:value="-7.82888888888889">
                <text:p>-7.828888888888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4976.75">
                <text:p>34976.75</text:p>
              </table:table-cell>
              <table:table-cell office:value-type="float" office:value="-7.74444444444444">
                <text:p>-7.744444444444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023.9883">
                <text:p>35023.9883</text:p>
              </table:table-cell>
              <table:table-cell office:value-type="float" office:value="-7.71555555555556">
                <text:p>-7.715555555555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069.375">
                <text:p>35069.375</text:p>
              </table:table-cell>
              <table:table-cell office:value-type="float" office:value="-7.72888888888889">
                <text:p>-7.728888888888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116.707">
                <text:p>35116.707</text:p>
              </table:table-cell>
              <table:table-cell office:value-type="float" office:value="-7.70777777777778">
                <text:p>-7.7077777777777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166.957">
                <text:p>35166.957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214.3594">
                <text:p>35214.3594</text:p>
              </table:table-cell>
              <table:table-cell office:value-type="float" office:value="-7.77111111111111">
                <text:p>-7.7711111111111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260.1953">
                <text:p>35260.1953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307.3125">
                <text:p>35307.3125</text:p>
              </table:table-cell>
              <table:table-cell office:value-type="float" office:value="-7.83888888888889">
                <text:p>-7.838888888888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356.2852">
                <text:p>35356.2852</text:p>
              </table:table-cell>
              <table:table-cell office:value-type="float" office:value="-7.86777777777778">
                <text:p>-7.867777777777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405.9102">
                <text:p>35405.9102</text:p>
              </table:table-cell>
              <table:table-cell office:value-type="float" office:value="-7.87777777777778">
                <text:p>-7.8777777777777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453.8516">
                <text:p>35453.8516</text:p>
              </table:table-cell>
              <table:table-cell office:value-type="float" office:value="-7.93555555555556">
                <text:p>-7.935555555555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500.8984">
                <text:p>35500.8984</text:p>
              </table:table-cell>
              <table:table-cell office:value-type="float" office:value="-7.97666666666667">
                <text:p>-7.976666666666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550.5195">
                <text:p>35550.5195</text:p>
              </table:table-cell>
              <table:table-cell office:value-type="float" office:value="-8.03222222222222">
                <text:p>-8.0322222222222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601.5859">
                <text:p>35601.5859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650.3281">
                <text:p>35650.3281</text:p>
              </table:table-cell>
              <table:table-cell office:value-type="float" office:value="-8.15666666666667">
                <text:p>-8.15666666666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697.8906">
                <text:p>35697.8906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746.3633">
                <text:p>35746.3633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798.3828">
                <text:p>35798.3828</text:p>
              </table:table-cell>
              <table:table-cell office:value-type="float" office:value="-8.16444444444445">
                <text:p>-8.164444444444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848.4102">
                <text:p>35848.4102</text:p>
              </table:table-cell>
              <table:table-cell office:value-type="float" office:value="-8.19111111111111">
                <text:p>-8.191111111111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902.9375">
                <text:p>35902.9375</text:p>
              </table:table-cell>
              <table:table-cell office:value-type="float" office:value="-8.35333333333333">
                <text:p>-8.3533333333333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952.0195">
                <text:p>35952.0195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001.2422">
                <text:p>36001.2422</text:p>
              </table:table-cell>
              <table:table-cell office:value-type="float" office:value="-8.42666666666667">
                <text:p>-8.426666666666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050.6719">
                <text:p>36050.6719</text:p>
              </table:table-cell>
              <table:table-cell office:value-type="float" office:value="-8.44222222222222">
                <text:p>-8.442222222222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100.8008">
                <text:p>36100.8008</text:p>
              </table:table-cell>
              <table:table-cell office:value-type="float" office:value="-8.28666666666667">
                <text:p>-8.2866666666666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153.832">
                <text:p>36153.83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206.2734">
                <text:p>36206.273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257.8398">
                <text:p>36257.8398</text:p>
              </table:table-cell>
              <table:table-cell office:value-type="float" office:value="-8.29333333333333">
                <text:p>-8.29333333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308.2734">
                <text:p>36308.2734</text:p>
              </table:table-cell>
              <table:table-cell office:value-type="float" office:value="-8.29333333333334">
                <text:p>-8.2933333333333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357.2188">
                <text:p>36357.2188</text:p>
              </table:table-cell>
              <table:table-cell office:value-type="float" office:value="-8.14888888888889">
                <text:p>-8.1488888888888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406.0898">
                <text:p>36406.0898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455.6445">
                <text:p>36455.6445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505.5664">
                <text:p>36505.5664</text:p>
              </table:table-cell>
              <table:table-cell office:value-type="float" office:value="-8.02888888888889">
                <text:p>-8.028888888888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554.9922">
                <text:p>36554.9922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604.4688">
                <text:p>36604.468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654.6719">
                <text:p>36654.6719</text:p>
              </table:table-cell>
              <table:table-cell office:value-type="float" office:value="-8.28111111111111">
                <text:p>-8.2811111111111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704.707">
                <text:p>36704.707</text:p>
              </table:table-cell>
              <table:table-cell office:value-type="float" office:value="-8.27777777777778">
                <text:p>-8.277777777777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754.7539">
                <text:p>36754.7539</text:p>
              </table:table-cell>
              <table:table-cell office:value-type="float" office:value="-8.16111111111111">
                <text:p>-8.161111111111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806.6406">
                <text:p>36806.6406</text:p>
              </table:table-cell>
              <table:table-cell office:value-type="float" office:value="-8.03444444444444">
                <text:p>-8.0344444444444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859.4375">
                <text:p>36859.4375</text:p>
              </table:table-cell>
              <table:table-cell office:value-type="float" office:value="-7.97555555555556">
                <text:p>-7.9755555555555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911.2891">
                <text:p>36911.2891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960.8945">
                <text:p>36960.8945</text:p>
              </table:table-cell>
              <table:table-cell office:value-type="float" office:value="-7.94666666666667">
                <text:p>-7.946666666666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007.125">
                <text:p>37007.125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051.3633">
                <text:p>37051.363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100.3867">
                <text:p>37100.3867</text:p>
              </table:table-cell>
              <table:table-cell office:value-type="float" office:value="-7.41444444444444">
                <text:p>-7.414444444444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149.457">
                <text:p>37149.457</text:p>
              </table:table-cell>
              <table:table-cell office:value-type="float" office:value="-7.38555555555556">
                <text:p>-7.3855555555555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197.5195">
                <text:p>37197.5195</text:p>
              </table:table-cell>
              <table:table-cell office:value-type="float" office:value="-7.36777777777778">
                <text:p>-7.367777777777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243.7148">
                <text:p>37243.7148</text:p>
              </table:table-cell>
              <table:table-cell office:value-type="float" office:value="-7.53555555555556">
                <text:p>-7.5355555555555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290.0352">
                <text:p>37290.0352</text:p>
              </table:table-cell>
              <table:table-cell office:value-type="float" office:value="-7.41777777777778">
                <text:p>-7.417777777777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337.0938">
                <text:p>37337.0938</text:p>
              </table:table-cell>
              <table:table-cell office:value-type="float" office:value="-7.34">
                <text:p>-7.3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384.0273">
                <text:p>37384.0273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430.8398">
                <text:p>37430.8398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479.5">
                <text:p>37479.5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525.0859">
                <text:p>37525.0859</text:p>
              </table:table-cell>
              <table:table-cell office:value-type="float" office:value="-6.72777777777778">
                <text:p>-6.7277777777777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570.6562">
                <text:p>37570.656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613.3398">
                <text:p>37613.3398</text:p>
              </table:table-cell>
              <table:table-cell office:value-type="float" office:value="-6.38111111111111">
                <text:p>-6.3811111111111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655.6953">
                <text:p>37655.6953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697.3945">
                <text:p>37697.3945</text:p>
              </table:table-cell>
              <table:table-cell office:value-type="float" office:value="-5.91777777777778">
                <text:p>-5.917777777777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737.125">
                <text:p>37737.12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779.3281">
                <text:p>37779.3281</text:p>
              </table:table-cell>
              <table:table-cell office:value-type="float" office:value="-6.04888888888889">
                <text:p>-6.048888888888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818.6484">
                <text:p>37818.6484</text:p>
              </table:table-cell>
              <table:table-cell office:value-type="float" office:value="-6.23555555555555">
                <text:p>-6.235555555555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857.7188">
                <text:p>37857.7188</text:p>
              </table:table-cell>
              <table:table-cell office:value-type="float" office:value="-6.20333333333333">
                <text:p>-6.203333333333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898.8711">
                <text:p>37898.8711</text:p>
              </table:table-cell>
              <table:table-cell office:value-type="float" office:value="-6.24333333333333">
                <text:p>-6.243333333333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945.1172">
                <text:p>37945.1172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992.1211">
                <text:p>37992.1211</text:p>
              </table:table-cell>
              <table:table-cell office:value-type="float" office:value="-6.54888888888889">
                <text:p>-6.548888888888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038.9141">
                <text:p>38038.9141</text:p>
              </table:table-cell>
              <table:table-cell office:value-type="float" office:value="-6.87888888888889">
                <text:p>-6.8788888888888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8081.9805">
                <text:p>38081.9805</text:p>
              </table:table-cell>
              <table:table-cell office:value-type="float" office:value="-6.84222222222222">
                <text:p>-6.842222222222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8124.0781">
                <text:p>38124.0781</text:p>
              </table:table-cell>
              <table:table-cell office:value-type="float" office:value="-6.85444444444444">
                <text:p>-6.854444444444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8168.7891">
                <text:p>38168.789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8215.4414">
                <text:p>38215.4414</text:p>
              </table:table-cell>
              <table:table-cell office:value-type="float" office:value="-6.60666666666667">
                <text:p>-6.6066666666666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8263.0977">
                <text:p>38263.0977</text:p>
              </table:table-cell>
              <table:table-cell office:value-type="float" office:value="-6.72333333333333">
                <text:p>-6.7233333333333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8306.2227">
                <text:p>38306.2227</text:p>
              </table:table-cell>
              <table:table-cell office:value-type="float" office:value="-6.84777777777778">
                <text:p>-6.847777777777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8350.582">
                <text:p>38350.582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8394.9766">
                <text:p>38394.9766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8439.1133">
                <text:p>38439.113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8484.4219">
                <text:p>38484.4219</text:p>
              </table:table-cell>
              <table:table-cell office:value-type="float" office:value="-6.63888888888889">
                <text:p>-6.638888888888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8528.832">
                <text:p>38528.832</text:p>
              </table:table-cell>
              <table:table-cell office:value-type="float" office:value="-6.62777777777778">
                <text:p>-6.627777777777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8572.3047">
                <text:p>38572.3047</text:p>
              </table:table-cell>
              <table:table-cell office:value-type="float" office:value="-6.76555555555556">
                <text:p>-6.7655555555555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8615.6914">
                <text:p>38615.6914</text:p>
              </table:table-cell>
              <table:table-cell office:value-type="float" office:value="-6.71888888888889">
                <text:p>-6.7188888888888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8659.5195">
                <text:p>38659.5195</text:p>
              </table:table-cell>
              <table:table-cell office:value-type="float" office:value="-6.70333333333333">
                <text:p>-6.7033333333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8704.3984">
                <text:p>38704.398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8750.8477">
                <text:p>38750.8477</text:p>
              </table:table-cell>
              <table:table-cell office:value-type="float" office:value="-6.70777777777778">
                <text:p>-6.707777777777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8798.3945">
                <text:p>38798.3945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8841.5781">
                <text:p>38841.5781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8886.3242">
                <text:p>38886.3242</text:p>
              </table:table-cell>
              <table:table-cell office:value-type="float" office:value="-6.82222222222222">
                <text:p>-6.822222222222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8930.6836">
                <text:p>38930.6836</text:p>
              </table:table-cell>
              <table:table-cell office:value-type="float" office:value="-6.91888888888889">
                <text:p>-6.918888888888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8976.0234">
                <text:p>38976.0234</text:p>
              </table:table-cell>
              <table:table-cell office:value-type="float" office:value="-6.94111111111111">
                <text:p>-6.941111111111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9022.7617">
                <text:p>39022.7617</text:p>
              </table:table-cell>
              <table:table-cell office:value-type="float" office:value="-7.16888888888889">
                <text:p>-7.1688888888888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9068.5117">
                <text:p>39068.5117</text:p>
              </table:table-cell>
              <table:table-cell office:value-type="float" office:value="-7.29777777777778">
                <text:p>-7.297777777777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9111.2344">
                <text:p>39111.2344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9161.1562">
                <text:p>39161.1562</text:p>
              </table:table-cell>
              <table:table-cell office:value-type="float" office:value="-7.64444444444444">
                <text:p>-7.644444444444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9210.5312">
                <text:p>39210.5312</text:p>
              </table:table-cell>
              <table:table-cell office:value-type="float" office:value="-7.66555555555556">
                <text:p>-7.665555555555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9261.293">
                <text:p>39261.293</text:p>
              </table:table-cell>
              <table:table-cell office:value-type="float" office:value="-7.79444444444445">
                <text:p>-7.7944444444444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9311.8086">
                <text:p>39311.8086</text:p>
              </table:table-cell>
              <table:table-cell office:value-type="float" office:value="-8.13555555555556">
                <text:p>-8.135555555555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9362.1719">
                <text:p>39362.1719</text:p>
              </table:table-cell>
              <table:table-cell office:value-type="float" office:value="-8.26333333333333">
                <text:p>-8.2633333333333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9412.9141">
                <text:p>39412.9141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9463.3477">
                <text:p>39463.3477</text:p>
              </table:table-cell>
              <table:table-cell office:value-type="float" office:value="-8.41333333333333">
                <text:p>-8.413333333333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9514.7539">
                <text:p>39514.7539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9569.0039">
                <text:p>39569.0039</text:p>
              </table:table-cell>
              <table:table-cell office:value-type="float" office:value="-8.53">
                <text:p>-8.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9624.7969">
                <text:p>39624.7969</text:p>
              </table:table-cell>
              <table:table-cell office:value-type="float" office:value="-8.56111111111111">
                <text:p>-8.561111111111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9679.8125">
                <text:p>39679.8125</text:p>
              </table:table-cell>
              <table:table-cell office:value-type="float" office:value="-8.53555555555555">
                <text:p>-8.535555555555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9732.2891">
                <text:p>39732.2891</text:p>
              </table:table-cell>
              <table:table-cell office:value-type="float" office:value="-8.54555555555556">
                <text:p>-8.545555555555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9787.2188">
                <text:p>39787.2188</text:p>
              </table:table-cell>
              <table:table-cell office:value-type="float" office:value="-8.34333333333333">
                <text:p>-8.34333333333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9837.918">
                <text:p>39837.918</text:p>
              </table:table-cell>
              <table:table-cell office:value-type="float" office:value="-8.23777777777778">
                <text:p>-8.237777777777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9889.7344">
                <text:p>39889.7344</text:p>
              </table:table-cell>
              <table:table-cell office:value-type="float" office:value="-8.08666666666667">
                <text:p>-8.086666666666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9939.7812">
                <text:p>39939.7812</text:p>
              </table:table-cell>
              <table:table-cell office:value-type="float" office:value="-8.02111111111111">
                <text:p>-8.021111111111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9989.6875">
                <text:p>39989.6875</text:p>
              </table:table-cell>
              <table:table-cell office:value-type="float" office:value="-7.95333333333333">
                <text:p>-7.953333333333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0038.5508">
                <text:p>40038.5508</text:p>
              </table:table-cell>
              <table:table-cell office:value-type="float" office:value="-8.03111111111111">
                <text:p>-8.0311111111111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0088.5391">
                <text:p>40088.5391</text:p>
              </table:table-cell>
              <table:table-cell office:value-type="float" office:value="-8.02333333333333">
                <text:p>-8.023333333333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0138.293">
                <text:p>40138.293</text:p>
              </table:table-cell>
              <table:table-cell office:value-type="float" office:value="-7.96222222222222">
                <text:p>-7.962222222222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0188.375">
                <text:p>40188.375</text:p>
              </table:table-cell>
              <table:table-cell office:value-type="float" office:value="-7.89777777777778">
                <text:p>-7.8977777777777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0240.5078">
                <text:p>40240.5078</text:p>
              </table:table-cell>
              <table:table-cell office:value-type="float" office:value="-7.90444444444444">
                <text:p>-7.904444444444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0293.4922">
                <text:p>40293.4922</text:p>
              </table:table-cell>
              <table:table-cell office:value-type="float" office:value="-7.93666666666667">
                <text:p>-7.936666666666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344.6562">
                <text:p>40344.6562</text:p>
              </table:table-cell>
              <table:table-cell office:value-type="float" office:value="-8.06444444444444">
                <text:p>-8.0644444444444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0393.543">
                <text:p>40393.54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0441.4102">
                <text:p>40441.4102</text:p>
              </table:table-cell>
              <table:table-cell office:value-type="float" office:value="-8.19777777777778">
                <text:p>-8.1977777777777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0490.3594">
                <text:p>40490.3594</text:p>
              </table:table-cell>
              <table:table-cell office:value-type="float" office:value="-8.23">
                <text:p>-8.2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0542.5703">
                <text:p>40542.5703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0596.8984">
                <text:p>40596.8984</text:p>
              </table:table-cell>
              <table:table-cell office:value-type="float" office:value="-8.33666666666667">
                <text:p>-8.336666666666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0651.0938">
                <text:p>40651.0938</text:p>
              </table:table-cell>
              <table:table-cell office:value-type="float" office:value="-8.54222222222222">
                <text:p>-8.542222222222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705.2266">
                <text:p>40705.2266</text:p>
              </table:table-cell>
              <table:table-cell office:value-type="float" office:value="-8.64111111111111">
                <text:p>-8.6411111111111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0759.1953">
                <text:p>40759.1953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0812.0039">
                <text:p>40812.0039</text:p>
              </table:table-cell>
              <table:table-cell office:value-type="float" office:value="-8.45888888888889">
                <text:p>-8.458888888888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0865.1484">
                <text:p>40865.1484</text:p>
              </table:table-cell>
              <table:table-cell office:value-type="float" office:value="-8.33111111111111">
                <text:p>-8.331111111111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0919.6797">
                <text:p>40919.6797</text:p>
              </table:table-cell>
              <table:table-cell office:value-type="float" office:value="-8.31777777777778">
                <text:p>-8.3177777777777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0972.4219">
                <text:p>40972.4219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023.1719">
                <text:p>41023.1719</text:p>
              </table:table-cell>
              <table:table-cell office:value-type="float" office:value="-7.93111111111111">
                <text:p>-7.9311111111111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073.0273">
                <text:p>41073.0273</text:p>
              </table:table-cell>
              <table:table-cell office:value-type="float" office:value="-7.86555555555556">
                <text:p>-7.865555555555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123.3086">
                <text:p>41123.3086</text:p>
              </table:table-cell>
              <table:table-cell office:value-type="float" office:value="-7.66444444444445">
                <text:p>-7.664444444444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174.2188">
                <text:p>41174.2188</text:p>
              </table:table-cell>
              <table:table-cell office:value-type="float" office:value="-7.62888888888889">
                <text:p>-7.6288888888888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222.582">
                <text:p>41222.582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268.5273">
                <text:p>41268.5273</text:p>
              </table:table-cell>
              <table:table-cell office:value-type="float" office:value="-7.56666666666667">
                <text:p>-7.566666666666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316.6484">
                <text:p>41316.6484</text:p>
              </table:table-cell>
              <table:table-cell office:value-type="float" office:value="-7.70666666666667">
                <text:p>-7.706666666666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365.7305">
                <text:p>41365.7305</text:p>
              </table:table-cell>
              <table:table-cell office:value-type="float" office:value="-7.61888888888889">
                <text:p>-7.6188888888888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415.8516">
                <text:p>41415.8516</text:p>
              </table:table-cell>
              <table:table-cell office:value-type="float" office:value="-7.77666666666667">
                <text:p>-7.7766666666666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469.3281">
                <text:p>41469.3281</text:p>
              </table:table-cell>
              <table:table-cell office:value-type="float" office:value="-7.94333333333333">
                <text:p>-7.9433333333333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515.5898">
                <text:p>41515.5898</text:p>
              </table:table-cell>
              <table:table-cell office:value-type="float" office:value="-8.01777777777778">
                <text:p>-8.017777777777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569.2031">
                <text:p>41569.2031</text:p>
              </table:table-cell>
              <table:table-cell office:value-type="float" office:value="-8.17222222222222">
                <text:p>-8.172222222222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620.0195">
                <text:p>41620.0195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673.7695">
                <text:p>41673.7695</text:p>
              </table:table-cell>
              <table:table-cell office:value-type="float" office:value="-8.25666666666667">
                <text:p>-8.256666666666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724.9414">
                <text:p>41724.9414</text:p>
              </table:table-cell>
              <table:table-cell office:value-type="float" office:value="-8.48777777777778">
                <text:p>-8.487777777777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777.1836">
                <text:p>41777.1836</text:p>
              </table:table-cell>
              <table:table-cell office:value-type="float" office:value="-8.47888888888889">
                <text:p>-8.4788888888888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832.457">
                <text:p>41832.457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885.3594">
                <text:p>41885.3594</text:p>
              </table:table-cell>
              <table:table-cell office:value-type="float" office:value="-8.65444444444444">
                <text:p>-8.6544444444444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940.1992">
                <text:p>41940.1992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994.8242">
                <text:p>41994.8242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049.6992">
                <text:p>42049.6992</text:p>
              </table:table-cell>
              <table:table-cell office:value-type="float" office:value="-8.59777777777778">
                <text:p>-8.597777777777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105.7656">
                <text:p>42105.7656</text:p>
              </table:table-cell>
              <table:table-cell office:value-type="float" office:value="-8.57777777777778">
                <text:p>-8.577777777777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161.168">
                <text:p>42161.168</text:p>
              </table:table-cell>
              <table:table-cell office:value-type="float" office:value="-8.52888888888889">
                <text:p>-8.528888888888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214.8008">
                <text:p>42214.8008</text:p>
              </table:table-cell>
              <table:table-cell office:value-type="float" office:value="-8.39555555555556">
                <text:p>-8.3955555555555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268.1523">
                <text:p>42268.1523</text:p>
              </table:table-cell>
              <table:table-cell office:value-type="float" office:value="-8.26222222222222">
                <text:p>-8.2622222222222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319.2695">
                <text:p>42319.2695</text:p>
              </table:table-cell>
              <table:table-cell office:value-type="float" office:value="-8.11888888888889">
                <text:p>-8.1188888888888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370.8594">
                <text:p>42370.8594</text:p>
              </table:table-cell>
              <table:table-cell office:value-type="float" office:value="-8.05444444444445">
                <text:p>-8.054444444444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422.8047">
                <text:p>42422.8047</text:p>
              </table:table-cell>
              <table:table-cell office:value-type="float" office:value="-7.93222222222222">
                <text:p>-7.932222222222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472.7852">
                <text:p>42472.7852</text:p>
              </table:table-cell>
              <table:table-cell office:value-type="float" office:value="-7.89111111111111">
                <text:p>-7.89111111111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522.1875">
                <text:p>42522.1875</text:p>
              </table:table-cell>
              <table:table-cell office:value-type="float" office:value="-7.90111111111111">
                <text:p>-7.901111111111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572.6758">
                <text:p>42572.6758</text:p>
              </table:table-cell>
              <table:table-cell office:value-type="float" office:value="-7.87444444444444">
                <text:p>-7.874444444444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624.8398">
                <text:p>42624.8398</text:p>
              </table:table-cell>
              <table:table-cell office:value-type="float" office:value="-7.76888888888889">
                <text:p>-7.7688888888888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673.6016">
                <text:p>42673.6016</text:p>
              </table:table-cell>
              <table:table-cell office:value-type="float" office:value="-7.68111111111111">
                <text:p>-7.681111111111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726.4883">
                <text:p>42726.4883</text:p>
              </table:table-cell>
              <table:table-cell office:value-type="float" office:value="-7.62777777777778">
                <text:p>-7.6277777777777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776.5625">
                <text:p>42776.5625</text:p>
              </table:table-cell>
              <table:table-cell office:value-type="float" office:value="-7.54444444444445">
                <text:p>-7.544444444444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827.4922">
                <text:p>42827.4922</text:p>
              </table:table-cell>
              <table:table-cell office:value-type="float" office:value="-7.40444444444445">
                <text:p>-7.4044444444444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876.2031">
                <text:p>42876.2031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922.4609">
                <text:p>42922.4609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969.4883">
                <text:p>42969.4883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3016.8047">
                <text:p>43016.8047</text:p>
              </table:table-cell>
              <table:table-cell office:value-type="float" office:value="-7.02666666666667">
                <text:p>-7.026666666666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3063.7734">
                <text:p>43063.7734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3110.1172">
                <text:p>43110.1172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3156.8789">
                <text:p>43156.8789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3204.8594">
                <text:p>43204.8594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3252.418">
                <text:p>43252.418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3303.3516">
                <text:p>43303.3516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3354.0273">
                <text:p>43354.0273</text:p>
              </table:table-cell>
              <table:table-cell office:value-type="float" office:value="-7.44666666666667">
                <text:p>-7.4466666666666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3399.5273">
                <text:p>43399.5273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3446.5078">
                <text:p>43446.5078</text:p>
              </table:table-cell>
              <table:table-cell office:value-type="float" office:value="-7.51333333333333">
                <text:p>-7.513333333333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3495.3125">
                <text:p>43495.3125</text:p>
              </table:table-cell>
              <table:table-cell office:value-type="float" office:value="-7.48888888888889">
                <text:p>-7.4888888888888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3546.0664">
                <text:p>43546.0664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3597.0898">
                <text:p>43597.0898</text:p>
              </table:table-cell>
              <table:table-cell office:value-type="float" office:value="-7.62666666666667">
                <text:p>-7.6266666666666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3646.6523">
                <text:p>43646.6523</text:p>
              </table:table-cell>
              <table:table-cell office:value-type="float" office:value="-7.82111111111111">
                <text:p>-7.821111111111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3696.3242">
                <text:p>43696.3242</text:p>
              </table:table-cell>
              <table:table-cell office:value-type="float" office:value="-7.89444444444445">
                <text:p>-7.8944444444444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3746.0977">
                <text:p>43746.0977</text:p>
              </table:table-cell>
              <table:table-cell office:value-type="float" office:value="-7.89888888888889">
                <text:p>-7.8988888888888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3796.2344">
                <text:p>43796.2344</text:p>
              </table:table-cell>
              <table:table-cell office:value-type="float" office:value="-7.97444444444444">
                <text:p>-7.974444444444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3848.7383">
                <text:p>43848.7383</text:p>
              </table:table-cell>
              <table:table-cell office:value-type="float" office:value="-8.11777777777778">
                <text:p>-8.117777777777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3902.1836">
                <text:p>43902.183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3953.5859">
                <text:p>43953.5859</text:p>
              </table:table-cell>
              <table:table-cell office:value-type="float" office:value="-8.31222222222222">
                <text:p>-8.312222222222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4004.9023">
                <text:p>44004.9023</text:p>
              </table:table-cell>
              <table:table-cell office:value-type="float" office:value="-8.48444444444445">
                <text:p>-8.4844444444444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058.3555">
                <text:p>44058.3555</text:p>
              </table:table-cell>
              <table:table-cell office:value-type="float" office:value="-8.48666666666667">
                <text:p>-8.486666666666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4112.4062">
                <text:p>44112.4062</text:p>
              </table:table-cell>
              <table:table-cell office:value-type="float" office:value="-8.41555555555556">
                <text:p>-8.4155555555555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4165.9531">
                <text:p>44165.9531</text:p>
              </table:table-cell>
              <table:table-cell office:value-type="float" office:value="-8.30666666666667">
                <text:p>-8.306666666666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4220.7422">
                <text:p>44220.7422</text:p>
              </table:table-cell>
              <table:table-cell office:value-type="float" office:value="-8.27222222222222">
                <text:p>-8.272222222222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4276.0078">
                <text:p>44276.0078</text:p>
              </table:table-cell>
              <table:table-cell office:value-type="float" office:value="-8.27111111111111">
                <text:p>-8.271111111111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4329.9648">
                <text:p>44329.9648</text:p>
              </table:table-cell>
              <table:table-cell office:value-type="float" office:value="-8.23111111111111">
                <text:p>-8.231111111111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381.8711">
                <text:p>44381.8711</text:p>
              </table:table-cell>
              <table:table-cell office:value-type="float" office:value="-8.24777777777778">
                <text:p>-8.247777777777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4431.0469">
                <text:p>44431.0469</text:p>
              </table:table-cell>
              <table:table-cell office:value-type="float" office:value="-8.14555555555555">
                <text:p>-8.145555555555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4481.8086">
                <text:p>44481.8086</text:p>
              </table:table-cell>
              <table:table-cell office:value-type="float" office:value="-8.01222222222222">
                <text:p>-8.012222222222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4534.9688">
                <text:p>44534.9688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4588.0078">
                <text:p>44588.0078</text:p>
              </table:table-cell>
              <table:table-cell office:value-type="float" office:value="-7.92777777777778">
                <text:p>-7.927777777777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4640.9766">
                <text:p>44640.9766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4692.2422">
                <text:p>44692.2422</text:p>
              </table:table-cell>
              <table:table-cell office:value-type="float" office:value="-8.00333333333333">
                <text:p>-8.0033333333333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4742.668">
                <text:p>44742.668</text:p>
              </table:table-cell>
              <table:table-cell office:value-type="float" office:value="-7.88333333333333">
                <text:p>-7.8833333333333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4793.7539">
                <text:p>44793.7539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4844.8242">
                <text:p>44844.8242</text:p>
              </table:table-cell>
              <table:table-cell office:value-type="float" office:value="-7.67888888888889">
                <text:p>-7.678888888888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4895.5391">
                <text:p>44895.5391</text:p>
              </table:table-cell>
              <table:table-cell office:value-type="float" office:value="-7.59222222222222">
                <text:p>-7.5922222222222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4945.7812">
                <text:p>44945.7812</text:p>
              </table:table-cell>
              <table:table-cell office:value-type="float" office:value="-7.48666666666667">
                <text:p>-7.486666666666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4996.1289">
                <text:p>44996.1289</text:p>
              </table:table-cell>
              <table:table-cell office:value-type="float" office:value="-7.38888888888889">
                <text:p>-7.3888888888888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5046.168">
                <text:p>45046.168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095.0234">
                <text:p>45095.0234</text:p>
              </table:table-cell>
              <table:table-cell office:value-type="float" office:value="-7.20444444444444">
                <text:p>-7.204444444444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5142.543">
                <text:p>45142.543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5189.4297">
                <text:p>45189.429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5236.6836">
                <text:p>45236.6836</text:p>
              </table:table-cell>
              <table:table-cell office:value-type="float" office:value="-6.86222222222222">
                <text:p>-6.8622222222222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5284.168">
                <text:p>45284.16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5331.3555">
                <text:p>45331.3555</text:p>
              </table:table-cell>
              <table:table-cell office:value-type="float" office:value="-6.81555555555556">
                <text:p>-6.8155555555555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5377.3008">
                <text:p>45377.3008</text:p>
              </table:table-cell>
              <table:table-cell office:value-type="float" office:value="-6.66555555555555">
                <text:p>-6.665555555555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5423.6797">
                <text:p>45423.679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5469.9023">
                <text:p>45469.9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5516.8398">
                <text:p>45516.8398</text:p>
              </table:table-cell>
              <table:table-cell office:value-type="float" office:value="-6.55111111111111">
                <text:p>-6.551111111111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5562.168">
                <text:p>45562.168</text:p>
              </table:table-cell>
              <table:table-cell office:value-type="float" office:value="-6.42333333333333">
                <text:p>-6.4233333333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5606.4023">
                <text:p>45606.4023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5651.8398">
                <text:p>45651.8398</text:p>
              </table:table-cell>
              <table:table-cell office:value-type="float" office:value="-6.20777777777778">
                <text:p>-6.207777777777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5696.6992">
                <text:p>45696.6992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5742.3828">
                <text:p>45742.3828</text:p>
              </table:table-cell>
              <table:table-cell office:value-type="float" office:value="-5.83666666666667">
                <text:p>-5.836666666666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5784.8477">
                <text:p>45784.8477</text:p>
              </table:table-cell>
              <table:table-cell office:value-type="float" office:value="-5.82222222222222">
                <text:p>-5.822222222222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5827.0469">
                <text:p>45827.0469</text:p>
              </table:table-cell>
              <table:table-cell office:value-type="float" office:value="-5.70888888888889">
                <text:p>-5.708888888888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5869.8086">
                <text:p>45869.8086</text:p>
              </table:table-cell>
              <table:table-cell office:value-type="float" office:value="-5.78333333333333">
                <text:p>-5.783333333333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5912.3516">
                <text:p>45912.3516</text:p>
              </table:table-cell>
              <table:table-cell office:value-type="float" office:value="-5.68444444444444">
                <text:p>-5.684444444444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5950.957">
                <text:p>45950.957</text:p>
              </table:table-cell>
              <table:table-cell office:value-type="float" office:value="-5.66222222222222">
                <text:p>-5.662222222222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5991.8984">
                <text:p>45991.8984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6035.5586">
                <text:p>46035.5586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6080.4414">
                <text:p>46080.4414</text:p>
              </table:table-cell>
              <table:table-cell office:value-type="float" office:value="-5.79222222222222">
                <text:p>-5.7922222222222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123.9727">
                <text:p>46123.9727</text:p>
              </table:table-cell>
              <table:table-cell office:value-type="float" office:value="-6.00666666666667">
                <text:p>-6.0066666666666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6165.1797">
                <text:p>46165.1797</text:p>
              </table:table-cell>
              <table:table-cell office:value-type="float" office:value="-6.06888888888889">
                <text:p>-6.068888888888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6209.7617">
                <text:p>46209.7617</text:p>
              </table:table-cell>
              <table:table-cell office:value-type="float" office:value="-6.03444444444444">
                <text:p>-6.034444444444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6253.8086">
                <text:p>46253.8086</text:p>
              </table:table-cell>
              <table:table-cell office:value-type="float" office:value="-5.81111111111111">
                <text:p>-5.8111111111111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6297.8125">
                <text:p>46297.8125</text:p>
              </table:table-cell>
              <table:table-cell office:value-type="float" office:value="-5.67444444444444">
                <text:p>-5.674444444444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6341.4883">
                <text:p>46341.4883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6384.3516">
                <text:p>46384.3516</text:p>
              </table:table-cell>
              <table:table-cell office:value-type="float" office:value="-5.45777777777778">
                <text:p>-5.457777777777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426.6406">
                <text:p>46426.6406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6465.8281">
                <text:p>46465.8281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6503.7773">
                <text:p>46503.7773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541.75">
                <text:p>46541.75</text:p>
              </table:table-cell>
              <table:table-cell office:value-type="float" office:value="-5.14444444444444">
                <text:p>-5.144444444444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6583.0586">
                <text:p>46583.058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6624.3125">
                <text:p>46624.3125</text:p>
              </table:table-cell>
              <table:table-cell office:value-type="float" office:value="-5.42222222222222">
                <text:p>-5.4222222222222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6665.5703">
                <text:p>46665.5703</text:p>
              </table:table-cell>
              <table:table-cell office:value-type="float" office:value="-5.67666666666667">
                <text:p>-5.676666666666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6706.7891">
                <text:p>46706.7891</text:p>
              </table:table-cell>
              <table:table-cell office:value-type="float" office:value="-5.88222222222222">
                <text:p>-5.882222222222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6748.3516">
                <text:p>46748.3516</text:p>
              </table:table-cell>
              <table:table-cell office:value-type="float" office:value="-5.97111111111111">
                <text:p>-5.9711111111111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6793.8125">
                <text:p>46793.8125</text:p>
              </table:table-cell>
              <table:table-cell office:value-type="float" office:value="-6.07444444444444">
                <text:p>-6.0744444444444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839.5742">
                <text:p>46839.5742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6885.4414">
                <text:p>46885.4414</text:p>
              </table:table-cell>
              <table:table-cell office:value-type="float" office:value="-6.31777777777778">
                <text:p>-6.3177777777777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6930.0898">
                <text:p>46930.0898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974.7695">
                <text:p>46974.7695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7019.8555">
                <text:p>47019.8555</text:p>
              </table:table-cell>
              <table:table-cell office:value-type="float" office:value="-6.44666666666667">
                <text:p>-6.4466666666666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7064.7266">
                <text:p>47064.7266</text:p>
              </table:table-cell>
              <table:table-cell office:value-type="float" office:value="-6.23666666666667">
                <text:p>-6.2366666666666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7111.0234">
                <text:p>47111.0234</text:p>
              </table:table-cell>
              <table:table-cell office:value-type="float" office:value="-6.32444444444444">
                <text:p>-6.3244444444444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7157.7344">
                <text:p>47157.7344</text:p>
              </table:table-cell>
              <table:table-cell office:value-type="float" office:value="-6.34666666666667">
                <text:p>-6.34666666666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7202.5938">
                <text:p>47202.5938</text:p>
              </table:table-cell>
              <table:table-cell office:value-type="float" office:value="-6.42555555555556">
                <text:p>-6.425555555555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7246.1719">
                <text:p>47246.1719</text:p>
              </table:table-cell>
              <table:table-cell office:value-type="float" office:value="-6.47222222222222">
                <text:p>-6.472222222222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289.3398">
                <text:p>47289.3398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7333.6016">
                <text:p>47333.6016</text:p>
              </table:table-cell>
              <table:table-cell office:value-type="float" office:value="-6.48888888888889">
                <text:p>-6.4888888888888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380.2383">
                <text:p>47380.2383</text:p>
              </table:table-cell>
              <table:table-cell office:value-type="float" office:value="-6.57333333333333">
                <text:p>-6.5733333333333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427.9141">
                <text:p>47427.9141</text:p>
              </table:table-cell>
              <table:table-cell office:value-type="float" office:value="-6.65777777777778">
                <text:p>-6.6577777777777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474.2695">
                <text:p>47474.2695</text:p>
              </table:table-cell>
              <table:table-cell office:value-type="float" office:value="-6.79888888888889">
                <text:p>-6.798888888888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521.7969">
                <text:p>47521.7969</text:p>
              </table:table-cell>
              <table:table-cell office:value-type="float" office:value="-6.75444444444445">
                <text:p>-6.7544444444444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7568.6562">
                <text:p>47568.6562</text:p>
              </table:table-cell>
              <table:table-cell office:value-type="float" office:value="-6.80888888888889">
                <text:p>-6.8088888888888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7616.4492">
                <text:p>47616.4492</text:p>
              </table:table-cell>
              <table:table-cell office:value-type="float" office:value="-6.86555555555556">
                <text:p>-6.865555555555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7663.9375">
                <text:p>47663.9375</text:p>
              </table:table-cell>
              <table:table-cell office:value-type="float" office:value="-6.87222222222222">
                <text:p>-6.872222222222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7709.5664">
                <text:p>47709.5664</text:p>
              </table:table-cell>
              <table:table-cell office:value-type="float" office:value="-6.90333333333333">
                <text:p>-6.9033333333333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7755.2852">
                <text:p>47755.285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7803.2578">
                <text:p>47803.2578</text:p>
              </table:table-cell>
              <table:table-cell office:value-type="float" office:value="-7.25111111111111">
                <text:p>-7.25111111111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7852.4219">
                <text:p>47852.4219</text:p>
              </table:table-cell>
              <table:table-cell office:value-type="float" office:value="-7.34222222222222">
                <text:p>-7.342222222222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7900.2695">
                <text:p>47900.2695</text:p>
              </table:table-cell>
              <table:table-cell office:value-type="float" office:value="-7.59888888888889">
                <text:p>-7.5988888888888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7949.9453">
                <text:p>47949.9453</text:p>
              </table:table-cell>
              <table:table-cell office:value-type="float" office:value="-7.78444444444444">
                <text:p>-7.784444444444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8004.9102">
                <text:p>48004.9102</text:p>
              </table:table-cell>
              <table:table-cell office:value-type="float" office:value="-7.80444444444444">
                <text:p>-7.8044444444444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8057.9961">
                <text:p>48057.9961</text:p>
              </table:table-cell>
              <table:table-cell office:value-type="float" office:value="-7.84111111111111">
                <text:p>-7.841111111111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8110.9883">
                <text:p>48110.9883</text:p>
              </table:table-cell>
              <table:table-cell office:value-type="float" office:value="-7.85777777777778">
                <text:p>-7.8577777777777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8164.9297">
                <text:p>48164.9297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8217.0703">
                <text:p>48217.0703</text:p>
              </table:table-cell>
              <table:table-cell office:value-type="float" office:value="-7.55111111111111">
                <text:p>-7.551111111111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8267.7578">
                <text:p>48267.7578</text:p>
              </table:table-cell>
              <table:table-cell office:value-type="float" office:value="-7.48333333333333">
                <text:p>-7.4833333333333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8318.1914">
                <text:p>48318.1914</text:p>
              </table:table-cell>
              <table:table-cell office:value-type="float" office:value="-7.37">
                <text:p>-7.3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8366.5234">
                <text:p>48366.5234</text:p>
              </table:table-cell>
              <table:table-cell office:value-type="float" office:value="-7.36555555555556">
                <text:p>-7.3655555555555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8413.6953">
                <text:p>48413.6953</text:p>
              </table:table-cell>
              <table:table-cell office:value-type="float" office:value="-7.32333333333333">
                <text:p>-7.3233333333333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460.9883">
                <text:p>48460.9883</text:p>
              </table:table-cell>
              <table:table-cell office:value-type="float" office:value="-7.28111111111111">
                <text:p>-7.281111111111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8510.1289">
                <text:p>48510.1289</text:p>
              </table:table-cell>
              <table:table-cell office:value-type="float" office:value="-7.31777777777778">
                <text:p>-7.3177777777777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8558.3789">
                <text:p>48558.3789</text:p>
              </table:table-cell>
              <table:table-cell office:value-type="float" office:value="-7.47">
                <text:p>-7.4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8613.1289">
                <text:p>48613.1289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8663.7305">
                <text:p>48663.7305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8711.832">
                <text:p>48711.832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8765.5781">
                <text:p>48765.5781</text:p>
              </table:table-cell>
              <table:table-cell office:value-type="float" office:value="-7.52111111111111">
                <text:p>-7.521111111111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8818.9648">
                <text:p>48818.9648</text:p>
              </table:table-cell>
              <table:table-cell office:value-type="float" office:value="-7.42777777777778">
                <text:p>-7.427777777777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8867.3867">
                <text:p>48867.3867</text:p>
              </table:table-cell>
              <table:table-cell office:value-type="float" office:value="-7.43111111111111">
                <text:p>-7.431111111111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8915.2656">
                <text:p>48915.2656</text:p>
              </table:table-cell>
              <table:table-cell office:value-type="float" office:value="-7.56888888888889">
                <text:p>-7.5688888888888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8962.3906">
                <text:p>48962.3906</text:p>
              </table:table-cell>
              <table:table-cell office:value-type="float" office:value="-7.45333333333333">
                <text:p>-7.4533333333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012.3008">
                <text:p>49012.3008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063.2695">
                <text:p>49063.2695</text:p>
              </table:table-cell>
              <table:table-cell office:value-type="float" office:value="-7.50222222222222">
                <text:p>-7.5022222222222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114.6094">
                <text:p>49114.6094</text:p>
              </table:table-cell>
              <table:table-cell office:value-type="float" office:value="-7.65555555555556">
                <text:p>-7.655555555555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166.7695">
                <text:p>49166.7695</text:p>
              </table:table-cell>
              <table:table-cell office:value-type="float" office:value="-7.74666666666667">
                <text:p>-7.746666666666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9217.6055">
                <text:p>49217.6055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9269.4883">
                <text:p>49269.4883</text:p>
              </table:table-cell>
              <table:table-cell office:value-type="float" office:value="-7.73333333333333">
                <text:p>-7.7333333333333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321.543">
                <text:p>49321.543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9374.6875">
                <text:p>49374.6875</text:p>
              </table:table-cell>
              <table:table-cell office:value-type="float" office:value="-7.57">
                <text:p>-7.5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9425.7578">
                <text:p>49425.7578</text:p>
              </table:table-cell>
              <table:table-cell office:value-type="float" office:value="-7.58888888888889">
                <text:p>-7.5888888888888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9477.168">
                <text:p>49477.168</text:p>
              </table:table-cell>
              <table:table-cell office:value-type="float" office:value="-7.37222222222222">
                <text:p>-7.3722222222222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9526.3398">
                <text:p>49526.3398</text:p>
              </table:table-cell>
              <table:table-cell office:value-type="float" office:value="-7.37888888888889">
                <text:p>-7.378888888888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9574.6211">
                <text:p>49574.6211</text:p>
              </table:table-cell>
              <table:table-cell office:value-type="float" office:value="-7.29888888888889">
                <text:p>-7.2988888888888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9624.293">
                <text:p>49624.293</text:p>
              </table:table-cell>
              <table:table-cell office:value-type="float" office:value="-7.18111111111111">
                <text:p>-7.1811111111111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9673.0312">
                <text:p>49673.0312</text:p>
              </table:table-cell>
              <table:table-cell office:value-type="float" office:value="-7.14888888888889">
                <text:p>-7.1488888888888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9720.7617">
                <text:p>49720.7617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9770.2188">
                <text:p>49770.2188</text:p>
              </table:table-cell>
              <table:table-cell office:value-type="float" office:value="-7.34444444444445">
                <text:p>-7.344444444444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9820.1133">
                <text:p>49820.1133</text:p>
              </table:table-cell>
              <table:table-cell office:value-type="float" office:value="-7.29111111111111">
                <text:p>-7.291111111111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9868.6797">
                <text:p>49868.6797</text:p>
              </table:table-cell>
              <table:table-cell office:value-type="float" office:value="-7.20111111111111">
                <text:p>-7.2011111111111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9918.4375">
                <text:p>49918.4375</text:p>
              </table:table-cell>
              <table:table-cell office:value-type="float" office:value="-7.29666666666667">
                <text:p>-7.296666666666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9969.7734">
                <text:p>49969.7734</text:p>
              </table:table-cell>
              <table:table-cell office:value-type="float" office:value="-7.16333333333333">
                <text:p>-7.163333333333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021.625">
                <text:p>50021.625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070.9141">
                <text:p>50070.9141</text:p>
              </table:table-cell>
              <table:table-cell office:value-type="float" office:value="-7.22777777777778">
                <text:p>-7.2277777777777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118.2812">
                <text:p>50118.2812</text:p>
              </table:table-cell>
              <table:table-cell office:value-type="float" office:value="-7.20888888888889">
                <text:p>-7.2088888888888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165.8828">
                <text:p>50165.8828</text:p>
              </table:table-cell>
              <table:table-cell office:value-type="float" office:value="-7.16111111111111">
                <text:p>-7.1611111111111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212.332">
                <text:p>50212.332</text:p>
              </table:table-cell>
              <table:table-cell office:value-type="float" office:value="-7.03555555555556">
                <text:p>-7.035555555555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260.7617">
                <text:p>50260.7617</text:p>
              </table:table-cell>
              <table:table-cell office:value-type="float" office:value="-6.87777777777778">
                <text:p>-6.8777777777777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311.4062">
                <text:p>50311.4062</text:p>
              </table:table-cell>
              <table:table-cell office:value-type="float" office:value="-6.93666666666667">
                <text:p>-6.93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361.8672">
                <text:p>50361.8672</text:p>
              </table:table-cell>
              <table:table-cell office:value-type="float" office:value="-6.98888888888889">
                <text:p>-6.988888888888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410.582">
                <text:p>50410.582</text:p>
              </table:table-cell>
              <table:table-cell office:value-type="float" office:value="-7.16777777777778">
                <text:p>-7.167777777777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458.0586">
                <text:p>50458.0586</text:p>
              </table:table-cell>
              <table:table-cell office:value-type="float" office:value="-7.08222222222222">
                <text:p>-7.082222222222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503.3242">
                <text:p>50503.3242</text:p>
              </table:table-cell>
              <table:table-cell office:value-type="float" office:value="-7.02555555555556">
                <text:p>-7.0255555555555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551.1289">
                <text:p>50551.1289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601.9258">
                <text:p>50601.9258</text:p>
              </table:table-cell>
              <table:table-cell office:value-type="float" office:value="-6.97111111111111">
                <text:p>-6.971111111111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652.4727">
                <text:p>50652.4727</text:p>
              </table:table-cell>
              <table:table-cell office:value-type="float" office:value="-7.02111111111111">
                <text:p>-7.021111111111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0700.5898">
                <text:p>50700.5898</text:p>
              </table:table-cell>
              <table:table-cell office:value-type="float" office:value="-7.21333333333333">
                <text:p>-7.213333333333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0748.6914">
                <text:p>50748.691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0797.7109">
                <text:p>50797.7109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846.2617">
                <text:p>50846.2617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895.8438">
                <text:p>50895.8438</text:p>
              </table:table-cell>
              <table:table-cell office:value-type="float" office:value="-7.17555555555556">
                <text:p>-7.1755555555555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945.4062">
                <text:p>50945.4062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993.1172">
                <text:p>50993.1172</text:p>
              </table:table-cell>
              <table:table-cell office:value-type="float" office:value="-7.18666666666667">
                <text:p>-7.186666666666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040.8008">
                <text:p>51040.8008</text:p>
              </table:table-cell>
              <table:table-cell office:value-type="float" office:value="-7.22666666666667">
                <text:p>-7.226666666666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092.3438">
                <text:p>51092.3438</text:p>
              </table:table-cell>
              <table:table-cell office:value-type="float" office:value="-7.17333333333333">
                <text:p>-7.17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142.7539">
                <text:p>51142.7539</text:p>
              </table:table-cell>
              <table:table-cell office:value-type="float" office:value="-7.10666666666667">
                <text:p>-7.106666666666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192.8867">
                <text:p>51192.8867</text:p>
              </table:table-cell>
              <table:table-cell office:value-type="float" office:value="-7.16444444444444">
                <text:p>-7.1644444444444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242.3477">
                <text:p>51242.3477</text:p>
              </table:table-cell>
              <table:table-cell office:value-type="float" office:value="-7.15333333333333">
                <text:p>-7.1533333333333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290.6719">
                <text:p>51290.6719</text:p>
              </table:table-cell>
              <table:table-cell office:value-type="float" office:value="-6.99555555555556">
                <text:p>-6.99555555555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339.1523">
                <text:p>51339.1523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386.9727">
                <text:p>51386.9727</text:p>
              </table:table-cell>
              <table:table-cell office:value-type="float" office:value="-6.84333333333333">
                <text:p>-6.8433333333333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435.7031">
                <text:p>51435.7031</text:p>
              </table:table-cell>
              <table:table-cell office:value-type="float" office:value="-6.77111111111111">
                <text:p>-6.771111111111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482.7852">
                <text:p>51482.7852</text:p>
              </table:table-cell>
              <table:table-cell office:value-type="float" office:value="-6.81555555555555">
                <text:p>-6.815555555555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528.4727">
                <text:p>51528.4727</text:p>
              </table:table-cell>
              <table:table-cell office:value-type="float" office:value="-6.71444444444445">
                <text:p>-6.7144444444444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74.8008">
                <text:p>51574.800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22.457">
                <text:p>51622.457</text:p>
              </table:table-cell>
              <table:table-cell office:value-type="float" office:value="-6.50888888888889">
                <text:p>-6.5088888888888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670.8984">
                <text:p>51670.8984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718.8594">
                <text:p>51718.8594</text:p>
              </table:table-cell>
              <table:table-cell office:value-type="float" office:value="-6.51333333333333">
                <text:p>-6.513333333333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765.2383">
                <text:p>51765.2383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811.3008">
                <text:p>51811.3008</text:p>
              </table:table-cell>
              <table:table-cell office:value-type="float" office:value="-6.20222222222222">
                <text:p>-6.202222222222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854.3594">
                <text:p>51854.3594</text:p>
              </table:table-cell>
              <table:table-cell office:value-type="float" office:value="-6.17888888888889">
                <text:p>-6.178888888888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901.3789">
                <text:p>51901.3789</text:p>
              </table:table-cell>
              <table:table-cell office:value-type="float" office:value="-5.94444444444444">
                <text:p>-5.944444444444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946.8125">
                <text:p>51946.8125</text:p>
              </table:table-cell>
              <table:table-cell office:value-type="float" office:value="-5.95777777777778">
                <text:p>-5.9577777777777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989.6562">
                <text:p>51989.6562</text:p>
              </table:table-cell>
              <table:table-cell office:value-type="float" office:value="-6.02777777777778">
                <text:p>-6.027777777777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032.0547">
                <text:p>52032.0547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074.9102">
                <text:p>52074.9102</text:p>
              </table:table-cell>
              <table:table-cell office:value-type="float" office:value="-6.12555555555556">
                <text:p>-6.125555555555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117.3633">
                <text:p>52117.3633</text:p>
              </table:table-cell>
              <table:table-cell office:value-type="float" office:value="-6.13222222222222">
                <text:p>-6.132222222222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162.7773">
                <text:p>52162.7773</text:p>
              </table:table-cell>
              <table:table-cell office:value-type="float" office:value="-6.21888888888889">
                <text:p>-6.2188888888888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211.7422">
                <text:p>52211.7422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258.2695">
                <text:p>52258.2695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305.2383">
                <text:p>52305.2383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351.8867">
                <text:p>52351.8867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398.0625">
                <text:p>52398.0625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443.0195">
                <text:p>52443.0195</text:p>
              </table:table-cell>
              <table:table-cell office:value-type="float" office:value="-6.25555555555556">
                <text:p>-6.2555555555555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487.6367">
                <text:p>52487.6367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534.5234">
                <text:p>52534.5234</text:p>
              </table:table-cell>
              <table:table-cell office:value-type="float" office:value="-6.21666666666667">
                <text:p>-6.21666666666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579.5">
                <text:p>52579.5</text:p>
              </table:table-cell>
              <table:table-cell office:value-type="float" office:value="-5.97888888888889">
                <text:p>-5.9788888888888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624.8633">
                <text:p>52624.8633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667.9922">
                <text:p>52667.9922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713.3906">
                <text:p>52713.3906</text:p>
              </table:table-cell>
              <table:table-cell office:value-type="float" office:value="-5.99444444444444">
                <text:p>-5.9944444444444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757.0664">
                <text:p>52757.0664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799.2617">
                <text:p>52799.2617</text:p>
              </table:table-cell>
              <table:table-cell office:value-type="float" office:value="-6.08666666666667">
                <text:p>-6.086666666666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842.5742">
                <text:p>52842.5742</text:p>
              </table:table-cell>
              <table:table-cell office:value-type="float" office:value="-5.97222222222222">
                <text:p>-5.972222222222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887.6641">
                <text:p>52887.6641</text:p>
              </table:table-cell>
              <table:table-cell office:value-type="float" office:value="-5.86444444444444">
                <text:p>-5.8644444444444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934.6328">
                <text:p>52934.6328</text:p>
              </table:table-cell>
              <table:table-cell office:value-type="float" office:value="-5.87222222222222">
                <text:p>-5.8722222222222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982.1641">
                <text:p>52982.1641</text:p>
              </table:table-cell>
              <table:table-cell office:value-type="float" office:value="-5.92444444444444">
                <text:p>-5.9244444444444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3026.1523">
                <text:p>53026.1523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3067.4688">
                <text:p>53067.4688</text:p>
              </table:table-cell>
              <table:table-cell office:value-type="float" office:value="-5.71888888888889">
                <text:p>-5.7188888888888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3109.5156">
                <text:p>53109.5156</text:p>
              </table:table-cell>
              <table:table-cell office:value-type="float" office:value="-5.55888888888889">
                <text:p>-5.5588888888888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3153.2773">
                <text:p>53153.2773</text:p>
              </table:table-cell>
              <table:table-cell office:value-type="float" office:value="-5.35111111111111">
                <text:p>-5.3511111111111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3194.918">
                <text:p>53194.918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3236.6484">
                <text:p>53236.6484</text:p>
              </table:table-cell>
              <table:table-cell office:value-type="float" office:value="-5.27666666666667">
                <text:p>-5.2766666666666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3277.6445">
                <text:p>53277.644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3318.3555">
                <text:p>53318.3555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3358.8828">
                <text:p>53358.8828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3399.0742">
                <text:p>53399.0742</text:p>
              </table:table-cell>
              <table:table-cell office:value-type="float" office:value="-5.43555555555556">
                <text:p>-5.4355555555555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439.7344">
                <text:p>53439.7344</text:p>
              </table:table-cell>
              <table:table-cell office:value-type="float" office:value="-5.67555555555556">
                <text:p>-5.6755555555555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482.0469">
                <text:p>53482.0469</text:p>
              </table:table-cell>
              <table:table-cell office:value-type="float" office:value="-5.86333333333333">
                <text:p>-5.8633333333333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526.2422">
                <text:p>53526.2422</text:p>
              </table:table-cell>
              <table:table-cell office:value-type="float" office:value="-6.05333333333333">
                <text:p>-6.053333333333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571.4648">
                <text:p>53571.4648</text:p>
              </table:table-cell>
              <table:table-cell office:value-type="float" office:value="-6.12222222222222">
                <text:p>-6.1222222222222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617.3125">
                <text:p>53617.3125</text:p>
              </table:table-cell>
              <table:table-cell office:value-type="float" office:value="-6.26222222222222">
                <text:p>-6.262222222222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665.6602">
                <text:p>53665.6602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713.875">
                <text:p>53713.875</text:p>
              </table:table-cell>
              <table:table-cell office:value-type="float" office:value="-6.32777777777778">
                <text:p>-6.3277777777777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760.9297">
                <text:p>53760.9297</text:p>
              </table:table-cell>
              <table:table-cell office:value-type="float" office:value="-6.32222222222222">
                <text:p>-6.3222222222222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803.9766">
                <text:p>53803.9766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848.4336">
                <text:p>53848.4336</text:p>
              </table:table-cell>
              <table:table-cell office:value-type="float" office:value="-6.31111111111111">
                <text:p>-6.311111111111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892.6523">
                <text:p>53892.6523</text:p>
              </table:table-cell>
              <table:table-cell office:value-type="float" office:value="-6.32333333333333">
                <text:p>-6.3233333333333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937.7734">
                <text:p>53937.7734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983.9922">
                <text:p>53983.9922</text:p>
              </table:table-cell>
              <table:table-cell office:value-type="float" office:value="-6.25888888888889">
                <text:p>-6.258888888888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4030.5625">
                <text:p>54030.5625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4077.6055">
                <text:p>54077.6055</text:p>
              </table:table-cell>
              <table:table-cell office:value-type="float" office:value="-6.19888888888889">
                <text:p>-6.1988888888888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4124.9648">
                <text:p>54124.9648</text:p>
              </table:table-cell>
              <table:table-cell office:value-type="float" office:value="-6.25666666666667">
                <text:p>-6.2566666666666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4168.8594">
                <text:p>54168.8594</text:p>
              </table:table-cell>
              <table:table-cell office:value-type="float" office:value="-6.32888888888889">
                <text:p>-6.3288888888888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4213.0234">
                <text:p>54213.0234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4256.4062">
                <text:p>54256.4062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4300.6797">
                <text:p>54300.6797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4347.4922">
                <text:p>54347.4922</text:p>
              </table:table-cell>
              <table:table-cell office:value-type="float" office:value="-6.62222222222222">
                <text:p>-6.622222222222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4395.875">
                <text:p>54395.875</text:p>
              </table:table-cell>
              <table:table-cell office:value-type="float" office:value="-6.80666666666667">
                <text:p>-6.8066666666666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4444.6133">
                <text:p>54444.6133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4494.5508">
                <text:p>54494.5508</text:p>
              </table:table-cell>
              <table:table-cell office:value-type="float" office:value="-7.25333333333333">
                <text:p>-7.253333333333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4544.4648">
                <text:p>54544.4648</text:p>
              </table:table-cell>
              <table:table-cell office:value-type="float" office:value="-7.29222222222222">
                <text:p>-7.2922222222222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4593.7695">
                <text:p>54593.7695</text:p>
              </table:table-cell>
              <table:table-cell office:value-type="float" office:value="-7.18555555555556">
                <text:p>-7.185555555555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4644.8203">
                <text:p>54644.8203</text:p>
              </table:table-cell>
              <table:table-cell office:value-type="float" office:value="-7.15666666666667">
                <text:p>-7.156666666666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4696.9414">
                <text:p>54696.9414</text:p>
              </table:table-cell>
              <table:table-cell office:value-type="float" office:value="-7.08555555555556">
                <text:p>-7.085555555555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4748">
                <text:p>54748</text:p>
              </table:table-cell>
              <table:table-cell office:value-type="float" office:value="-6.94555555555556">
                <text:p>-6.9455555555555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4797">
                <text:p>54797</text:p>
              </table:table-cell>
              <table:table-cell office:value-type="float" office:value="-6.83444444444444">
                <text:p>-6.8344444444444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843.1797">
                <text:p>54843.1797</text:p>
              </table:table-cell>
              <table:table-cell office:value-type="float" office:value="-6.75777777777778">
                <text:p>-6.757777777777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889.7227">
                <text:p>54889.7227</text:p>
              </table:table-cell>
              <table:table-cell office:value-type="float" office:value="-6.63777777777778">
                <text:p>-6.6377777777777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937.1484">
                <text:p>54937.1484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982.2852">
                <text:p>54982.2852</text:p>
              </table:table-cell>
              <table:table-cell office:value-type="float" office:value="-6.45222222222222">
                <text:p>-6.452222222222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5026.7773">
                <text:p>55026.7773</text:p>
              </table:table-cell>
              <table:table-cell office:value-type="float" office:value="-6.55333333333333">
                <text:p>-6.5533333333333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5074.3633">
                <text:p>55074.3633</text:p>
              </table:table-cell>
              <table:table-cell office:value-type="float" office:value="-6.52444444444444">
                <text:p>-6.5244444444444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5121.6289">
                <text:p>55121.6289</text:p>
              </table:table-cell>
              <table:table-cell office:value-type="float" office:value="-6.50555555555556">
                <text:p>-6.5055555555555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5168.1797">
                <text:p>55168.1797</text:p>
              </table:table-cell>
              <table:table-cell office:value-type="float" office:value="-6.69111111111111">
                <text:p>-6.6911111111111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5215.8203">
                <text:p>55215.8203</text:p>
              </table:table-cell>
              <table:table-cell office:value-type="float" office:value="-6.80222222222222">
                <text:p>-6.802222222222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5263.6094">
                <text:p>55263.6094</text:p>
              </table:table-cell>
              <table:table-cell office:value-type="float" office:value="-6.78444444444444">
                <text:p>-6.784444444444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5310.4023">
                <text:p>55310.4023</text:p>
              </table:table-cell>
              <table:table-cell office:value-type="float" office:value="-6.78333333333333">
                <text:p>-6.7833333333333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5358.3828">
                <text:p>55358.3828</text:p>
              </table:table-cell>
              <table:table-cell office:value-type="float" office:value="-6.91111111111111">
                <text:p>-6.9111111111111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5408.6914">
                <text:p>55408.6914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5457.5938">
                <text:p>55457.5938</text:p>
              </table:table-cell>
              <table:table-cell office:value-type="float" office:value="-7.06444444444444">
                <text:p>-7.0644444444444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5505.4531">
                <text:p>55505.4531</text:p>
              </table:table-cell>
              <table:table-cell office:value-type="float" office:value="-7.28555555555556">
                <text:p>-7.2855555555555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5553.6367">
                <text:p>55553.6367</text:p>
              </table:table-cell>
              <table:table-cell office:value-type="float" office:value="-7.36666666666667">
                <text:p>-7.3666666666666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5603.207">
                <text:p>55603.207</text:p>
              </table:table-cell>
              <table:table-cell office:value-type="float" office:value="-7.31555555555556">
                <text:p>-7.3155555555555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5653.9805">
                <text:p>55653.9805</text:p>
              </table:table-cell>
              <table:table-cell office:value-type="float" office:value="-7.46444444444445">
                <text:p>-7.4644444444444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5707.1992">
                <text:p>55707.1992</text:p>
              </table:table-cell>
              <table:table-cell office:value-type="float" office:value="-7.64333333333333">
                <text:p>-7.643333333333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5761.332">
                <text:p>55761.332</text:p>
              </table:table-cell>
              <table:table-cell office:value-type="float" office:value="-7.63666666666667">
                <text:p>-7.636666666666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5812.6211">
                <text:p>55812.621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5863.8281">
                <text:p>55863.8281</text:p>
              </table:table-cell>
              <table:table-cell office:value-type="float" office:value="-7.80111111111111">
                <text:p>-7.8011111111111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917.7344">
                <text:p>55917.7344</text:p>
              </table:table-cell>
              <table:table-cell office:value-type="float" office:value="-7.73222222222222">
                <text:p>-7.732222222222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5971.2539">
                <text:p>55971.2539</text:p>
              </table:table-cell>
              <table:table-cell office:value-type="float" office:value="-7.53111111111111">
                <text:p>-7.5311111111111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6022.8438">
                <text:p>56022.8438</text:p>
              </table:table-cell>
              <table:table-cell office:value-type="float" office:value="-7.48222222222222">
                <text:p>-7.4822222222222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6076.2383">
                <text:p>56076.2383</text:p>
              </table:table-cell>
              <table:table-cell office:value-type="float" office:value="-7.56333333333333">
                <text:p>-7.563333333333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6128.3242">
                <text:p>56128.3242</text:p>
              </table:table-cell>
              <table:table-cell office:value-type="float" office:value="-7.39666666666667">
                <text:p>-7.3966666666666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6177.8047">
                <text:p>56177.8047</text:p>
              </table:table-cell>
              <table:table-cell office:value-type="float" office:value="-7.24333333333333">
                <text:p>-7.2433333333333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6225.8945">
                <text:p>56225.8945</text:p>
              </table:table-cell>
              <table:table-cell office:value-type="float" office:value="-7.28222222222222">
                <text:p>-7.2822222222222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6275.207">
                <text:p>56275.207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6326.3906">
                <text:p>56326.3906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6375.6953">
                <text:p>56375.6953</text:p>
              </table:table-cell>
              <table:table-cell office:value-type="float" office:value="-6.94666666666667">
                <text:p>-6.9466666666666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6424.375">
                <text:p>56424.37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6473.8086">
                <text:p>56473.8086</text:p>
              </table:table-cell>
              <table:table-cell office:value-type="float" office:value="-7.02777777777778">
                <text:p>-7.027777777777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6523.1641">
                <text:p>56523.1641</text:p>
              </table:table-cell>
              <table:table-cell office:value-type="float" office:value="-6.92777777777778">
                <text:p>-6.9277777777777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6570.9062">
                <text:p>56570.9062</text:p>
              </table:table-cell>
              <table:table-cell office:value-type="float" office:value="-6.89777777777778">
                <text:p>-6.8977777777777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6618.1289">
                <text:p>56618.1289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6668.9414">
                <text:p>56668.9414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6716.4766">
                <text:p>56716.4766</text:p>
              </table:table-cell>
              <table:table-cell office:value-type="float" office:value="-6.53111111111111">
                <text:p>-6.5311111111111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6766.1406">
                <text:p>56766.1406</text:p>
              </table:table-cell>
              <table:table-cell office:value-type="float" office:value="-6.55222222222222">
                <text:p>-6.552222222222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6812.3203">
                <text:p>56812.3203</text:p>
              </table:table-cell>
              <table:table-cell office:value-type="float" office:value="-6.52888888888889">
                <text:p>-6.5288888888888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6857.9062">
                <text:p>56857.9062</text:p>
              </table:table-cell>
              <table:table-cell office:value-type="float" office:value="-6.39111111111111">
                <text:p>-6.3911111111111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6903.4688">
                <text:p>56903.4688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6948.1797">
                <text:p>56948.1797</text:p>
              </table:table-cell>
              <table:table-cell office:value-type="float" office:value="-6.08222222222222">
                <text:p>-6.0822222222222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6993.9883">
                <text:p>56993.9883</text:p>
              </table:table-cell>
              <table:table-cell office:value-type="float" office:value="-6.04111111111111">
                <text:p>-6.0411111111111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7040.5195">
                <text:p>57040.5195</text:p>
              </table:table-cell>
              <table:table-cell office:value-type="float" office:value="-5.91222222222222">
                <text:p>-5.912222222222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7085.957">
                <text:p>57085.957</text:p>
              </table:table-cell>
              <table:table-cell office:value-type="float" office:value="-5.81666666666667">
                <text:p>-5.81666666666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7129.7852">
                <text:p>57129.7852</text:p>
              </table:table-cell>
              <table:table-cell office:value-type="float" office:value="-5.84555555555556">
                <text:p>-5.8455555555555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7171.6367">
                <text:p>57171.6367</text:p>
              </table:table-cell>
              <table:table-cell office:value-type="float" office:value="-5.95222222222222">
                <text:p>-5.9522222222222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7215.6953">
                <text:p>57215.6953</text:p>
              </table:table-cell>
              <table:table-cell office:value-type="float" office:value="-5.99777777777778">
                <text:p>-5.9977777777777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7257.5781">
                <text:p>57257.5781</text:p>
              </table:table-cell>
              <table:table-cell office:value-type="float" office:value="-5.95333333333333">
                <text:p>-5.953333333333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7300.1367">
                <text:p>57300.1367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7345.7344">
                <text:p>57345.7344</text:p>
              </table:table-cell>
              <table:table-cell office:value-type="float" office:value="-6.09333333333333">
                <text:p>-6.093333333333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394.6172">
                <text:p>57394.6172</text:p>
              </table:table-cell>
              <table:table-cell office:value-type="float" office:value="-6.16222222222222">
                <text:p>-6.1622222222222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7442.6914">
                <text:p>57442.691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7487.7969">
                <text:p>57487.7969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7531.9258">
                <text:p>57531.9258</text:p>
              </table:table-cell>
              <table:table-cell office:value-type="float" office:value="-6.35777777777778">
                <text:p>-6.3577777777777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7578.1875">
                <text:p>57578.1875</text:p>
              </table:table-cell>
              <table:table-cell office:value-type="float" office:value="-6.28777777777778">
                <text:p>-6.287777777777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7625.2734">
                <text:p>57625.2734</text:p>
              </table:table-cell>
              <table:table-cell office:value-type="float" office:value="-6.30555555555555">
                <text:p>-6.3055555555555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7669.0312">
                <text:p>57669.0312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7712.8438">
                <text:p>57712.8438</text:p>
              </table:table-cell>
              <table:table-cell office:value-type="float" office:value="-6.38444444444444">
                <text:p>-6.3844444444444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7760.0898">
                <text:p>57760.0898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7809.2812">
                <text:p>57809.2812</text:p>
              </table:table-cell>
              <table:table-cell office:value-type="float" office:value="-6.27666666666667">
                <text:p>-6.2766666666666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7857.2422">
                <text:p>57857.2422</text:p>
              </table:table-cell>
              <table:table-cell office:value-type="float" office:value="-6.21222222222222">
                <text:p>-6.2122222222222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7903.5781">
                <text:p>57903.5781</text:p>
              </table:table-cell>
              <table:table-cell office:value-type="float" office:value="-6.36111111111111">
                <text:p>-6.3611111111111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7948.9297">
                <text:p>57948.9297</text:p>
              </table:table-cell>
              <table:table-cell office:value-type="float" office:value="-6.17555555555556">
                <text:p>-6.1755555555555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7993.8555">
                <text:p>57993.8555</text:p>
              </table:table-cell>
              <table:table-cell office:value-type="float" office:value="-6.04444444444444">
                <text:p>-6.0444444444444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8038.6094">
                <text:p>58038.6094</text:p>
              </table:table-cell>
              <table:table-cell office:value-type="float" office:value="-5.77777777777778">
                <text:p>-5.777777777777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8080.9844">
                <text:p>58080.9844</text:p>
              </table:table-cell>
              <table:table-cell office:value-type="float" office:value="-5.75555555555556">
                <text:p>-5.7555555555555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8126.7695">
                <text:p>58126.7695</text:p>
              </table:table-cell>
              <table:table-cell office:value-type="float" office:value="-5.62555555555556">
                <text:p>-5.6255555555555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8170.1914">
                <text:p>58170.1914</text:p>
              </table:table-cell>
              <table:table-cell office:value-type="float" office:value="-5.50888888888889">
                <text:p>-5.5088888888888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8212.1719">
                <text:p>58212.1719</text:p>
              </table:table-cell>
              <table:table-cell office:value-type="float" office:value="-5.48222222222222">
                <text:p>-5.482222222222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8254.1523">
                <text:p>58254.1523</text:p>
              </table:table-cell>
              <table:table-cell office:value-type="float" office:value="-5.52777777777778">
                <text:p>-5.5277777777777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8296.5781">
                <text:p>58296.5781</text:p>
              </table:table-cell>
              <table:table-cell office:value-type="float" office:value="-5.51111111111111">
                <text:p>-5.511111111111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8338.0938">
                <text:p>58338.0938</text:p>
              </table:table-cell>
              <table:table-cell office:value-type="float" office:value="-5.46111111111111">
                <text:p>-5.461111111111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8379.207">
                <text:p>58379.207</text:p>
              </table:table-cell>
              <table:table-cell office:value-type="float" office:value="-5.30777777777778">
                <text:p>-5.307777777777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8422.4062">
                <text:p>58422.4062</text:p>
              </table:table-cell>
              <table:table-cell office:value-type="float" office:value="-5.39333333333333">
                <text:p>-5.39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8466.8242">
                <text:p>58466.8242</text:p>
              </table:table-cell>
              <table:table-cell office:value-type="float" office:value="-5.32777777777778">
                <text:p>-5.327777777777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8510.543">
                <text:p>58510.543</text:p>
              </table:table-cell>
              <table:table-cell office:value-type="float" office:value="-5.39555555555556">
                <text:p>-5.3955555555555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8552.1914">
                <text:p>58552.1914</text:p>
              </table:table-cell>
              <table:table-cell office:value-type="float" office:value="-5.39222222222222">
                <text:p>-5.3922222222222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8591.6016">
                <text:p>58591.601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8633.2227">
                <text:p>58633.2227</text:p>
              </table:table-cell>
              <table:table-cell office:value-type="float" office:value="-5.41555555555556">
                <text:p>-5.4155555555555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8675.6953">
                <text:p>58675.6953</text:p>
              </table:table-cell>
              <table:table-cell office:value-type="float" office:value="-5.37777777777778">
                <text:p>-5.377777777777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8717.8008">
                <text:p>58717.8008</text:p>
              </table:table-cell>
              <table:table-cell office:value-type="float" office:value="-5.48333333333333">
                <text:p>-5.4833333333333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8759.9961">
                <text:p>58759.9961</text:p>
              </table:table-cell>
              <table:table-cell office:value-type="float" office:value="-5.62777777777778">
                <text:p>-5.627777777777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8803.2422">
                <text:p>58803.2422</text:p>
              </table:table-cell>
              <table:table-cell office:value-type="float" office:value="-5.69555555555556">
                <text:p>-5.6955555555555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8847.2344">
                <text:p>58847.2344</text:p>
              </table:table-cell>
              <table:table-cell office:value-type="float" office:value="-5.72555555555556">
                <text:p>-5.725555555555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8892.1328">
                <text:p>58892.1328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8936.1328">
                <text:p>58936.1328</text:p>
              </table:table-cell>
              <table:table-cell office:value-type="float" office:value="-5.75222222222222">
                <text:p>-5.7522222222222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8980.2305">
                <text:p>58980.2305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9024.1211">
                <text:p>59024.1211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067.4062">
                <text:p>59067.4062</text:p>
              </table:table-cell>
              <table:table-cell office:value-type="float" office:value="-5.74777777777778">
                <text:p>-5.7477777777777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9110.0117">
                <text:p>59110.0117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9152.6641">
                <text:p>59152.6641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9201.4883">
                <text:p>59201.4883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9241.6289">
                <text:p>59241.6289</text:p>
              </table:table-cell>
              <table:table-cell office:value-type="float" office:value="-5.89111111111111">
                <text:p>-5.8911111111111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9286.0508">
                <text:p>59286.0508</text:p>
              </table:table-cell>
              <table:table-cell office:value-type="float" office:value="-5.98777777777778">
                <text:p>-5.9877777777777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9332.9336">
                <text:p>59332.9336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9380.8594">
                <text:p>59380.8594</text:p>
              </table:table-cell>
              <table:table-cell office:value-type="float" office:value="-6.02111111111111">
                <text:p>-6.0211111111111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9425.8945">
                <text:p>59425.8945</text:p>
              </table:table-cell>
              <table:table-cell office:value-type="float" office:value="-6.16777777777778">
                <text:p>-6.1677777777777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9468.8672">
                <text:p>59468.8672</text:p>
              </table:table-cell>
              <table:table-cell office:value-type="float" office:value="-6.27777777777778">
                <text:p>-6.277777777777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9513.5234">
                <text:p>59513.5234</text:p>
              </table:table-cell>
              <table:table-cell office:value-type="float" office:value="-6.34888888888889">
                <text:p>-6.3488888888888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9560.2266">
                <text:p>59560.2266</text:p>
              </table:table-cell>
              <table:table-cell office:value-type="float" office:value="-6.12888888888889">
                <text:p>-6.1288888888888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9605.9297">
                <text:p>59605.9297</text:p>
              </table:table-cell>
              <table:table-cell office:value-type="float" office:value="-6.10666666666667">
                <text:p>-6.106666666666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9650.5">
                <text:p>59650.5</text:p>
              </table:table-cell>
              <table:table-cell office:value-type="float" office:value="-6.22888888888889">
                <text:p>-6.228888888888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9699.7461">
                <text:p>59699.7461</text:p>
              </table:table-cell>
              <table:table-cell office:value-type="float" office:value="-6.16666666666667">
                <text:p>-6.1666666666666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9747.4883">
                <text:p>59747.4883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9791.0938">
                <text:p>59791.0938</text:p>
              </table:table-cell>
              <table:table-cell office:value-type="float" office:value="-6.26444444444445">
                <text:p>-6.2644444444444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9834.875">
                <text:p>59834.875</text:p>
              </table:table-cell>
              <table:table-cell office:value-type="float" office:value="-6.36777777777778">
                <text:p>-6.3677777777777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9879.0469">
                <text:p>59879.0469</text:p>
              </table:table-cell>
              <table:table-cell office:value-type="float" office:value="-6.31444444444444">
                <text:p>-6.3144444444444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9924.5">
                <text:p>59924.5</text:p>
              </table:table-cell>
              <table:table-cell office:value-type="float" office:value="-6.35333333333333">
                <text:p>-6.353333333333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9972.4023">
                <text:p>59972.4023</text:p>
              </table:table-cell>
              <table:table-cell office:value-type="float" office:value="-6.57666666666667">
                <text:p>-6.576666666666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0019.9414">
                <text:p>60019.9414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0067.6875">
                <text:p>60067.6875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0115.7578">
                <text:p>60115.7578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0165.8398">
                <text:p>60165.8398</text:p>
              </table:table-cell>
              <table:table-cell office:value-type="float" office:value="-6.93444444444445">
                <text:p>-6.9344444444444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0216.3477">
                <text:p>60216.3477</text:p>
              </table:table-cell>
              <table:table-cell office:value-type="float" office:value="-6.92333333333333">
                <text:p>-6.923333333333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60265.293">
                <text:p>60265.293</text:p>
              </table:table-cell>
              <table:table-cell office:value-type="float" office:value="-6.97555555555556">
                <text:p>-6.9755555555555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60313.1992">
                <text:p>60313.1992</text:p>
              </table:table-cell>
              <table:table-cell office:value-type="float" office:value="-6.98222222222222">
                <text:p>-6.9822222222222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0364.4062">
                <text:p>60364.4062</text:p>
              </table:table-cell>
              <table:table-cell office:value-type="float" office:value="-6.85111111111111">
                <text:p>-6.851111111111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0413.5586">
                <text:p>60413.5586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0459.7383">
                <text:p>60459.7383</text:p>
              </table:table-cell>
              <table:table-cell office:value-type="float" office:value="-6.71333333333333">
                <text:p>-6.7133333333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509.832">
                <text:p>60509.832</text:p>
              </table:table-cell>
              <table:table-cell office:value-type="float" office:value="-6.74111111111111">
                <text:p>-6.7411111111111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60557.6719">
                <text:p>60557.6719</text:p>
              </table:table-cell>
              <table:table-cell office:value-type="float" office:value="-6.71444444444444">
                <text:p>-6.7144444444444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60602.8906">
                <text:p>60602.8906</text:p>
              </table:table-cell>
              <table:table-cell office:value-type="float" office:value="-6.77555555555556">
                <text:p>-6.7755555555555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0648.5039">
                <text:p>60648.5039</text:p>
              </table:table-cell>
              <table:table-cell office:value-type="float" office:value="-6.82333333333333">
                <text:p>-6.823333333333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0697.0156">
                <text:p>60697.0156</text:p>
              </table:table-cell>
              <table:table-cell office:value-type="float" office:value="-6.73444444444445">
                <text:p>-6.734444444444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60746.5742">
                <text:p>60746.5742</text:p>
              </table:table-cell>
              <table:table-cell office:value-type="float" office:value="-6.77888888888889">
                <text:p>-6.7788888888888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0796.9492">
                <text:p>60796.9492</text:p>
              </table:table-cell>
              <table:table-cell office:value-type="float" office:value="-6.96777777777778">
                <text:p>-6.9677777777777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60847.4961">
                <text:p>60847.4961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0896.0117">
                <text:p>60896.0117</text:p>
              </table:table-cell>
              <table:table-cell office:value-type="float" office:value="-7.02888888888889">
                <text:p>-7.028888888888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0943.9102">
                <text:p>60943.9102</text:p>
              </table:table-cell>
              <table:table-cell office:value-type="float" office:value="-7.02333333333333">
                <text:p>-7.023333333333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0993.832">
                <text:p>60993.832</text:p>
              </table:table-cell>
              <table:table-cell office:value-type="float" office:value="-7.00666666666667">
                <text:p>-7.0066666666666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1044.5195">
                <text:p>61044.5195</text:p>
              </table:table-cell>
              <table:table-cell office:value-type="float" office:value="-6.98444444444445">
                <text:p>-6.9844444444444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1093.6445">
                <text:p>61093.6445</text:p>
              </table:table-cell>
              <table:table-cell office:value-type="float" office:value="-7.06333333333333">
                <text:p>-7.0633333333333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1142.4531">
                <text:p>61142.4531</text:p>
              </table:table-cell>
              <table:table-cell office:value-type="float" office:value="-7.12555555555556">
                <text:p>-7.125555555555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61191.7539">
                <text:p>61191.7539</text:p>
              </table:table-cell>
              <table:table-cell office:value-type="float" office:value="-7.23444444444445">
                <text:p>-7.2344444444444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1241.5508">
                <text:p>61241.5508</text:p>
              </table:table-cell>
              <table:table-cell office:value-type="float" office:value="-7.21555555555556">
                <text:p>-7.2155555555555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1292.2344">
                <text:p>61292.2344</text:p>
              </table:table-cell>
              <table:table-cell office:value-type="float" office:value="-7.27444444444445">
                <text:p>-7.2744444444444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1342.9297">
                <text:p>61342.9297</text:p>
              </table:table-cell>
              <table:table-cell office:value-type="float" office:value="-7.30888888888889">
                <text:p>-7.3088888888888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1394.0898">
                <text:p>61394.0898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1447.0469">
                <text:p>61447.0469</text:p>
              </table:table-cell>
              <table:table-cell office:value-type="float" office:value="-7.45777777777778">
                <text:p>-7.457777777777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499.2266">
                <text:p>61499.2266</text:p>
              </table:table-cell>
              <table:table-cell office:value-type="float" office:value="-7.45111111111111">
                <text:p>-7.451111111111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1549.7539">
                <text:p>61549.7539</text:p>
              </table:table-cell>
              <table:table-cell office:value-type="float" office:value="-7.47666666666667">
                <text:p>-7.47666666666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61601.1328">
                <text:p>61601.1328</text:p>
              </table:table-cell>
              <table:table-cell office:value-type="float" office:value="-7.56111111111111">
                <text:p>-7.56111111111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61653.6953">
                <text:p>61653.6953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1705.668">
                <text:p>61705.668</text:p>
              </table:table-cell>
              <table:table-cell office:value-type="float" office:value="-7.65888888888889">
                <text:p>-7.658888888888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61757.0195">
                <text:p>61757.0195</text:p>
              </table:table-cell>
              <table:table-cell office:value-type="float" office:value="-7.87888888888889">
                <text:p>-7.878888888888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61809.3164">
                <text:p>61809.3164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1862.875">
                <text:p>61862.875</text:p>
              </table:table-cell>
              <table:table-cell office:value-type="float" office:value="-7.97888888888889">
                <text:p>-7.978888888888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61918.75">
                <text:p>61918.75</text:p>
              </table:table-cell>
              <table:table-cell office:value-type="float" office:value="-8.03777777777778">
                <text:p>-8.0377777777777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1974.4961">
                <text:p>61974.4961</text:p>
              </table:table-cell>
              <table:table-cell office:value-type="float" office:value="-8.14111111111111">
                <text:p>-8.1411111111111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2033.293">
                <text:p>62033.293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2089.0234">
                <text:p>62089.0234</text:p>
              </table:table-cell>
              <table:table-cell office:value-type="float" office:value="-8.37111111111111">
                <text:p>-8.3711111111111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2143.5664">
                <text:p>62143.5664</text:p>
              </table:table-cell>
              <table:table-cell office:value-type="float" office:value="-8.39333333333333">
                <text:p>-8.3933333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2198.3867">
                <text:p>62198.3867</text:p>
              </table:table-cell>
              <table:table-cell office:value-type="float" office:value="-8.28555555555555">
                <text:p>-8.285555555555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2254.2148">
                <text:p>62254.2148</text:p>
              </table:table-cell>
              <table:table-cell office:value-type="float" office:value="-8.28222222222222">
                <text:p>-8.282222222222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2311.7188">
                <text:p>62311.7188</text:p>
              </table:table-cell>
              <table:table-cell office:value-type="float" office:value="-8.36222222222222">
                <text:p>-8.362222222222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2370.582">
                <text:p>62370.582</text:p>
              </table:table-cell>
              <table:table-cell office:value-type="float" office:value="-8.46333333333333">
                <text:p>-8.4633333333333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2427.957">
                <text:p>62427.957</text:p>
              </table:table-cell>
              <table:table-cell office:value-type="float" office:value="-8.51666666666667">
                <text:p>-8.5166666666666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2479.7734">
                <text:p>62479.7734</text:p>
              </table:table-cell>
              <table:table-cell office:value-type="float" office:value="-8.52222222222222">
                <text:p>-8.522222222222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2538.7383">
                <text:p>62538.7383</text:p>
              </table:table-cell>
              <table:table-cell office:value-type="float" office:value="-8.58555555555556">
                <text:p>-8.5855555555555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2598.1523">
                <text:p>62598.1523</text:p>
              </table:table-cell>
              <table:table-cell office:value-type="float" office:value="-8.65333333333333">
                <text:p>-8.6533333333333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2657.0703">
                <text:p>62657.0703</text:p>
              </table:table-cell>
              <table:table-cell office:value-type="float" office:value="-8.65666666666667">
                <text:p>-8.6566666666666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2714.707">
                <text:p>62714.707</text:p>
              </table:table-cell>
              <table:table-cell office:value-type="float" office:value="-8.78555555555556">
                <text:p>-8.7855555555555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2771.3164">
                <text:p>62771.3164</text:p>
              </table:table-cell>
              <table:table-cell office:value-type="float" office:value="-8.92777777777778">
                <text:p>-8.9277777777777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2832.2109">
                <text:p>62832.210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2894.0898">
                <text:p>62894.0898</text:p>
              </table:table-cell>
              <table:table-cell office:value-type="float" office:value="-9.01111111111111">
                <text:p>-9.011111111111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2952.7656">
                <text:p>62952.7656</text:p>
              </table:table-cell>
              <table:table-cell office:value-type="float" office:value="-9.10888888888889">
                <text:p>-9.108888888888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3012.0156">
                <text:p>63012.0156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3079.1367">
                <text:p>63079.1367</text:p>
              </table:table-cell>
              <table:table-cell office:value-type="float" office:value="-9.20222222222222">
                <text:p>-9.2022222222222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3141.0586">
                <text:p>63141.0586</text:p>
              </table:table-cell>
              <table:table-cell office:value-type="float" office:value="-9.15555555555556">
                <text:p>-9.1555555555555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3202.9414">
                <text:p>63202.9414</text:p>
              </table:table-cell>
              <table:table-cell office:value-type="float" office:value="-9.18111111111111">
                <text:p>-9.181111111111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3265.0312">
                <text:p>63265.0312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3325.6562">
                <text:p>63325.656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3387.5469">
                <text:p>63387.5469</text:p>
              </table:table-cell>
              <table:table-cell office:value-type="float" office:value="-8.52777777777778">
                <text:p>-8.5277777777777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3448.2148">
                <text:p>63448.2148</text:p>
              </table:table-cell>
              <table:table-cell office:value-type="float" office:value="-8.43">
                <text:p>-8.4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3507.5664">
                <text:p>63507.5664</text:p>
              </table:table-cell>
              <table:table-cell office:value-type="float" office:value="-8.12111111111111">
                <text:p>-8.1211111111111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3563.9297">
                <text:p>63563.9297</text:p>
              </table:table-cell>
              <table:table-cell office:value-type="float" office:value="-8.11222222222222">
                <text:p>-8.1122222222222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3615">
                <text:p>63615</text:p>
              </table:table-cell>
              <table:table-cell office:value-type="float" office:value="-7.95444444444444">
                <text:p>-7.9544444444444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3665.7383">
                <text:p>63665.7383</text:p>
              </table:table-cell>
              <table:table-cell office:value-type="float" office:value="-7.82222222222222">
                <text:p>-7.822222222222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3719.6562">
                <text:p>63719.6562</text:p>
              </table:table-cell>
              <table:table-cell office:value-type="float" office:value="-7.63222222222222">
                <text:p>-7.632222222222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3770.9414">
                <text:p>63770.9414</text:p>
              </table:table-cell>
              <table:table-cell office:value-type="float" office:value="-7.51666666666667">
                <text:p>-7.516666666666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3828.8789">
                <text:p>63828.8789</text:p>
              </table:table-cell>
              <table:table-cell office:value-type="float" office:value="-7.72222222222222">
                <text:p>-7.7222222222222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3883.6094">
                <text:p>63883.6094</text:p>
              </table:table-cell>
              <table:table-cell office:value-type="float" office:value="-7.97333333333333">
                <text:p>-7.973333333333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3937.668">
                <text:p>63937.668</text:p>
              </table:table-cell>
              <table:table-cell office:value-type="float" office:value="-7.97777777777778">
                <text:p>-7.9777777777777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3989.0898">
                <text:p>63989.0898</text:p>
              </table:table-cell>
              <table:table-cell office:value-type="float" office:value="-8.21666666666667">
                <text:p>-8.216666666666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042.2695">
                <text:p>64042.2695</text:p>
              </table:table-cell>
              <table:table-cell office:value-type="float" office:value="-8.26666666666667">
                <text:p>-8.2666666666666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4100.1406">
                <text:p>64100.1406</text:p>
              </table:table-cell>
              <table:table-cell office:value-type="float" office:value="-8.35888888888889">
                <text:p>-8.3588888888888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4159.9023">
                <text:p>64159.9023</text:p>
              </table:table-cell>
              <table:table-cell office:value-type="float" office:value="-8.40111111111111">
                <text:p>-8.401111111111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4218.4023">
                <text:p>64218.4023</text:p>
              </table:table-cell>
              <table:table-cell office:value-type="float" office:value="-8.59">
                <text:p>-8.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4277.7773">
                <text:p>64277.7773</text:p>
              </table:table-cell>
              <table:table-cell office:value-type="float" office:value="-8.77444444444445">
                <text:p>-8.7744444444444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4339.8828">
                <text:p>64339.8828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4398.9492">
                <text:p>64398.9492</text:p>
              </table:table-cell>
              <table:table-cell office:value-type="float" office:value="-8.77777777777778">
                <text:p>-8.7777777777777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4456.7852">
                <text:p>64456.7852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4516.2852">
                <text:p>64516.2852</text:p>
              </table:table-cell>
              <table:table-cell office:value-type="float" office:value="-8.83111111111111">
                <text:p>-8.8311111111111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4577.2305">
                <text:p>64577.2305</text:p>
              </table:table-cell>
              <table:table-cell office:value-type="float" office:value="-8.79666666666667">
                <text:p>-8.79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4635.375">
                <text:p>64635.375</text:p>
              </table:table-cell>
              <table:table-cell office:value-type="float" office:value="-8.80888888888889">
                <text:p>-8.8088888888888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4696.7656">
                <text:p>64696.7656</text:p>
              </table:table-cell>
              <table:table-cell office:value-type="float" office:value="-8.88111111111111">
                <text:p>-8.8811111111111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4755.9609">
                <text:p>64755.9609</text:p>
              </table:table-cell>
              <table:table-cell office:value-type="float" office:value="-8.75888888888889">
                <text:p>-8.7588888888888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817.4492">
                <text:p>64817.4492</text:p>
              </table:table-cell>
              <table:table-cell office:value-type="float" office:value="-8.60444444444445">
                <text:p>-8.6044444444444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4878.8672">
                <text:p>64878.8672</text:p>
              </table:table-cell>
              <table:table-cell office:value-type="float" office:value="-8.75666666666667">
                <text:p>-8.7566666666666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939.0859">
                <text:p>64939.0859</text:p>
              </table:table-cell>
              <table:table-cell office:value-type="float" office:value="-8.65888888888889">
                <text:p>-8.658888888888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4998.4062">
                <text:p>64998.4062</text:p>
              </table:table-cell>
              <table:table-cell office:value-type="float" office:value="-8.74">
                <text:p>-8.7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5053.8555">
                <text:p>65053.8555</text:p>
              </table:table-cell>
              <table:table-cell office:value-type="float" office:value="-8.66555555555556">
                <text:p>-8.6655555555555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5110.793">
                <text:p>65110.793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5173.0781">
                <text:p>65173.0781</text:p>
              </table:table-cell>
              <table:table-cell office:value-type="float" office:value="-8.74666666666667">
                <text:p>-8.7466666666666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5232.0664">
                <text:p>65232.0664</text:p>
              </table:table-cell>
              <table:table-cell office:value-type="float" office:value="-8.73555555555556">
                <text:p>-8.7355555555555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5293.1445">
                <text:p>65293.1445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5353.3438">
                <text:p>65353.3438</text:p>
              </table:table-cell>
              <table:table-cell office:value-type="float" office:value="-9.02222222222222">
                <text:p>-9.022222222222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5415.3438">
                <text:p>65415.3438</text:p>
              </table:table-cell>
              <table:table-cell office:value-type="float" office:value="-8.93666666666667">
                <text:p>-8.936666666666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5478.5625">
                <text:p>65478.5625</text:p>
              </table:table-cell>
              <table:table-cell office:value-type="float" office:value="-9.04777777777778">
                <text:p>-9.0477777777777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5539.4141">
                <text:p>65539.4141</text:p>
              </table:table-cell>
              <table:table-cell office:value-type="float" office:value="-9.11">
                <text:p>-9.1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5602.8359">
                <text:p>65602.8359</text:p>
              </table:table-cell>
              <table:table-cell office:value-type="float" office:value="-9.12222222222222">
                <text:p>-9.122222222222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5663.0625">
                <text:p>65663.0625</text:p>
              </table:table-cell>
              <table:table-cell office:value-type="float" office:value="-9.13888888888889">
                <text:p>-9.1388888888888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5724.3047">
                <text:p>65724.3047</text:p>
              </table:table-cell>
              <table:table-cell office:value-type="float" office:value="-9.15666666666667">
                <text:p>-9.1566666666666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5787.8047">
                <text:p>65787.8047</text:p>
              </table:table-cell>
              <table:table-cell office:value-type="float" office:value="-9.23333333333333">
                <text:p>-9.2333333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5852.0625">
                <text:p>65852.0625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5913.8906">
                <text:p>65913.8906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5976.9297">
                <text:p>65976.9297</text:p>
              </table:table-cell>
              <table:table-cell office:value-type="float" office:value="-9.36222222222222">
                <text:p>-9.3622222222222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6041.9219">
                <text:p>66041.9219</text:p>
              </table:table-cell>
              <table:table-cell office:value-type="float" office:value="-9.33444444444445">
                <text:p>-9.3344444444444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6106.2969">
                <text:p>66106.2969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6170.1328">
                <text:p>66170.1328</text:p>
              </table:table-cell>
              <table:table-cell office:value-type="float" office:value="-9.27888888888889">
                <text:p>-9.2788888888888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6236.1953">
                <text:p>66236.1953</text:p>
              </table:table-cell>
              <table:table-cell office:value-type="float" office:value="-9.11888888888889">
                <text:p>-9.1188888888888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6299.2109">
                <text:p>66299.2109</text:p>
              </table:table-cell>
              <table:table-cell office:value-type="float" office:value="-9.13333333333333">
                <text:p>-9.1333333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6361.5312">
                <text:p>66361.5312</text:p>
              </table:table-cell>
              <table:table-cell office:value-type="float" office:value="-9.04333333333333">
                <text:p>-9.04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6423.0469">
                <text:p>66423.0469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6484.8203">
                <text:p>66484.8203</text:p>
              </table:table-cell>
              <table:table-cell office:value-type="float" office:value="-8.89777777777778">
                <text:p>-8.8977777777777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6541.3672">
                <text:p>66541.3672</text:p>
              </table:table-cell>
              <table:table-cell office:value-type="float" office:value="-8.90111111111111">
                <text:p>-8.9011111111111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6605.9922">
                <text:p>66605.9922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6667.1094">
                <text:p>66667.1094</text:p>
              </table:table-cell>
              <table:table-cell office:value-type="float" office:value="-8.85333333333333">
                <text:p>-8.8533333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6726.9688">
                <text:p>66726.9688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6789.8516">
                <text:p>66789.8516</text:p>
              </table:table-cell>
              <table:table-cell office:value-type="float" office:value="-9.02444444444445">
                <text:p>-9.0244444444444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6852.6562">
                <text:p>66852.6562</text:p>
              </table:table-cell>
              <table:table-cell office:value-type="float" office:value="-8.98888888888889">
                <text:p>-8.9888888888888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6913.375">
                <text:p>66913.375</text:p>
              </table:table-cell>
              <table:table-cell office:value-type="float" office:value="-9.05444444444445">
                <text:p>-9.0544444444444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6975.625">
                <text:p>66975.625</text:p>
              </table:table-cell>
              <table:table-cell office:value-type="float" office:value="-9.16333333333333">
                <text:p>-9.1633333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7040.9453">
                <text:p>67040.9453</text:p>
              </table:table-cell>
              <table:table-cell office:value-type="float" office:value="-9.12444444444444">
                <text:p>-9.124444444444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7103.0547">
                <text:p>67103.0547</text:p>
              </table:table-cell>
              <table:table-cell office:value-type="float" office:value="-9.08777777777778">
                <text:p>-9.087777777777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7167.1172">
                <text:p>67167.1172</text:p>
              </table:table-cell>
              <table:table-cell office:value-type="float" office:value="-9.18777777777778">
                <text:p>-9.1877777777777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7231.3516">
                <text:p>67231.3516</text:p>
              </table:table-cell>
              <table:table-cell office:value-type="float" office:value="-9.16222222222222">
                <text:p>-9.1622222222222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7296.0156">
                <text:p>67296.0156</text:p>
              </table:table-cell>
              <table:table-cell office:value-type="float" office:value="-8.96222222222222">
                <text:p>-8.9622222222222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7358.1406">
                <text:p>67358.1406</text:p>
              </table:table-cell>
              <table:table-cell office:value-type="float" office:value="-8.99444444444445">
                <text:p>-8.9944444444444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7420.6094">
                <text:p>67420.6094</text:p>
              </table:table-cell>
              <table:table-cell office:value-type="float" office:value="-8.96444444444445">
                <text:p>-8.9644444444444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7484.8984">
                <text:p>67484.8984</text:p>
              </table:table-cell>
              <table:table-cell office:value-type="float" office:value="-8.97111111111111">
                <text:p>-8.9711111111111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7545.8125">
                <text:p>67545.8125</text:p>
              </table:table-cell>
              <table:table-cell office:value-type="float" office:value="-8.71333333333333">
                <text:p>-8.713333333333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7603.7422">
                <text:p>67603.7422</text:p>
              </table:table-cell>
              <table:table-cell office:value-type="float" office:value="-8.71444444444445">
                <text:p>-8.7144444444444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7665.8203">
                <text:p>67665.8203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7729.4297">
                <text:p>67729.4297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7792.9688">
                <text:p>67792.9688</text:p>
              </table:table-cell>
              <table:table-cell office:value-type="float" office:value="-8.58666666666667">
                <text:p>-8.5866666666666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7847.8203">
                <text:p>67847.8203</text:p>
              </table:table-cell>
              <table:table-cell office:value-type="float" office:value="-8.78888888888889">
                <text:p>-8.7888888888888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7908.3984">
                <text:p>67908.3984</text:p>
              </table:table-cell>
              <table:table-cell office:value-type="float" office:value="-8.83333333333334">
                <text:p>-8.8333333333333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7968.9219">
                <text:p>67968.9219</text:p>
              </table:table-cell>
              <table:table-cell office:value-type="float" office:value="-8.85444444444445">
                <text:p>-8.8544444444444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8028.5938">
                <text:p>68028.5938</text:p>
              </table:table-cell>
              <table:table-cell office:value-type="float" office:value="-8.68444444444445">
                <text:p>-8.684444444444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8091.4844">
                <text:p>68091.4844</text:p>
              </table:table-cell>
              <table:table-cell office:value-type="float" office:value="-8.78666666666667">
                <text:p>-8.7866666666666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8158.1172">
                <text:p>68158.1172</text:p>
              </table:table-cell>
              <table:table-cell office:value-type="float" office:value="-8.68111111111111">
                <text:p>-8.6811111111111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8224.25">
                <text:p>68224.25</text:p>
              </table:table-cell>
              <table:table-cell office:value-type="float" office:value="-8.56888888888889">
                <text:p>-8.5688888888888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8289.4453">
                <text:p>68289.4453</text:p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8345.9219">
                <text:p>68345.9219</text:p>
              </table:table-cell>
              <table:table-cell office:value-type="float" office:value="-8.41222222222222">
                <text:p>-8.4122222222222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8403.3594">
                <text:p>68403.3594</text:p>
              </table:table-cell>
              <table:table-cell office:value-type="float" office:value="-8.29777777777778">
                <text:p>-8.2977777777777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8460.1641">
                <text:p>68460.1641</text:p>
              </table:table-cell>
              <table:table-cell office:value-type="float" office:value="-8.14555555555556">
                <text:p>-8.1455555555555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8516.5234">
                <text:p>68516.5234</text:p>
              </table:table-cell>
              <table:table-cell office:value-type="float" office:value="-8.15777777777778">
                <text:p>-8.1577777777777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8573.8828">
                <text:p>68573.8828</text:p>
              </table:table-cell>
              <table:table-cell office:value-type="float" office:value="-8.28777777777778">
                <text:p>-8.2877777777777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8631.1094">
                <text:p>68631.1094</text:p>
              </table:table-cell>
              <table:table-cell office:value-type="float" office:value="-8.38555555555556">
                <text:p>-8.385555555555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8691.5391">
                <text:p>68691.5391</text:p>
              </table:table-cell>
              <table:table-cell office:value-type="float" office:value="-8.58444444444445">
                <text:p>-8.5844444444444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8751.1797">
                <text:p>68751.1797</text:p>
              </table:table-cell>
              <table:table-cell office:value-type="float" office:value="-8.72444444444445">
                <text:p>-8.7244444444444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8815.5547">
                <text:p>68815.5547</text:p>
              </table:table-cell>
              <table:table-cell office:value-type="float" office:value="-8.89333333333333">
                <text:p>-8.8933333333333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8879.3359">
                <text:p>68879.3359</text:p>
              </table:table-cell>
              <table:table-cell office:value-type="float" office:value="-9.00222222222222">
                <text:p>-9.002222222222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8942.7031">
                <text:p>68942.7031</text:p>
              </table:table-cell>
              <table:table-cell office:value-type="float" office:value="-9.07111111111111">
                <text:p>-9.0711111111111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9009.4688">
                <text:p>69009.4688</text:p>
              </table:table-cell>
              <table:table-cell office:value-type="float" office:value="-9.16555555555556">
                <text:p>-9.1655555555555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9074.0078">
                <text:p>69074.0078</text:p>
              </table:table-cell>
              <table:table-cell office:value-type="float" office:value="-9.10666666666667">
                <text:p>-9.1066666666666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9140.8828">
                <text:p>69140.8828</text:p>
              </table:table-cell>
              <table:table-cell office:value-type="float" office:value="-8.91777777777778">
                <text:p>-8.9177777777777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9203.6875">
                <text:p>69203.6875</text:p>
              </table:table-cell>
              <table:table-cell office:value-type="float" office:value="-8.87">
                <text:p>-8.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9268.0547">
                <text:p>69268.0547</text:p>
              </table:table-cell>
              <table:table-cell office:value-type="float" office:value="-8.76888888888889">
                <text:p>-8.7688888888888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9332">
                <text:p>69332</text:p>
              </table:table-cell>
              <table:table-cell office:value-type="float" office:value="-8.71222222222222">
                <text:p>-8.712222222222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9394.4141">
                <text:p>69394.4141</text:p>
              </table:table-cell>
              <table:table-cell office:value-type="float" office:value="-8.40555555555556">
                <text:p>-8.4055555555555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450.3672">
                <text:p>69450.3672</text:p>
              </table:table-cell>
              <table:table-cell office:value-type="float" office:value="-8.27555555555556">
                <text:p>-8.2755555555555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9510.6406">
                <text:p>69510.6406</text:p>
              </table:table-cell>
              <table:table-cell office:value-type="float" office:value="-8.05888888888889">
                <text:p>-8.0588888888888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9572.5234">
                <text:p>69572.5234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9632.2344">
                <text:p>69632.2344</text:p>
              </table:table-cell>
              <table:table-cell office:value-type="float" office:value="-7.85111111111111">
                <text:p>-7.8511111111111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9685.75">
                <text:p>69685.75</text:p>
              </table:table-cell>
              <table:table-cell office:value-type="float" office:value="-7.87666666666667">
                <text:p>-7.876666666666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9741.4766">
                <text:p>69741.4766</text:p>
              </table:table-cell>
              <table:table-cell office:value-type="float" office:value="-7.78777777777778">
                <text:p>-7.7877777777777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9796.2891">
                <text:p>69796.2891</text:p>
              </table:table-cell>
              <table:table-cell office:value-type="float" office:value="-7.62555555555556">
                <text:p>-7.6255555555555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9854.1562">
                <text:p>69854.1562</text:p>
              </table:table-cell>
              <table:table-cell office:value-type="float" office:value="-7.55666666666667">
                <text:p>-7.5566666666666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9912.5703">
                <text:p>69912.5703</text:p>
              </table:table-cell>
              <table:table-cell office:value-type="float" office:value="-7.54333333333333">
                <text:p>-7.54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9969.2344">
                <text:p>69969.2344</text:p>
              </table:table-cell>
              <table:table-cell office:value-type="float" office:value="-7.44111111111111">
                <text:p>-7.4411111111111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0025.3594">
                <text:p>70025.3594</text:p>
              </table:table-cell>
              <table:table-cell office:value-type="float" office:value="-7.47222222222222">
                <text:p>-7.4722222222222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0080.8047">
                <text:p>70080.8047</text:p>
              </table:table-cell>
              <table:table-cell office:value-type="float" office:value="-7.28777777777778">
                <text:p>-7.2877777777777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0137.2266">
                <text:p>70137.2266</text:p>
              </table:table-cell>
              <table:table-cell office:value-type="float" office:value="-7.13444444444444">
                <text:p>-7.1344444444444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0189.5781">
                <text:p>70189.5781</text:p>
              </table:table-cell>
              <table:table-cell office:value-type="float" office:value="-7.03666666666667">
                <text:p>-7.0366666666666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0241.2734">
                <text:p>70241.2734</text:p>
              </table:table-cell>
              <table:table-cell office:value-type="float" office:value="-6.89444444444444">
                <text:p>-6.894444444444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0296.4219">
                <text:p>70296.4219</text:p>
              </table:table-cell>
              <table:table-cell office:value-type="float" office:value="-6.65666666666667">
                <text:p>-6.6566666666666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0347.1953">
                <text:p>70347.1953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0398.625">
                <text:p>70398.625</text:p>
              </table:table-cell>
              <table:table-cell office:value-type="float" office:value="-6.33888888888889">
                <text:p>-6.3388888888888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0449.8828">
                <text:p>70449.8828</text:p>
              </table:table-cell>
              <table:table-cell office:value-type="float" office:value="-6.22444444444445">
                <text:p>-6.224444444444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0499.5156">
                <text:p>70499.5156</text:p>
              </table:table-cell>
              <table:table-cell office:value-type="float" office:value="-5.94666666666667">
                <text:p>-5.946666666666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0545.875">
                <text:p>70545.875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0594.0078">
                <text:p>70594.0078</text:p>
              </table:table-cell>
              <table:table-cell office:value-type="float" office:value="-5.73111111111111">
                <text:p>-5.7311111111111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0640.9922">
                <text:p>70640.9922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0687.8047">
                <text:p>70687.8047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0732.5703">
                <text:p>70732.5703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0778.7109">
                <text:p>70778.7109</text:p>
              </table:table-cell>
              <table:table-cell office:value-type="float" office:value="-5.96666666666667">
                <text:p>-5.9666666666666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0825.6016">
                <text:p>70825.6016</text:p>
              </table:table-cell>
              <table:table-cell office:value-type="float" office:value="-5.92666666666667">
                <text:p>-5.9266666666666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0873.1172">
                <text:p>70873.1172</text:p>
              </table:table-cell>
              <table:table-cell office:value-type="float" office:value="-6.08888888888889">
                <text:p>-6.0888888888888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0922.0703">
                <text:p>70922.0703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0976.4062">
                <text:p>70976.4062</text:p>
              </table:table-cell>
              <table:table-cell office:value-type="float" office:value="-6.31888888888889">
                <text:p>-6.3188888888888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1030.25">
                <text:p>71030.25</text:p>
              </table:table-cell>
              <table:table-cell office:value-type="float" office:value="-6.37222222222222">
                <text:p>-6.3722222222222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1078.4219">
                <text:p>71078.4219</text:p>
              </table:table-cell>
              <table:table-cell office:value-type="float" office:value="-6.37888888888889">
                <text:p>-6.3788888888888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1130.4922">
                <text:p>71130.4922</text:p>
              </table:table-cell>
              <table:table-cell office:value-type="float" office:value="-6.56111111111111">
                <text:p>-6.5611111111111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1181.5312">
                <text:p>71181.5312</text:p>
              </table:table-cell>
              <table:table-cell office:value-type="float" office:value="-6.50222222222222">
                <text:p>-6.5022222222222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1231.3203">
                <text:p>71231.3203</text:p>
              </table:table-cell>
              <table:table-cell office:value-type="float" office:value="-6.44777777777778">
                <text:p>-6.4477777777777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1280.3516">
                <text:p>71280.3516</text:p>
              </table:table-cell>
              <table:table-cell office:value-type="float" office:value="-6.62888888888889">
                <text:p>-6.6288888888888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1330.0547">
                <text:p>71330.0547</text:p>
              </table:table-cell>
              <table:table-cell office:value-type="float" office:value="-6.49111111111111">
                <text:p>-6.4911111111111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1383.3984">
                <text:p>71383.3984</text:p>
              </table:table-cell>
              <table:table-cell office:value-type="float" office:value="-6.52444444444445">
                <text:p>-6.5244444444444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1438.0156">
                <text:p>71438.0156</text:p>
              </table:table-cell>
              <table:table-cell office:value-type="float" office:value="-6.59444444444445">
                <text:p>-6.5944444444444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1490.7422">
                <text:p>71490.7422</text:p>
              </table:table-cell>
              <table:table-cell office:value-type="float" office:value="-6.66555555555556">
                <text:p>-6.665555555555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1543.5234">
                <text:p>71543.5234</text:p>
              </table:table-cell>
              <table:table-cell office:value-type="float" office:value="-6.77222222222222">
                <text:p>-6.772222222222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1592.4141">
                <text:p>71592.4141</text:p>
              </table:table-cell>
              <table:table-cell office:value-type="float" office:value="-6.75555555555556">
                <text:p>-6.7555555555555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1644.625">
                <text:p>71644.625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1697.4922">
                <text:p>71697.4922</text:p>
              </table:table-cell>
              <table:table-cell office:value-type="float" office:value="-6.72444444444445">
                <text:p>-6.7244444444444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1750.0625">
                <text:p>71750.0625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1803.6172">
                <text:p>71803.6172</text:p>
              </table:table-cell>
              <table:table-cell office:value-type="float" office:value="-6.89">
                <text:p>-6.8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1856.8203">
                <text:p>71856.8203</text:p>
              </table:table-cell>
              <table:table-cell office:value-type="float" office:value="-7.03888888888889">
                <text:p>-7.038888888888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1909.6953">
                <text:p>71909.6953</text:p>
              </table:table-cell>
              <table:table-cell office:value-type="float" office:value="-7.06222222222222">
                <text:p>-7.062222222222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1963.8594">
                <text:p>71963.8594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2018.7891">
                <text:p>72018.7891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2074.0547">
                <text:p>72074.0547</text:p>
              </table:table-cell>
              <table:table-cell office:value-type="float" office:value="-7.34888888888889">
                <text:p>-7.3488888888888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132.0703">
                <text:p>72132.0703</text:p>
              </table:table-cell>
              <table:table-cell office:value-type="float" office:value="-7.60333333333333">
                <text:p>-7.603333333333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2187.1719">
                <text:p>72187.1719</text:p>
              </table:table-cell>
              <table:table-cell office:value-type="float" office:value="-7.69333333333333">
                <text:p>-7.693333333333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2244.2344">
                <text:p>72244.2344</text:p>
              </table:table-cell>
              <table:table-cell office:value-type="float" office:value="-7.78888888888889">
                <text:p>-7.7888888888888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2300.9219">
                <text:p>72300.9219</text:p>
              </table:table-cell>
              <table:table-cell office:value-type="float" office:value="-7.94222222222222">
                <text:p>-7.942222222222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2362.87">
                <text:p>72362.87</text:p>
              </table:table-cell>
              <table:table-cell office:value-type="float" office:value="-7.95777777777778">
                <text:p>-7.9577777777777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2426.08">
                <text:p>72426.08</text:p>
              </table:table-cell>
              <table:table-cell office:value-type="float" office:value="-8.02555555555556">
                <text:p>-8.025555555555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2486.28">
                <text:p>72486.28</text:p>
              </table:table-cell>
              <table:table-cell office:value-type="float" office:value="-8.02666666666667">
                <text:p>-8.0266666666666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546.88">
                <text:p>72546.88</text:p>
              </table:table-cell>
              <table:table-cell office:value-type="float" office:value="-8.06333333333333">
                <text:p>-8.063333333333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2608.3">
                <text:p>72608.3</text:p>
              </table:table-cell>
              <table:table-cell office:value-type="float" office:value="-7.97222222222222">
                <text:p>-7.9722222222222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2668.74">
                <text:p>72668.74</text:p>
              </table:table-cell>
              <table:table-cell office:value-type="float" office:value="-7.78111111111111">
                <text:p>-7.781111111111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727.26">
                <text:p>72727.26</text:p>
              </table:table-cell>
              <table:table-cell office:value-type="float" office:value="-7.75444444444445">
                <text:p>-7.754444444444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2785.02">
                <text:p>72785.02</text:p>
              </table:table-cell>
              <table:table-cell office:value-type="float" office:value="-7.58111111111111">
                <text:p>-7.5811111111111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2842.85">
                <text:p>72842.85</text:p>
              </table:table-cell>
              <table:table-cell office:value-type="float" office:value="-7.42222222222222">
                <text:p>-7.4222222222222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2899.48">
                <text:p>72899.48</text:p>
              </table:table-cell>
              <table:table-cell office:value-type="float" office:value="-7.23555555555556">
                <text:p>-7.2355555555555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2955.6">
                <text:p>72955.6</text:p>
              </table:table-cell>
              <table:table-cell office:value-type="float" office:value="-7.10111111111111">
                <text:p>-7.1011111111111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3011.97">
                <text:p>73011.97</text:p>
              </table:table-cell>
              <table:table-cell office:value-type="float" office:value="-7.09555555555556">
                <text:p>-7.095555555555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3066.1">
                <text:p>73066.1</text:p>
              </table:table-cell>
              <table:table-cell office:value-type="float" office:value="-6.93222222222222">
                <text:p>-6.9322222222222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3119.42">
                <text:p>73119.42</text:p>
              </table:table-cell>
              <table:table-cell office:value-type="float" office:value="-6.89666666666667">
                <text:p>-6.896666666666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3172.02">
                <text:p>73172.02</text:p>
              </table:table-cell>
              <table:table-cell office:value-type="float" office:value="-6.81666666666667">
                <text:p>-6.8166666666666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3225.09">
                <text:p>73225.09</text:p>
              </table:table-cell>
              <table:table-cell office:value-type="float" office:value="-6.78666666666667">
                <text:p>-6.7866666666666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3280.54">
                <text:p>73280.54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3332.7">
                <text:p>73332.7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3387.26">
                <text:p>73387.26</text:p>
              </table:table-cell>
              <table:table-cell office:value-type="float" office:value="-6.64111111111111">
                <text:p>-6.641111111111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3439.54">
                <text:p>73439.54</text:p>
              </table:table-cell>
              <table:table-cell office:value-type="float" office:value="-6.61666666666667">
                <text:p>-6.616666666666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3495.48">
                <text:p>73495.48</text:p>
              </table:table-cell>
              <table:table-cell office:value-type="float" office:value="-6.45666666666667">
                <text:p>-6.4566666666666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3544.63">
                <text:p>73544.63</text:p>
              </table:table-cell>
              <table:table-cell office:value-type="float" office:value="-6.50777777777778">
                <text:p>-6.5077777777777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3598.15">
                <text:p>73598.1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649.64">
                <text:p>73649.64</text:p>
              </table:table-cell>
              <table:table-cell office:value-type="float" office:value="-6.33666666666667">
                <text:p>-6.3366666666666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3700.62">
                <text:p>73700.62</text:p>
              </table:table-cell>
              <table:table-cell office:value-type="float" office:value="-5.98333333333333">
                <text:p>-5.9833333333333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3751.65">
                <text:p>73751.65</text:p>
              </table:table-cell>
              <table:table-cell office:value-type="float" office:value="-5.96777777777778">
                <text:p>-5.9677777777777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3803.73">
                <text:p>73803.73</text:p>
              </table:table-cell>
              <table:table-cell office:value-type="float" office:value="-5.81333333333333">
                <text:p>-5.813333333333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3854.45">
                <text:p>73854.45</text:p>
              </table:table-cell>
              <table:table-cell office:value-type="float" office:value="-5.73888888888889">
                <text:p>-5.7388888888888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3902.83">
                <text:p>73902.83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3947.32">
                <text:p>73947.32</text:p>
              </table:table-cell>
              <table:table-cell office:value-type="float" office:value="-5.53777777777778">
                <text:p>-5.5377777777777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3994.03">
                <text:p>73994.03</text:p>
              </table:table-cell>
              <table:table-cell office:value-type="float" office:value="-5.30333333333333">
                <text:p>-5.3033333333333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4041.9">
                <text:p>74041.9</text:p>
              </table:table-cell>
              <table:table-cell office:value-type="float" office:value="-5.19444444444444">
                <text:p>-5.194444444444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4089.9">
                <text:p>74089.9</text:p>
              </table:table-cell>
              <table:table-cell office:value-type="float" office:value="-5.18222222222222">
                <text:p>-5.1822222222222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4135.2">
                <text:p>74135.2</text:p>
              </table:table-cell>
              <table:table-cell office:value-type="float" office:value="-5.26111111111111">
                <text:p>-5.2611111111111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4182.82">
                <text:p>74182.82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4227.62">
                <text:p>74227.6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4273.88">
                <text:p>74273.88</text:p>
              </table:table-cell>
              <table:table-cell office:value-type="float" office:value="-5.05222222222222">
                <text:p>-5.052222222222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4321.52">
                <text:p>74321.52</text:p>
              </table:table-cell>
              <table:table-cell office:value-type="float" office:value="-4.90666666666667">
                <text:p>-4.906666666666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4368.17">
                <text:p>74368.17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4414.06">
                <text:p>74414.06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4459.32">
                <text:p>74459.32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4502.55">
                <text:p>74502.5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4543.44">
                <text:p>74543.44</text:p>
              </table:table-cell>
              <table:table-cell office:value-type="float" office:value="-4.68333333333333">
                <text:p>-4.68333333333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4587.23">
                <text:p>74587.23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4629.61">
                <text:p>74629.61</text:p>
              </table:table-cell>
              <table:table-cell office:value-type="float" office:value="-4.77888888888889">
                <text:p>-4.7788888888888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4673.95">
                <text:p>74673.95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4720.84">
                <text:p>74720.84</text:p>
              </table:table-cell>
              <table:table-cell office:value-type="float" office:value="-5.16333333333333">
                <text:p>-5.163333333333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4768.27">
                <text:p>74768.27</text:p>
              </table:table-cell>
              <table:table-cell office:value-type="float" office:value="-5.22444444444444">
                <text:p>-5.2244444444444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4815.85">
                <text:p>74815.85</text:p>
              </table:table-cell>
              <table:table-cell office:value-type="float" office:value="-5.51222222222222">
                <text:p>-5.5122222222222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4863.96">
                <text:p>74863.96</text:p>
              </table:table-cell>
              <table:table-cell office:value-type="float" office:value="-5.71">
                <text:p>-5.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4912.68">
                <text:p>74912.68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961.69">
                <text:p>74961.69</text:p>
              </table:table-cell>
              <table:table-cell office:value-type="float" office:value="-5.79888888888889">
                <text:p>-5.7988888888888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5011.16">
                <text:p>75011.16</text:p>
              </table:table-cell>
              <table:table-cell office:value-type="float" office:value="-5.87888888888889">
                <text:p>-5.8788888888888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5062.73">
                <text:p>75062.73</text:p>
              </table:table-cell>
              <table:table-cell office:value-type="float" office:value="-5.92111111111111">
                <text:p>-5.9211111111111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114.44">
                <text:p>75114.44</text:p>
              </table:table-cell>
              <table:table-cell office:value-type="float" office:value="-5.99333333333333">
                <text:p>-5.9933333333333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5164.71">
                <text:p>75164.71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5214.69">
                <text:p>75214.69</text:p>
              </table:table-cell>
              <table:table-cell office:value-type="float" office:value="-6.21444444444444">
                <text:p>-6.214444444444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5265.18">
                <text:p>75265.18</text:p>
              </table:table-cell>
              <table:table-cell office:value-type="float" office:value="-6.16444444444444">
                <text:p>-6.1644444444444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316.04">
                <text:p>75316.04</text:p>
              </table:table-cell>
              <table:table-cell office:value-type="float" office:value="-6.24666666666667">
                <text:p>-6.2466666666666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5367.54">
                <text:p>75367.54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5420.62">
                <text:p>75420.62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5474.13">
                <text:p>75474.13</text:p>
              </table:table-cell>
              <table:table-cell office:value-type="float" office:value="-6.58555555555556">
                <text:p>-6.5855555555555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5527.07">
                <text:p>75527.07</text:p>
              </table:table-cell>
              <table:table-cell office:value-type="float" office:value="-6.75222222222222">
                <text:p>-6.7522222222222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581.68">
                <text:p>75581.68</text:p>
              </table:table-cell>
              <table:table-cell office:value-type="float" office:value="-6.96888888888889">
                <text:p>-6.968888888888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5635.71">
                <text:p>75635.71</text:p>
              </table:table-cell>
              <table:table-cell office:value-type="float" office:value="-7.05888888888889">
                <text:p>-7.058888888888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5693.32">
                <text:p>75693.32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748.8">
                <text:p>75748.8</text:p>
              </table:table-cell>
              <table:table-cell office:value-type="float" office:value="-7.15555555555556">
                <text:p>-7.1555555555555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807.89">
                <text:p>75807.89</text:p>
              </table:table-cell>
              <table:table-cell office:value-type="float" office:value="-7.09111111111111">
                <text:p>-7.091111111111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5868.15">
                <text:p>75868.15</text:p>
              </table:table-cell>
              <table:table-cell office:value-type="float" office:value="-7.06777777777778">
                <text:p>-7.0677777777777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5926.47">
                <text:p>75926.47</text:p>
              </table:table-cell>
              <table:table-cell office:value-type="float" office:value="-7.07888888888889">
                <text:p>-7.078888888888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5982.08">
                <text:p>75982.08</text:p>
              </table:table-cell>
              <table:table-cell office:value-type="float" office:value="-7.09333333333333">
                <text:p>-7.093333333333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6037.83">
                <text:p>76037.83</text:p>
              </table:table-cell>
              <table:table-cell office:value-type="float" office:value="-6.99888888888889">
                <text:p>-6.9988888888888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6090.91">
                <text:p>76090.91</text:p>
              </table:table-cell>
              <table:table-cell office:value-type="float" office:value="-6.79444444444445">
                <text:p>-6.7944444444444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6143.87">
                <text:p>76143.87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6201.99">
                <text:p>76201.99</text:p>
              </table:table-cell>
              <table:table-cell office:value-type="float" office:value="-6.81333333333333">
                <text:p>-6.813333333333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6258.08">
                <text:p>76258.08</text:p>
              </table:table-cell>
              <table:table-cell office:value-type="float" office:value="-6.70222222222222">
                <text:p>-6.7022222222222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6312.42">
                <text:p>76312.42</text:p>
              </table:table-cell>
              <table:table-cell office:value-type="float" office:value="-6.76888888888889">
                <text:p>-6.7688888888888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6365.05">
                <text:p>76365.05</text:p>
              </table:table-cell>
              <table:table-cell office:value-type="float" office:value="-6.74555555555556">
                <text:p>-6.7455555555555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6419.48">
                <text:p>76419.48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6477.77">
                <text:p>76477.77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6531.49">
                <text:p>76531.49</text:p>
              </table:table-cell>
              <table:table-cell office:value-type="float" office:value="-6.67222222222222">
                <text:p>-6.6722222222222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6586.77">
                <text:p>76586.77</text:p>
              </table:table-cell>
              <table:table-cell office:value-type="float" office:value="-6.73333333333333">
                <text:p>-6.733333333333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6638.92">
                <text:p>76638.92</text:p>
              </table:table-cell>
              <table:table-cell office:value-type="float" office:value="-6.80111111111111">
                <text:p>-6.8011111111111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6692.25">
                <text:p>76692.25</text:p>
              </table:table-cell>
              <table:table-cell office:value-type="float" office:value="-6.59222222222222">
                <text:p>-6.5922222222222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6749.42">
                <text:p>76749.4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6805.52">
                <text:p>76805.52</text:p>
              </table:table-cell>
              <table:table-cell office:value-type="float" office:value="-6.49444444444444">
                <text:p>-6.4944444444444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6860.79">
                <text:p>76860.79</text:p>
              </table:table-cell>
              <table:table-cell office:value-type="float" office:value="-6.49666666666667">
                <text:p>-6.49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6915.71">
                <text:p>76915.71</text:p>
              </table:table-cell>
              <table:table-cell office:value-type="float" office:value="-6.54111111111111">
                <text:p>-6.541111111111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6968.87">
                <text:p>76968.87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7020.83">
                <text:p>77020.83</text:p>
              </table:table-cell>
              <table:table-cell office:value-type="float" office:value="-6.25333333333333">
                <text:p>-6.2533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7072.64">
                <text:p>77072.64</text:p>
              </table:table-cell>
              <table:table-cell office:value-type="float" office:value="-6.15555555555556">
                <text:p>-6.155555555555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7125.36">
                <text:p>77125.36</text:p>
              </table:table-cell>
              <table:table-cell office:value-type="float" office:value="-6.01888888888889">
                <text:p>-6.0188888888888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7178.8">
                <text:p>77178.8</text:p>
              </table:table-cell>
              <table:table-cell office:value-type="float" office:value="-6.03">
                <text:p>-6.0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7228.8">
                <text:p>77228.8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7280.83">
                <text:p>77280.83</text:p>
              </table:table-cell>
              <table:table-cell office:value-type="float" office:value="-6.18777777777778">
                <text:p>-6.1877777777777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7331.75">
                <text:p>77331.75</text:p>
              </table:table-cell>
              <table:table-cell office:value-type="float" office:value="-6.22555555555556">
                <text:p>-6.2255555555555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7382.3">
                <text:p>77382.3</text:p>
              </table:table-cell>
              <table:table-cell office:value-type="float" office:value="-6.25444444444444">
                <text:p>-6.2544444444444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7435.44">
                <text:p>77435.44</text:p>
              </table:table-cell>
              <table:table-cell office:value-type="float" office:value="-6.46444444444444">
                <text:p>-6.464444444444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7492.34">
                <text:p>77492.34</text:p>
              </table:table-cell>
              <table:table-cell office:value-type="float" office:value="-6.51222222222222">
                <text:p>-6.5122222222222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7546.39">
                <text:p>77546.39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600.94">
                <text:p>77600.94</text:p>
              </table:table-cell>
              <table:table-cell office:value-type="float" office:value="-6.69444444444444">
                <text:p>-6.6944444444444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7657.68">
                <text:p>77657.68</text:p>
              </table:table-cell>
              <table:table-cell office:value-type="float" office:value="-6.70888888888889">
                <text:p>-6.7088888888888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7714.67">
                <text:p>77714.67</text:p>
              </table:table-cell>
              <table:table-cell office:value-type="float" office:value="-6.65555555555556">
                <text:p>-6.6555555555555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7770.5">
                <text:p>77770.5</text:p>
              </table:table-cell>
              <table:table-cell office:value-type="float" office:value="-6.60111111111111">
                <text:p>-6.6011111111111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7825.13">
                <text:p>77825.13</text:p>
              </table:table-cell>
              <table:table-cell office:value-type="float" office:value="-6.57222222222222">
                <text:p>-6.5722222222222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7880.08">
                <text:p>77880.08</text:p>
              </table:table-cell>
              <table:table-cell office:value-type="float" office:value="-6.52666666666667">
                <text:p>-6.526666666666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7934.54">
                <text:p>77934.54</text:p>
              </table:table-cell>
              <table:table-cell office:value-type="float" office:value="-6.37555555555556">
                <text:p>-6.375555555555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7989.44">
                <text:p>77989.44</text:p>
              </table:table-cell>
              <table:table-cell office:value-type="float" office:value="-6.25777777777778">
                <text:p>-6.2577777777777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8041.27">
                <text:p>78041.27</text:p>
              </table:table-cell>
              <table:table-cell office:value-type="float" office:value="-6.37111111111111">
                <text:p>-6.3711111111111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8094.45">
                <text:p>78094.45</text:p>
              </table:table-cell>
              <table:table-cell office:value-type="float" office:value="-6.36555555555556">
                <text:p>-6.3655555555555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8148.91">
                <text:p>78148.91</text:p>
              </table:table-cell>
              <table:table-cell office:value-type="float" office:value="-6.23333333333333">
                <text:p>-6.2333333333333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8200.18">
                <text:p>78200.18</text:p>
              </table:table-cell>
              <table:table-cell office:value-type="float" office:value="-6.12333333333333">
                <text:p>-6.123333333333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8252.4">
                <text:p>78252.4</text:p>
              </table:table-cell>
              <table:table-cell office:value-type="float" office:value="-6.14333333333333">
                <text:p>-6.1433333333333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8309.68">
                <text:p>78309.68</text:p>
              </table:table-cell>
              <table:table-cell office:value-type="float" office:value="-6.13555555555556">
                <text:p>-6.135555555555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78364.29">
                <text:p>78364.29</text:p>
              </table:table-cell>
              <table:table-cell office:value-type="float" office:value="-5.99222222222222">
                <text:p>-5.992222222222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78414.92">
                <text:p>78414.92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8465.4">
                <text:p>78465.4</text:p>
              </table:table-cell>
              <table:table-cell office:value-type="float" office:value="-5.95666666666667">
                <text:p>-5.9566666666666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78517.63">
                <text:p>78517.63</text:p>
              </table:table-cell>
              <table:table-cell office:value-type="float" office:value="-5.68111111111111">
                <text:p>-5.6811111111111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8569.6">
                <text:p>78569.6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78619.98">
                <text:p>78619.98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78670.02">
                <text:p>78670.02</text:p>
              </table:table-cell>
              <table:table-cell office:value-type="float" office:value="-5.60666666666667">
                <text:p>-5.6066666666666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8719.32">
                <text:p>78719.32</text:p>
              </table:table-cell>
              <table:table-cell office:value-type="float" office:value="-5.55333333333333">
                <text:p>-5.5533333333333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78767.39">
                <text:p>78767.39</text:p>
              </table:table-cell>
              <table:table-cell office:value-type="float" office:value="-5.50222222222222">
                <text:p>-5.5022222222222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78816.68">
                <text:p>78816.68</text:p>
              </table:table-cell>
              <table:table-cell office:value-type="float" office:value="-5.70333333333333">
                <text:p>-5.703333333333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78868.11">
                <text:p>78868.11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8918.97">
                <text:p>78918.97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78969.4">
                <text:p>78969.4</text:p>
              </table:table-cell>
              <table:table-cell office:value-type="float" office:value="-5.72222222222222">
                <text:p>-5.7222222222222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9021.81">
                <text:p>79021.81</text:p>
              </table:table-cell>
              <table:table-cell office:value-type="float" office:value="-5.85222222222222">
                <text:p>-5.8522222222222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79076.47">
                <text:p>79076.47</text:p>
              </table:table-cell>
              <table:table-cell office:value-type="float" office:value="-5.64333333333333">
                <text:p>-5.6433333333333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9127.2">
                <text:p>79127.2</text:p>
              </table:table-cell>
              <table:table-cell office:value-type="float" office:value="-5.58444444444444">
                <text:p>-5.5844444444444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9178.2">
                <text:p>79178.2</text:p>
              </table:table-cell>
              <table:table-cell office:value-type="float" office:value="-5.48666666666667">
                <text:p>-5.4866666666666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9228.33">
                <text:p>79228.33</text:p>
              </table:table-cell>
              <table:table-cell office:value-type="float" office:value="-5.47777777777778">
                <text:p>-5.4777777777777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9279.67">
                <text:p>79279.67</text:p>
              </table:table-cell>
              <table:table-cell office:value-type="float" office:value="-5.23444444444445">
                <text:p>-5.2344444444444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9326.86">
                <text:p>79326.86</text:p>
              </table:table-cell>
              <table:table-cell office:value-type="float" office:value="-5.37555555555556">
                <text:p>-5.3755555555555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9373.62">
                <text:p>79373.62</text:p>
              </table:table-cell>
              <table:table-cell office:value-type="float" office:value="-5.22555555555556">
                <text:p>-5.2255555555555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9421.44">
                <text:p>79421.44</text:p>
              </table:table-cell>
              <table:table-cell office:value-type="float" office:value="-5.32111111111111">
                <text:p>-5.3211111111111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9470.38">
                <text:p>79470.38</text:p>
              </table:table-cell>
              <table:table-cell office:value-type="float" office:value="-5.09777777777778">
                <text:p>-5.0977777777777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9520.26">
                <text:p>79520.2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9570.99">
                <text:p>79570.99</text:p>
              </table:table-cell>
              <table:table-cell office:value-type="float" office:value="-5.13222222222222">
                <text:p>-5.132222222222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9620.72">
                <text:p>79620.72</text:p>
              </table:table-cell>
              <table:table-cell office:value-type="float" office:value="-5.17333333333333">
                <text:p>-5.1733333333333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9669.82">
                <text:p>79669.82</text:p>
              </table:table-cell>
              <table:table-cell office:value-type="float" office:value="-5.15666666666667">
                <text:p>-5.1566666666666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9716.24">
                <text:p>79716.24</text:p>
              </table:table-cell>
              <table:table-cell office:value-type="float" office:value="-5.24666666666667">
                <text:p>-5.2466666666666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9762.08">
                <text:p>79762.08</text:p>
              </table:table-cell>
              <table:table-cell office:value-type="float" office:value="-5.15333333333333">
                <text:p>-5.1533333333333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9810.45">
                <text:p>79810.45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9859.9">
                <text:p>79859.9</text:p>
              </table:table-cell>
              <table:table-cell office:value-type="float" office:value="-5.05111111111111">
                <text:p>-5.0511111111111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9909.99">
                <text:p>79909.99</text:p>
              </table:table-cell>
              <table:table-cell office:value-type="float" office:value="-5.12222222222222">
                <text:p>-5.122222222222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9960.92">
                <text:p>79960.92</text:p>
              </table:table-cell>
              <table:table-cell office:value-type="float" office:value="-5.09333333333333">
                <text:p>-5.0933333333333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0010.77">
                <text:p>80010.77</text:p>
              </table:table-cell>
              <table:table-cell office:value-type="float" office:value="-5.13666666666667">
                <text:p>-5.1366666666666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0058.95">
                <text:p>80058.95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0106.6">
                <text:p>80106.6</text:p>
              </table:table-cell>
              <table:table-cell office:value-type="float" office:value="-5.07444444444444">
                <text:p>-5.0744444444444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0153.27">
                <text:p>80153.27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0198.49">
                <text:p>80198.49</text:p>
              </table:table-cell>
              <table:table-cell office:value-type="float" office:value="-4.85888888888889">
                <text:p>-4.8588888888888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0249.02">
                <text:p>80249.02</text:p>
              </table:table-cell>
              <table:table-cell office:value-type="float" office:value="-4.90333333333333">
                <text:p>-4.9033333333333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0296.81">
                <text:p>80296.81</text:p>
              </table:table-cell>
              <table:table-cell office:value-type="float" office:value="-4.91333333333333">
                <text:p>-4.9133333333333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0345.93">
                <text:p>80345.93</text:p>
              </table:table-cell>
              <table:table-cell office:value-type="float" office:value="-4.92888888888889">
                <text:p>-4.9288888888888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0391.91">
                <text:p>80391.91</text:p>
              </table:table-cell>
              <table:table-cell office:value-type="float" office:value="-5.04666666666667">
                <text:p>-5.0466666666666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0439.66">
                <text:p>80439.66</text:p>
              </table:table-cell>
              <table:table-cell office:value-type="float" office:value="-4.87111111111111">
                <text:p>-4.8711111111111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0489.02">
                <text:p>80489.02</text:p>
              </table:table-cell>
              <table:table-cell office:value-type="float" office:value="-4.87555555555556">
                <text:p>-4.8755555555555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0537.35">
                <text:p>80537.35</text:p>
              </table:table-cell>
              <table:table-cell office:value-type="float" office:value="-4.84777777777778">
                <text:p>-4.8477777777777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0585.72">
                <text:p>80585.72</text:p>
              </table:table-cell>
              <table:table-cell office:value-type="float" office:value="-4.86111111111111">
                <text:p>-4.8611111111111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0633.13">
                <text:p>80633.13</text:p>
              </table:table-cell>
              <table:table-cell office:value-type="float" office:value="-4.83666666666667">
                <text:p>-4.8366666666666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0679.18">
                <text:p>80679.18</text:p>
              </table:table-cell>
              <table:table-cell office:value-type="float" office:value="-4.86555555555556">
                <text:p>-4.865555555555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0726.18">
                <text:p>80726.18</text:p>
              </table:table-cell>
              <table:table-cell office:value-type="float" office:value="-4.83555555555556">
                <text:p>-4.8355555555555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0773.98">
                <text:p>80773.98</text:p>
              </table:table-cell>
              <table:table-cell office:value-type="float" office:value="-4.88666666666667">
                <text:p>-4.8866666666666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0820.94">
                <text:p>80820.94</text:p>
              </table:table-cell>
              <table:table-cell office:value-type="float" office:value="-4.93333333333333">
                <text:p>-4.9333333333333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0868.63">
                <text:p>80868.63</text:p>
              </table:table-cell>
              <table:table-cell office:value-type="float" office:value="-4.97111111111111">
                <text:p>-4.9711111111111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0917.5">
                <text:p>80917.5</text:p>
              </table:table-cell>
              <table:table-cell office:value-type="float" office:value="-5.06333333333333">
                <text:p>-5.063333333333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0966.48">
                <text:p>80966.48</text:p>
              </table:table-cell>
              <table:table-cell office:value-type="float" office:value="-5.11777777777778">
                <text:p>-5.1177777777777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1016.05">
                <text:p>81016.05</text:p>
              </table:table-cell>
              <table:table-cell office:value-type="float" office:value="-5.18">
                <text:p>-5.1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1065.36">
                <text:p>81065.36</text:p>
              </table:table-cell>
              <table:table-cell office:value-type="float" office:value="-5.17555555555556">
                <text:p>-5.1755555555555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1114.07">
                <text:p>81114.07</text:p>
              </table:table-cell>
              <table:table-cell office:value-type="float" office:value="-4.99666666666667">
                <text:p>-4.9966666666666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1164.08">
                <text:p>81164.08</text:p>
              </table:table-cell>
              <table:table-cell office:value-type="float" office:value="-4.95333333333333">
                <text:p>-4.9533333333333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1214.65">
                <text:p>81214.65</text:p>
              </table:table-cell>
              <table:table-cell office:value-type="float" office:value="-4.92666666666667">
                <text:p>-4.9266666666666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1263.56">
                <text:p>81263.56</text:p>
              </table:table-cell>
              <table:table-cell office:value-type="float" office:value="-4.91888888888889">
                <text:p>-4.9188888888888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1310.09">
                <text:p>81310.09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1355.08">
                <text:p>81355.08</text:p>
              </table:table-cell>
              <table:table-cell office:value-type="float" office:value="-4.75555555555556">
                <text:p>-4.7555555555555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1400.97">
                <text:p>81400.97</text:p>
              </table:table-cell>
              <table:table-cell office:value-type="float" office:value="-4.61555555555556">
                <text:p>-4.6155555555555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1449.98">
                <text:p>81449.98</text:p>
              </table:table-cell>
              <table:table-cell office:value-type="float" office:value="-4.58777777777778">
                <text:p>-4.5877777777777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1498.97">
                <text:p>81498.97</text:p>
              </table:table-cell>
              <table:table-cell office:value-type="float" office:value="-4.36555555555556">
                <text:p>-4.3655555555555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1545.28">
                <text:p>81545.28</text:p>
              </table:table-cell>
              <table:table-cell office:value-type="float" office:value="-4.39111111111111">
                <text:p>-4.3911111111111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1591.03">
                <text:p>81591.03</text:p>
              </table:table-cell>
              <table:table-cell office:value-type="float" office:value="-4.28333333333333">
                <text:p>-4.283333333333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1636.92">
                <text:p>81636.92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1683.03">
                <text:p>81683.03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1724.66">
                <text:p>81724.66</text:p>
              </table:table-cell>
              <table:table-cell office:value-type="float" office:value="-3.99111111111111">
                <text:p>-3.9911111111111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1766.97">
                <text:p>81766.97</text:p>
              </table:table-cell>
              <table:table-cell office:value-type="float" office:value="-4.06444444444444">
                <text:p>-4.064444444444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81810.48">
                <text:p>81810.48</text:p>
              </table:table-cell>
              <table:table-cell office:value-type="float" office:value="-4.05222222222222">
                <text:p>-4.0522222222222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1854.51">
                <text:p>81854.51</text:p>
              </table:table-cell>
              <table:table-cell office:value-type="float" office:value="-4.02888888888889">
                <text:p>-4.0288888888888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1899.09">
                <text:p>81899.09</text:p>
              </table:table-cell>
              <table:table-cell office:value-type="float" office:value="-4.14666666666667">
                <text:p>-4.1466666666666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1943.42">
                <text:p>81943.42</text:p>
              </table:table-cell>
              <table:table-cell office:value-type="float" office:value="-4.21333333333333">
                <text:p>-4.213333333333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1991.86">
                <text:p>81991.86</text:p>
              </table:table-cell>
              <table:table-cell office:value-type="float" office:value="-4.26555555555556">
                <text:p>-4.2655555555555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2037.39">
                <text:p>82037.39</text:p>
              </table:table-cell>
              <table:table-cell office:value-type="float" office:value="-4.23222222222222">
                <text:p>-4.2322222222222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82083.62">
                <text:p>82083.62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2128.08">
                <text:p>82128.08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2173.7">
                <text:p>82173.7</text:p>
              </table:table-cell>
              <table:table-cell office:value-type="float" office:value="-3.86444444444444">
                <text:p>-3.8644444444444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2218.38">
                <text:p>82218.38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2261.15">
                <text:p>82261.15</text:p>
              </table:table-cell>
              <table:table-cell office:value-type="float" office:value="-3.60888888888889">
                <text:p>-3.6088888888888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2302.57">
                <text:p>82302.57</text:p>
              </table:table-cell>
              <table:table-cell office:value-type="float" office:value="-3.62666666666667">
                <text:p>-3.6266666666666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2343.35">
                <text:p>82343.35</text:p>
              </table:table-cell>
              <table:table-cell office:value-type="float" office:value="-3.43777777777778">
                <text:p>-3.437777777777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2385.79">
                <text:p>82385.79</text:p>
              </table:table-cell>
              <table:table-cell office:value-type="float" office:value="-3.49888888888889">
                <text:p>-3.4988888888888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82426.81">
                <text:p>82426.81</text:p>
              </table:table-cell>
              <table:table-cell office:value-type="float" office:value="-3.46333333333333">
                <text:p>-3.4633333333333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2469.2">
                <text:p>82469.2</text:p>
              </table:table-cell>
              <table:table-cell office:value-type="float" office:value="-3.35666666666667">
                <text:p>-3.3566666666666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2511.71">
                <text:p>82511.71</text:p>
              </table:table-cell>
              <table:table-cell office:value-type="float" office:value="-3.43111111111111">
                <text:p>-3.4311111111111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2554.43">
                <text:p>82554.43</text:p>
              </table:table-cell>
              <table:table-cell office:value-type="float" office:value="-3.42555555555556">
                <text:p>-3.4255555555555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2598.7">
                <text:p>82598.7</text:p>
              </table:table-cell>
              <table:table-cell office:value-type="float" office:value="-3.40444444444444">
                <text:p>-3.4044444444444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82641.84">
                <text:p>82641.84</text:p>
              </table:table-cell>
              <table:table-cell office:value-type="float" office:value="-3.39222222222222">
                <text:p>-3.3922222222222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2679.6">
                <text:p>82679.6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2721.38">
                <text:p>82721.38</text:p>
              </table:table-cell>
              <table:table-cell office:value-type="float" office:value="-3.45444444444444">
                <text:p>-3.4544444444444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82763.31">
                <text:p>82763.31</text:p>
              </table:table-cell>
              <table:table-cell office:value-type="float" office:value="-3.31444444444444">
                <text:p>-3.3144444444444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82804.43">
                <text:p>82804.43</text:p>
              </table:table-cell>
              <table:table-cell office:value-type="float" office:value="-3.35444444444444">
                <text:p>-3.3544444444444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2846.16">
                <text:p>82846.16</text:p>
              </table:table-cell>
              <table:table-cell office:value-type="float" office:value="-3.40777777777778">
                <text:p>-3.4077777777777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2889.4">
                <text:p>82889.4</text:p>
              </table:table-cell>
              <table:table-cell office:value-type="float" office:value="-3.37777777777778">
                <text:p>-3.3777777777777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2932.31">
                <text:p>82932.31</text:p>
              </table:table-cell>
              <table:table-cell office:value-type="float" office:value="-3.25555555555556">
                <text:p>-3.2555555555555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2974.44">
                <text:p>82974.44</text:p>
              </table:table-cell>
              <table:table-cell office:value-type="float" office:value="-3.24222222222222">
                <text:p>-3.242222222222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83016.03">
                <text:p>83016.03</text:p>
              </table:table-cell>
              <table:table-cell office:value-type="float" office:value="-3.16222222222222">
                <text:p>-3.162222222222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3057.29">
                <text:p>83057.29</text:p>
              </table:table-cell>
              <table:table-cell office:value-type="float" office:value="-3.06111111111111">
                <text:p>-3.0611111111111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3098.01">
                <text:p>83098.01</text:p>
              </table:table-cell>
              <table:table-cell office:value-type="float" office:value="-2.92111111111111">
                <text:p>-2.9211111111111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3137.17">
                <text:p>83137.17</text:p>
              </table:table-cell>
              <table:table-cell office:value-type="float" office:value="-2.82777777777778">
                <text:p>-2.8277777777777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83176.39">
                <text:p>83176.39</text:p>
              </table:table-cell>
              <table:table-cell office:value-type="float" office:value="-2.79777777777778">
                <text:p>-2.7977777777777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83215.91">
                <text:p>83215.91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83255.28">
                <text:p>83255.28</text:p>
              </table:table-cell>
              <table:table-cell office:value-type="float" office:value="-2.90444444444444">
                <text:p>-2.9044444444444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3294.13">
                <text:p>83294.13</text:p>
              </table:table-cell>
              <table:table-cell office:value-type="float" office:value="-3.07777777777778">
                <text:p>-3.0777777777777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3332.76">
                <text:p>83332.76</text:p>
              </table:table-cell>
              <table:table-cell office:value-type="float" office:value="-3.09888888888889">
                <text:p>-3.0988888888888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3374.83">
                <text:p>83374.83</text:p>
              </table:table-cell>
              <table:table-cell office:value-type="float" office:value="-3.24666666666667">
                <text:p>-3.2466666666666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83417.36">
                <text:p>83417.36</text:p>
              </table:table-cell>
              <table:table-cell office:value-type="float" office:value="-3.33555555555556">
                <text:p>-3.3355555555555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3460.43">
                <text:p>83460.43</text:p>
              </table:table-cell>
              <table:table-cell office:value-type="float" office:value="-3.43555555555556">
                <text:p>-3.4355555555555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83503.44">
                <text:p>83503.44</text:p>
              </table:table-cell>
              <table:table-cell office:value-type="float" office:value="-3.59222222222222">
                <text:p>-3.5922222222222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3544.89">
                <text:p>83544.89</text:p>
              </table:table-cell>
              <table:table-cell office:value-type="float" office:value="-3.46777777777778">
                <text:p>-3.4677777777777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3589.32">
                <text:p>83589.32</text:p>
              </table:table-cell>
              <table:table-cell office:value-type="float" office:value="-3.36777777777778">
                <text:p>-3.3677777777777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3632.2">
                <text:p>83632.2</text:p>
              </table:table-cell>
              <table:table-cell office:value-type="float" office:value="-3.49333333333333">
                <text:p>-3.4933333333333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3674.68">
                <text:p>83674.68</text:p>
              </table:table-cell>
              <table:table-cell office:value-type="float" office:value="-3.42111111111111">
                <text:p>-3.4211111111111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3716.28">
                <text:p>83716.28</text:p>
              </table:table-cell>
              <table:table-cell office:value-type="float" office:value="-3.54222222222222">
                <text:p>-3.5422222222222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83756.46">
                <text:p>83756.4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3796.14">
                <text:p>83796.14</text:p>
              </table:table-cell>
              <table:table-cell office:value-type="float" office:value="-3.33444444444444">
                <text:p>-3.3344444444444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3842.59">
                <text:p>83842.59</text:p>
              </table:table-cell>
              <table:table-cell office:value-type="float" office:value="-3.41333333333333">
                <text:p>-3.4133333333333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3885.1">
                <text:p>83885.1</text:p>
              </table:table-cell>
              <table:table-cell office:value-type="float" office:value="-3.37444444444444">
                <text:p>-3.3744444444444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83928.76">
                <text:p>83928.76</text:p>
              </table:table-cell>
              <table:table-cell office:value-type="float" office:value="-3.55333333333333">
                <text:p>-3.5533333333333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3970.3">
                <text:p>83970.3</text:p>
              </table:table-cell>
              <table:table-cell office:value-type="float" office:value="-3.63888888888889">
                <text:p>-3.6388888888888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84011.68">
                <text:p>84011.68</text:p>
              </table:table-cell>
              <table:table-cell office:value-type="float" office:value="-3.66111111111111">
                <text:p>-3.661111111111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4053.99">
                <text:p>84053.99</text:p>
              </table:table-cell>
              <table:table-cell office:value-type="float" office:value="-3.70777777777778">
                <text:p>-3.7077777777777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84097.09">
                <text:p>84097.09</text:p>
              </table:table-cell>
              <table:table-cell office:value-type="float" office:value="-3.74333333333333">
                <text:p>-3.7433333333333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84141.94">
                <text:p>84141.94</text:p>
              </table:table-cell>
              <table:table-cell office:value-type="float" office:value="-3.85555555555556">
                <text:p>-3.8555555555555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4184.4">
                <text:p>84184.4</text:p>
              </table:table-cell>
              <table:table-cell office:value-type="float" office:value="-3.97222222222222">
                <text:p>-3.9722222222222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84231.46">
                <text:p>84231.46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84276.48">
                <text:p>84276.48</text:p>
              </table:table-cell>
              <table:table-cell office:value-type="float" office:value="-4.02111111111111">
                <text:p>-4.0211111111111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84322.04">
                <text:p>84322.04</text:p>
              </table:table-cell>
              <table:table-cell office:value-type="float" office:value="-3.98444444444444">
                <text:p>-3.9844444444444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4367.27">
                <text:p>84367.27</text:p>
              </table:table-cell>
              <table:table-cell office:value-type="float" office:value="-4.07222222222222">
                <text:p>-4.0722222222222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84411.01">
                <text:p>84411.01</text:p>
              </table:table-cell>
              <table:table-cell office:value-type="float" office:value="-3.92777777777778">
                <text:p>-3.9277777777777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4454.52">
                <text:p>84454.52</text:p>
              </table:table-cell>
              <table:table-cell office:value-type="float" office:value="-3.87111111111111">
                <text:p>-3.8711111111111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84499.51">
                <text:p>84499.51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4543.97">
                <text:p>84543.97</text:p>
              </table:table-cell>
              <table:table-cell office:value-type="float" office:value="-3.81555555555556">
                <text:p>-3.8155555555555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4588.88">
                <text:p>84588.88</text:p>
              </table:table-cell>
              <table:table-cell office:value-type="float" office:value="-3.98666666666667">
                <text:p>-3.9866666666666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84631.81">
                <text:p>84631.81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4674.46">
                <text:p>84674.46</text:p>
              </table:table-cell>
              <table:table-cell office:value-type="float" office:value="-3.94333333333333">
                <text:p>-3.9433333333333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84718.63">
                <text:p>84718.63</text:p>
              </table:table-cell>
              <table:table-cell office:value-type="float" office:value="-4.11111111111111">
                <text:p>-4.1111111111111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84765.08">
                <text:p>84765.08</text:p>
              </table:table-cell>
              <table:table-cell office:value-type="float" office:value="-4.17222222222222">
                <text:p>-4.1722222222222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4812.61">
                <text:p>84812.61</text:p>
              </table:table-cell>
              <table:table-cell office:value-type="float" office:value="-4.25333333333333">
                <text:p>-4.2533333333333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4858.24">
                <text:p>84858.24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4902.82">
                <text:p>84902.82</text:p>
              </table:table-cell>
              <table:table-cell office:value-type="float" office:value="-4.51222222222222">
                <text:p>-4.5122222222222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84951.34">
                <text:p>84951.34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4999.28">
                <text:p>84999.28</text:p>
              </table:table-cell>
              <table:table-cell office:value-type="float" office:value="-4.24333333333333">
                <text:p>-4.2433333333333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5045.87">
                <text:p>85045.87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5093.45">
                <text:p>85093.45</text:p>
              </table:table-cell>
              <table:table-cell office:value-type="float" office:value="-4.46777777777778">
                <text:p>-4.4677777777777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5142.02">
                <text:p>85142.02</text:p>
              </table:table-cell>
              <table:table-cell office:value-type="float" office:value="-4.37222222222222">
                <text:p>-4.3722222222222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5187.62">
                <text:p>85187.62</text:p>
              </table:table-cell>
              <table:table-cell office:value-type="float" office:value="-4.37444444444445">
                <text:p>-4.3744444444444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85229.18">
                <text:p>85229.18</text:p>
              </table:table-cell>
              <table:table-cell office:value-type="float" office:value="-4.47555555555556">
                <text:p>-4.4755555555555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5275.85">
                <text:p>85275.85</text:p>
              </table:table-cell>
              <table:table-cell office:value-type="float" office:value="-4.40444444444444">
                <text:p>-4.4044444444444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5323.7">
                <text:p>85323.7</text:p>
              </table:table-cell>
              <table:table-cell office:value-type="float" office:value="-4.42444444444444">
                <text:p>-4.4244444444444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85371.13">
                <text:p>85371.13</text:p>
              </table:table-cell>
              <table:table-cell office:value-type="float" office:value="-4.50333333333333">
                <text:p>-4.5033333333333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85419.4">
                <text:p>85419.4</text:p>
              </table:table-cell>
              <table:table-cell office:value-type="float" office:value="-4.76444444444445">
                <text:p>-4.7644444444444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5467.76">
                <text:p>85467.76</text:p>
              </table:table-cell>
              <table:table-cell office:value-type="float" office:value="-4.72555555555556">
                <text:p>-4.7255555555555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85515.35">
                <text:p>85515.35</text:p>
              </table:table-cell>
              <table:table-cell office:value-type="float" office:value="-4.73555555555556">
                <text:p>-4.7355555555555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5563.7">
                <text:p>85563.7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5613.15">
                <text:p>85613.15</text:p>
              </table:table-cell>
              <table:table-cell office:value-type="float" office:value="-4.91666666666667">
                <text:p>-4.9166666666666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5661.99">
                <text:p>85661.99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5710.04">
                <text:p>85710.04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5758.88">
                <text:p>85758.88</text:p>
              </table:table-cell>
              <table:table-cell office:value-type="float" office:value="-5.00666666666667">
                <text:p>-5.0066666666666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5809.58">
                <text:p>85809.58</text:p>
              </table:table-cell>
              <table:table-cell office:value-type="float" office:value="-4.98444444444444">
                <text:p>-4.9844444444444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5860.64">
                <text:p>85860.64</text:p>
              </table:table-cell>
              <table:table-cell office:value-type="float" office:value="-4.98777777777778">
                <text:p>-4.9877777777777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5911.49">
                <text:p>85911.49</text:p>
              </table:table-cell>
              <table:table-cell office:value-type="float" office:value="-4.97666666666667">
                <text:p>-4.9766666666666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5961.51">
                <text:p>85961.51</text:p>
              </table:table-cell>
              <table:table-cell office:value-type="float" office:value="-5.09888888888889">
                <text:p>-5.0988888888888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6010.16">
                <text:p>86010.16</text:p>
              </table:table-cell>
              <table:table-cell office:value-type="float" office:value="-5.07666666666667">
                <text:p>-5.0766666666666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6058.78">
                <text:p>86058.78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6107.56">
                <text:p>86107.56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6156.61">
                <text:p>86156.61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6208.29">
                <text:p>86208.29</text:p>
              </table:table-cell>
              <table:table-cell office:value-type="float" office:value="-5.18777777777778">
                <text:p>-5.1877777777777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6259.86">
                <text:p>86259.86</text:p>
              </table:table-cell>
              <table:table-cell office:value-type="float" office:value="-5.28888888888889">
                <text:p>-5.2888888888888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6310.98">
                <text:p>86310.98</text:p>
              </table:table-cell>
              <table:table-cell office:value-type="float" office:value="-5.39666666666667">
                <text:p>-5.3966666666666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6361.87">
                <text:p>86361.87</text:p>
              </table:table-cell>
              <table:table-cell office:value-type="float" office:value="-5.60333333333333">
                <text:p>-5.603333333333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86412.92">
                <text:p>86412.92</text:p>
              </table:table-cell>
              <table:table-cell office:value-type="float" office:value="-5.65444444444444">
                <text:p>-5.6544444444444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86465.54">
                <text:p>86465.54</text:p>
              </table:table-cell>
              <table:table-cell office:value-type="float" office:value="-5.60111111111111">
                <text:p>-5.6011111111111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6519.18">
                <text:p>86519.18</text:p>
              </table:table-cell>
              <table:table-cell office:value-type="float" office:value="-5.68888888888889">
                <text:p>-5.6888888888888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86573.83">
                <text:p>86573.83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6629.75">
                <text:p>86629.75</text:p>
              </table:table-cell>
              <table:table-cell office:value-type="float" office:value="-5.86111111111111">
                <text:p>-5.8611111111111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6685.53">
                <text:p>86685.53</text:p>
              </table:table-cell>
              <table:table-cell office:value-type="float" office:value="-5.80666666666667">
                <text:p>-5.8066666666666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6735.4">
                <text:p>86735.4</text:p>
              </table:table-cell>
              <table:table-cell office:value-type="float" office:value="-5.90111111111111">
                <text:p>-5.9011111111111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86790.24">
                <text:p>86790.24</text:p>
              </table:table-cell>
              <table:table-cell office:value-type="float" office:value="-5.86555555555556">
                <text:p>-5.8655555555555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86844.16">
                <text:p>86844.16</text:p>
              </table:table-cell>
              <table:table-cell office:value-type="float" office:value="-5.90555555555556">
                <text:p>-5.9055555555555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6898.84">
                <text:p>86898.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6951.92">
                <text:p>86951.92</text:p>
              </table:table-cell>
              <table:table-cell office:value-type="float" office:value="-6.31666666666667">
                <text:p>-6.3166666666666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7007.78">
                <text:p>87007.78</text:p>
              </table:table-cell>
              <table:table-cell office:value-type="float" office:value="-6.47666666666667">
                <text:p>-6.4766666666666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7063.12">
                <text:p>87063.12</text:p>
              </table:table-cell>
              <table:table-cell office:value-type="float" office:value="-6.56333333333333">
                <text:p>-6.5633333333333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7120.96">
                <text:p>87120.96</text:p>
              </table:table-cell>
              <table:table-cell office:value-type="float" office:value="-6.49888888888889">
                <text:p>-6.4988888888888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7182.13">
                <text:p>87182.13</text:p>
              </table:table-cell>
              <table:table-cell office:value-type="float" office:value="-6.64666666666667">
                <text:p>-6.6466666666666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7246.05">
                <text:p>87246.05</text:p>
              </table:table-cell>
              <table:table-cell office:value-type="float" office:value="-6.69777777777778">
                <text:p>-6.6977777777777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7309.76">
                <text:p>87309.76</text:p>
              </table:table-cell>
              <table:table-cell office:value-type="float" office:value="-6.78555555555556">
                <text:p>-6.7855555555555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87368.07">
                <text:p>87368.07</text:p>
              </table:table-cell>
              <table:table-cell office:value-type="float" office:value="-6.81111111111111">
                <text:p>-6.811111111111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7423.1">
                <text:p>87423.1</text:p>
              </table:table-cell>
              <table:table-cell office:value-type="float" office:value="-6.63333333333333">
                <text:p>-6.6333333333333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87480.84">
                <text:p>87480.84</text:p>
              </table:table-cell>
              <table:table-cell office:value-type="float" office:value="-6.61555555555556">
                <text:p>-6.6155555555555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7541.26">
                <text:p>87541.26</text:p>
              </table:table-cell>
              <table:table-cell office:value-type="float" office:value="-6.42888888888889">
                <text:p>-6.4288888888888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87599.33">
                <text:p>87599.33</text:p>
              </table:table-cell>
              <table:table-cell office:value-type="float" office:value="-6.47333333333333">
                <text:p>-6.4733333333333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87657.58">
                <text:p>87657.58</text:p>
              </table:table-cell>
              <table:table-cell office:value-type="float" office:value="-6.58777777777778">
                <text:p>-6.5877777777777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87714.2">
                <text:p>87714.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87773.63">
                <text:p>87773.63</text:p>
              </table:table-cell>
              <table:table-cell office:value-type="float" office:value="-6.38777777777778">
                <text:p>-6.3877777777777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87830.63">
                <text:p>87830.63</text:p>
              </table:table-cell>
              <table:table-cell office:value-type="float" office:value="-6.30888888888889">
                <text:p>-6.3088888888888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87890.56">
                <text:p>87890.56</text:p>
              </table:table-cell>
              <table:table-cell office:value-type="float" office:value="-6.28111111111111">
                <text:p>-6.281111111111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87948.52">
                <text:p>87948.52</text:p>
              </table:table-cell>
              <table:table-cell office:value-type="float" office:value="-6.38666666666667">
                <text:p>-6.3866666666666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88004.3">
                <text:p>88004.3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88058.91">
                <text:p>88058.91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88114.14">
                <text:p>88114.14</text:p>
              </table:table-cell>
              <table:table-cell office:value-type="float" office:value="-6.20555555555556">
                <text:p>-6.2055555555555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88171.78">
                <text:p>88171.78</text:p>
              </table:table-cell>
              <table:table-cell office:value-type="float" office:value="-6.19444444444445">
                <text:p>-6.1944444444444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8229.79">
                <text:p>88229.79</text:p>
              </table:table-cell>
              <table:table-cell office:value-type="float" office:value="-6.30222222222222">
                <text:p>-6.302222222222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88285.91">
                <text:p>88285.91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88345.53">
                <text:p>88345.53</text:p>
              </table:table-cell>
              <table:table-cell office:value-type="float" office:value="-6.33444444444444">
                <text:p>-6.3344444444444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88401.2">
                <text:p>88401.2</text:p>
              </table:table-cell>
              <table:table-cell office:value-type="float" office:value="-6.29888888888889">
                <text:p>-6.29888888888889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8459.3">
                <text:p>88459.3</text:p>
              </table:table-cell>
              <table:table-cell office:value-type="float" office:value="-6.20666666666667">
                <text:p>-6.2066666666666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8518.37">
                <text:p>88518.37</text:p>
              </table:table-cell>
              <table:table-cell office:value-type="float" office:value="-6.13111111111111">
                <text:p>-6.1311111111111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8574.45">
                <text:p>88574.45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88630.63">
                <text:p>88630.63</text:p>
              </table:table-cell>
              <table:table-cell office:value-type="float" office:value="-5.91111111111111">
                <text:p>-5.9111111111111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88687.61">
                <text:p>88687.61</text:p>
              </table:table-cell>
              <table:table-cell office:value-type="float" office:value="-5.81222222222222">
                <text:p>-5.8122222222222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88741.86">
                <text:p>88741.8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8794.09">
                <text:p>88794.09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8847.46">
                <text:p>88847.46</text:p>
              </table:table-cell>
              <table:table-cell office:value-type="float" office:value="-5.69888888888889">
                <text:p>-5.6988888888888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8899.35">
                <text:p>88899.35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88952.11">
                <text:p>88952.11</text:p>
              </table:table-cell>
              <table:table-cell office:value-type="float" office:value="-5.67333333333334">
                <text:p>-5.6733333333333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89005.1">
                <text:p>89005.1</text:p>
              </table:table-cell>
              <table:table-cell office:value-type="float" office:value="-5.77333333333333">
                <text:p>-5.7733333333333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89061.89">
                <text:p>89061.89</text:p>
              </table:table-cell>
              <table:table-cell office:value-type="float" office:value="-5.66888888888889">
                <text:p>-5.6688888888888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89118.81">
                <text:p>89118.81</text:p>
              </table:table-cell>
              <table:table-cell office:value-type="float" office:value="-5.64555555555556">
                <text:p>-5.6455555555555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89174.12">
                <text:p>89174.1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89230.18">
                <text:p>89230.18</text:p>
              </table:table-cell>
              <table:table-cell office:value-type="float" office:value="-5.57111111111111">
                <text:p>-5.5711111111111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89286.44">
                <text:p>89286.44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89336.43">
                <text:p>89336.43</text:p>
              </table:table-cell>
              <table:table-cell office:value-type="float" office:value="-5.30111111111111">
                <text:p>-5.3011111111111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89386.87">
                <text:p>89386.87</text:p>
              </table:table-cell>
              <table:table-cell office:value-type="float" office:value="-5.36666666666667">
                <text:p>-5.3666666666666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9438.34">
                <text:p>89438.34</text:p>
              </table:table-cell>
              <table:table-cell office:value-type="float" office:value="-5.36888888888889">
                <text:p>-5.3688888888888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89488.66">
                <text:p>89488.66</text:p>
              </table:table-cell>
              <table:table-cell office:value-type="float" office:value="-5.21333333333333">
                <text:p>-5.213333333333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9539.94">
                <text:p>89539.94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89592.45">
                <text:p>89592.45</text:p>
              </table:table-cell>
              <table:table-cell office:value-type="float" office:value="-5.30555555555556">
                <text:p>-5.3055555555555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9649.56">
                <text:p>89649.56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89705.06">
                <text:p>89705.06</text:p>
              </table:table-cell>
              <table:table-cell office:value-type="float" office:value="-5.33444444444445">
                <text:p>-5.3344444444444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89756.82">
                <text:p>89756.82</text:p>
              </table:table-cell>
              <table:table-cell office:value-type="float" office:value="-5.20555555555556">
                <text:p>-5.2055555555555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9808.44">
                <text:p>89808.44</text:p>
              </table:table-cell>
              <table:table-cell office:value-type="float" office:value="-5.17888888888889">
                <text:p>-5.1788888888888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9860.99">
                <text:p>89860.99</text:p>
              </table:table-cell>
              <table:table-cell office:value-type="float" office:value="-5.08555555555556">
                <text:p>-5.0855555555555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9913.45">
                <text:p>89913.45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89963.23">
                <text:p>89963.23</text:p>
              </table:table-cell>
              <table:table-cell office:value-type="float" office:value="-5.08444444444444">
                <text:p>-5.0844444444444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0011.55">
                <text:p>90011.55</text:p>
              </table:table-cell>
              <table:table-cell office:value-type="float" office:value="-5.11666666666667">
                <text:p>-5.1166666666666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0061.99">
                <text:p>90061.99</text:p>
              </table:table-cell>
              <table:table-cell office:value-type="float" office:value="-4.97888888888889">
                <text:p>-4.9788888888888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0114.85">
                <text:p>90114.85</text:p>
              </table:table-cell>
              <table:table-cell office:value-type="float" office:value="-5.07333333333333">
                <text:p>-5.0733333333333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168.27">
                <text:p>90168.27</text:p>
              </table:table-cell>
              <table:table-cell office:value-type="float" office:value="-5.20222222222222">
                <text:p>-5.202222222222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0221.69">
                <text:p>90221.69</text:p>
              </table:table-cell>
              <table:table-cell office:value-type="float" office:value="-5.36111111111111">
                <text:p>-5.3611111111111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0273.65">
                <text:p>90273.65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0324.04">
                <text:p>90324.04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0379.63">
                <text:p>90379.63</text:p>
              </table:table-cell>
              <table:table-cell office:value-type="float" office:value="-5.62888888888889">
                <text:p>-5.6288888888888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0435.59">
                <text:p>90435.59</text:p>
              </table:table-cell>
              <table:table-cell office:value-type="float" office:value="-5.73777777777778">
                <text:p>-5.7377777777777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0488.73">
                <text:p>90488.73</text:p>
              </table:table-cell>
              <table:table-cell office:value-type="float" office:value="-5.82111111111111">
                <text:p>-5.8211111111111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0539.84">
                <text:p>90539.84</text:p>
              </table:table-cell>
              <table:table-cell office:value-type="float" office:value="-6.03666666666667">
                <text:p>-6.0366666666666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0600.48">
                <text:p>90600.48</text:p>
              </table:table-cell>
              <table:table-cell office:value-type="float" office:value="-5.95555555555556">
                <text:p>-5.9555555555555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0660.24">
                <text:p>90660.24</text:p>
              </table:table-cell>
              <table:table-cell office:value-type="float" office:value="-5.84666666666667">
                <text:p>-5.8466666666666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0718.98">
                <text:p>90718.98</text:p>
              </table:table-cell>
              <table:table-cell office:value-type="float" office:value="-5.82888888888889">
                <text:p>-5.828888888888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0776.7">
                <text:p>90776.7</text:p>
              </table:table-cell>
              <table:table-cell office:value-type="float" office:value="-5.91333333333333">
                <text:p>-5.9133333333333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0833.03">
                <text:p>90833.03</text:p>
              </table:table-cell>
              <table:table-cell office:value-type="float" office:value="-5.79555555555556">
                <text:p>-5.7955555555555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0887.8">
                <text:p>90887.8</text:p>
              </table:table-cell>
              <table:table-cell office:value-type="float" office:value="-5.63666666666667">
                <text:p>-5.6366666666666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0938.97">
                <text:p>90938.97</text:p>
              </table:table-cell>
              <table:table-cell office:value-type="float" office:value="-5.66111111111111">
                <text:p>-5.6611111111111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0991.42">
                <text:p>90991.42</text:p>
              </table:table-cell>
              <table:table-cell office:value-type="float" office:value="-5.61111111111111">
                <text:p>-5.6111111111111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1046.39">
                <text:p>91046.39</text:p>
              </table:table-cell>
              <table:table-cell office:value-type="float" office:value="-5.65777777777778">
                <text:p>-5.6577777777777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1101.14">
                <text:p>91101.14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1155.5">
                <text:p>91155.5</text:p>
              </table:table-cell>
              <table:table-cell office:value-type="float" office:value="-5.78777777777778">
                <text:p>-5.7877777777777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1213.17">
                <text:p>91213.17</text:p>
              </table:table-cell>
              <table:table-cell office:value-type="float" office:value="-5.96222222222222">
                <text:p>-5.962222222222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1270.36">
                <text:p>91270.36</text:p>
              </table:table-cell>
              <table:table-cell office:value-type="float" office:value="-5.80111111111111">
                <text:p>-5.8011111111111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1328.02">
                <text:p>91328.02</text:p>
              </table:table-cell>
              <table:table-cell office:value-type="float" office:value="-5.71666666666667">
                <text:p>-5.7166666666666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1384.62">
                <text:p>91384.62</text:p>
              </table:table-cell>
              <table:table-cell office:value-type="float" office:value="-5.76444444444445">
                <text:p>-5.7644444444444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1440.72">
                <text:p>91440.72</text:p>
              </table:table-cell>
              <table:table-cell office:value-type="float" office:value="-5.70222222222222">
                <text:p>-5.702222222222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1499.66">
                <text:p>91499.66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1550.4">
                <text:p>91550.4</text:p>
              </table:table-cell>
              <table:table-cell office:value-type="float" office:value="-5.63111111111111">
                <text:p>-5.6311111111111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1601.99">
                <text:p>91601.99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1656.78">
                <text:p>91656.78</text:p>
              </table:table-cell>
              <table:table-cell office:value-type="float" office:value="-5.58666666666667">
                <text:p>-5.5866666666666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1713.76">
                <text:p>91713.76</text:p>
              </table:table-cell>
              <table:table-cell office:value-type="float" office:value="-5.38333333333333">
                <text:p>-5.3833333333333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1770.63">
                <text:p>91770.63</text:p>
              </table:table-cell>
              <table:table-cell office:value-type="float" office:value="-5.50333333333333">
                <text:p>-5.5033333333333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1825.31">
                <text:p>91825.31</text:p>
              </table:table-cell>
              <table:table-cell office:value-type="float" office:value="-5.54777777777778">
                <text:p>-5.5477777777777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1880.25">
                <text:p>91880.25</text:p>
              </table:table-cell>
              <table:table-cell office:value-type="float" office:value="-5.51888888888889">
                <text:p>-5.5188888888888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1935.07">
                <text:p>91935.07</text:p>
              </table:table-cell>
              <table:table-cell office:value-type="float" office:value="-5.48777777777778">
                <text:p>-5.4877777777777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1986.99">
                <text:p>91986.99</text:p>
              </table:table-cell>
              <table:table-cell office:value-type="float" office:value="-5.45">
                <text:p>-5.4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2040.4">
                <text:p>92040.4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2094.17">
                <text:p>92094.17</text:p>
              </table:table-cell>
              <table:table-cell office:value-type="float" office:value="-5.44444444444444">
                <text:p>-5.4444444444444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2148.18">
                <text:p>92148.18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2203.96">
                <text:p>92203.96</text:p>
              </table:table-cell>
              <table:table-cell office:value-type="float" office:value="-5.31222222222222">
                <text:p>-5.3122222222222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2260.07">
                <text:p>92260.07</text:p>
              </table:table-cell>
              <table:table-cell office:value-type="float" office:value="-5.34888888888889">
                <text:p>-5.3488888888888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2315.21">
                <text:p>92315.21</text:p>
              </table:table-cell>
              <table:table-cell office:value-type="float" office:value="-5.29555555555556">
                <text:p>-5.2955555555555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2367.78">
                <text:p>92367.78</text:p>
              </table:table-cell>
              <table:table-cell office:value-type="float" office:value="-5.26888888888889">
                <text:p>-5.2688888888888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2418.29">
                <text:p>92418.29</text:p>
              </table:table-cell>
              <table:table-cell office:value-type="float" office:value="-5.09666666666667">
                <text:p>-5.0966666666666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2470.66">
                <text:p>92470.66</text:p>
              </table:table-cell>
              <table:table-cell office:value-type="float" office:value="-5.10222222222222">
                <text:p>-5.1022222222222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2524.79">
                <text:p>92524.79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2577.31">
                <text:p>92577.31</text:p>
              </table:table-cell>
              <table:table-cell office:value-type="float" office:value="-4.95777777777778">
                <text:p>-4.9577777777777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2629.06">
                <text:p>92629.06</text:p>
              </table:table-cell>
              <table:table-cell office:value-type="float" office:value="-5.04111111111111">
                <text:p>-5.0411111111111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2679.45">
                <text:p>92679.45</text:p>
              </table:table-cell>
              <table:table-cell office:value-type="float" office:value="-4.99777777777778">
                <text:p>-4.9977777777777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734.47">
                <text:p>92734.47</text:p>
              </table:table-cell>
              <table:table-cell office:value-type="float" office:value="-4.96888888888889">
                <text:p>-4.9688888888888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2785.87">
                <text:p>92785.87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2837.64">
                <text:p>92837.64</text:p>
              </table:table-cell>
              <table:table-cell office:value-type="float" office:value="-5.04555555555556">
                <text:p>-5.0455555555555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2889.34">
                <text:p>92889.34</text:p>
              </table:table-cell>
              <table:table-cell office:value-type="float" office:value="-5.16888888888889">
                <text:p>-5.1688888888888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2940.72">
                <text:p>92940.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2995.19">
                <text:p>92995.19</text:p>
              </table:table-cell>
              <table:table-cell office:value-type="float" office:value="-5.18666666666667">
                <text:p>-5.1866666666666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3051.45">
                <text:p>93051.45</text:p>
              </table:table-cell>
              <table:table-cell office:value-type="float" office:value="-5.12777777777778">
                <text:p>-5.127777777777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3103.82">
                <text:p>93103.82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156.98">
                <text:p>93156.98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3210.86">
                <text:p>93210.86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3264.34">
                <text:p>93264.34</text:p>
              </table:table-cell>
              <table:table-cell office:value-type="float" office:value="-4.78888888888889">
                <text:p>-4.7888888888888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3315.04">
                <text:p>93315.04</text:p>
              </table:table-cell>
              <table:table-cell office:value-type="float" office:value="-4.93555555555556">
                <text:p>-4.9355555555555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3364.4">
                <text:p>93364.4</text:p>
              </table:table-cell>
              <table:table-cell office:value-type="float" office:value="-4.90555555555556">
                <text:p>-4.9055555555555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3414.25">
                <text:p>93414.25</text:p>
              </table:table-cell>
              <table:table-cell office:value-type="float" office:value="-4.87444444444445">
                <text:p>-4.8744444444444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3464.64">
                <text:p>93464.64</text:p>
              </table:table-cell>
              <table:table-cell office:value-type="float" office:value="-4.64555555555556">
                <text:p>-4.6455555555555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3517.03">
                <text:p>93517.03</text:p>
              </table:table-cell>
              <table:table-cell office:value-type="float" office:value="-4.77444444444445">
                <text:p>-4.7744444444444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3572.01">
                <text:p>93572.01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3625.57">
                <text:p>93625.57</text:p>
              </table:table-cell>
              <table:table-cell office:value-type="float" office:value="-4.81555555555556">
                <text:p>-4.815555555555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3676.42">
                <text:p>93676.42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3725.17">
                <text:p>93725.17</text:p>
              </table:table-cell>
              <table:table-cell office:value-type="float" office:value="-4.85777777777778">
                <text:p>-4.8577777777777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3777.86">
                <text:p>93777.86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3829.61">
                <text:p>93829.61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3879.97">
                <text:p>93879.97</text:p>
              </table:table-cell>
              <table:table-cell office:value-type="float" office:value="-4.58555555555556">
                <text:p>-4.5855555555555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3931.34">
                <text:p>93931.34</text:p>
              </table:table-cell>
              <table:table-cell office:value-type="float" office:value="-4.65333333333333">
                <text:p>-4.6533333333333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3983.11">
                <text:p>93983.11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4034.1">
                <text:p>94034.1</text:p>
              </table:table-cell>
              <table:table-cell office:value-type="float" office:value="-4.60444444444444">
                <text:p>-4.6044444444444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4083.75">
                <text:p>94083.75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4133.33">
                <text:p>94133.33</text:p>
              </table:table-cell>
              <table:table-cell office:value-type="float" office:value="-4.53444444444444">
                <text:p>-4.5344444444444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4182.09">
                <text:p>94182.09</text:p>
              </table:table-cell>
              <table:table-cell office:value-type="float" office:value="-4.59666666666667">
                <text:p>-4.5966666666666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4231.8">
                <text:p>94231.8</text:p>
              </table:table-cell>
              <table:table-cell office:value-type="float" office:value="-4.54888888888889">
                <text:p>-4.548888888888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4286.36">
                <text:p>94286.36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4335">
                <text:p>94335</text:p>
              </table:table-cell>
              <table:table-cell office:value-type="float" office:value="-4.67666666666667">
                <text:p>-4.676666666666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4385.83">
                <text:p>94385.83</text:p>
              </table:table-cell>
              <table:table-cell office:value-type="float" office:value="-4.77777777777778">
                <text:p>-4.777777777777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4440.42">
                <text:p>94440.42</text:p>
              </table:table-cell>
              <table:table-cell office:value-type="float" office:value="-4.98888888888889">
                <text:p>-4.9888888888888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4489.67">
                <text:p>94489.67</text:p>
              </table:table-cell>
              <table:table-cell office:value-type="float" office:value="-4.88555555555556">
                <text:p>-4.8855555555555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4542.12">
                <text:p>94542.12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4594.75">
                <text:p>94594.75</text:p>
              </table:table-cell>
              <table:table-cell office:value-type="float" office:value="-4.67222222222222">
                <text:p>-4.672222222222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4648.56">
                <text:p>94648.56</text:p>
              </table:table-cell>
              <table:table-cell office:value-type="float" office:value="-4.40666666666667">
                <text:p>-4.4066666666666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4705.11">
                <text:p>94705.11</text:p>
              </table:table-cell>
              <table:table-cell office:value-type="float" office:value="-4.39888888888889">
                <text:p>-4.3988888888888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4757.12">
                <text:p>94757.12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4804.57">
                <text:p>94804.5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4848.69">
                <text:p>94848.69</text:p>
              </table:table-cell>
              <table:table-cell office:value-type="float" office:value="-4.01333333333333">
                <text:p>-4.013333333333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4892.68">
                <text:p>94892.68</text:p>
              </table:table-cell>
              <table:table-cell office:value-type="float" office:value="-3.79333333333333">
                <text:p>-3.7933333333333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4941.2">
                <text:p>94941.2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4986.93">
                <text:p>94986.93</text:p>
              </table:table-cell>
              <table:table-cell office:value-type="float" office:value="-3.82777777777778">
                <text:p>-3.8277777777777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5033.77">
                <text:p>95033.77</text:p>
              </table:table-cell>
              <table:table-cell office:value-type="float" office:value="-4.12222222222222">
                <text:p>-4.1222222222222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5083.44">
                <text:p>95083.44</text:p>
              </table:table-cell>
              <table:table-cell office:value-type="float" office:value="-4.33555555555556">
                <text:p>-4.3355555555555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5132.43">
                <text:p>95132.43</text:p>
              </table:table-cell>
              <table:table-cell office:value-type="float" office:value="-4.43111111111111">
                <text:p>-4.4311111111111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5181.6">
                <text:p>95181.6</text:p>
              </table:table-cell>
              <table:table-cell office:value-type="float" office:value="-4.64444444444444">
                <text:p>-4.6444444444444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5233.57">
                <text:p>95233.57</text:p>
              </table:table-cell>
              <table:table-cell office:value-type="float" office:value="-4.79444444444445">
                <text:p>-4.7944444444444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5288.26">
                <text:p>95288.26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5341.08">
                <text:p>95341.08</text:p>
              </table:table-cell>
              <table:table-cell office:value-type="float" office:value="-4.98555555555556">
                <text:p>-4.9855555555555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5394.45">
                <text:p>95394.45</text:p>
              </table:table-cell>
              <table:table-cell office:value-type="float" office:value="-5.03333333333333">
                <text:p>-5.0333333333333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5448.86">
                <text:p>95448.86</text:p>
              </table:table-cell>
              <table:table-cell office:value-type="float" office:value="-5.05555555555556">
                <text:p>-5.0555555555555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5502.1">
                <text:p>95502.1</text:p>
              </table:table-cell>
              <table:table-cell office:value-type="float" office:value="-5.04222222222222">
                <text:p>-5.0422222222222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5555.35">
                <text:p>95555.35</text:p>
              </table:table-cell>
              <table:table-cell office:value-type="float" office:value="-4.96222222222222">
                <text:p>-4.9622222222222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5608.96">
                <text:p>95608.96</text:p>
              </table:table-cell>
              <table:table-cell office:value-type="float" office:value="-4.95444444444444">
                <text:p>-4.9544444444444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5661.34">
                <text:p>95661.34</text:p>
              </table:table-cell>
              <table:table-cell office:value-type="float" office:value="-4.95111111111111">
                <text:p>-4.9511111111111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5714.35">
                <text:p>95714.35</text:p>
              </table:table-cell>
              <table:table-cell office:value-type="float" office:value="-4.75666666666667">
                <text:p>-4.7566666666666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5767.38">
                <text:p>95767.38</text:p>
              </table:table-cell>
              <table:table-cell office:value-type="float" office:value="-4.74111111111111">
                <text:p>-4.7411111111111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5818.85">
                <text:p>95818.85</text:p>
              </table:table-cell>
              <table:table-cell office:value-type="float" office:value="-4.79666666666667">
                <text:p>-4.796666666666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5871.43">
                <text:p>95871.43</text:p>
              </table:table-cell>
              <table:table-cell office:value-type="float" office:value="-4.75222222222222">
                <text:p>-4.7522222222222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5923.68">
                <text:p>95923.68</text:p>
              </table:table-cell>
              <table:table-cell office:value-type="float" office:value="-4.72777777777778">
                <text:p>-4.7277777777777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5972.27">
                <text:p>95972.27</text:p>
              </table:table-cell>
              <table:table-cell office:value-type="float" office:value="-4.62333333333333">
                <text:p>-4.6233333333333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6023.93">
                <text:p>96023.93</text:p>
              </table:table-cell>
              <table:table-cell office:value-type="float" office:value="-4.56888888888889">
                <text:p>-4.5688888888888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6079.34">
                <text:p>96079.34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6130.17">
                <text:p>96130.17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6181.8">
                <text:p>96181.8</text:p>
              </table:table-cell>
              <table:table-cell office:value-type="float" office:value="-4.70333333333333">
                <text:p>-4.7033333333333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6231.77">
                <text:p>96231.77</text:p>
              </table:table-cell>
              <table:table-cell office:value-type="float" office:value="-4.58222222222222">
                <text:p>-4.5822222222222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6279.99">
                <text:p>96279.99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6331.2">
                <text:p>96331.2</text:p>
              </table:table-cell>
              <table:table-cell office:value-type="float" office:value="-4.69222222222222">
                <text:p>-4.6922222222222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6385.31">
                <text:p>96385.31</text:p>
              </table:table-cell>
              <table:table-cell office:value-type="float" office:value="-4.68444444444445">
                <text:p>-4.684444444444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6438.05">
                <text:p>96438.05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6485.79">
                <text:p>96485.79</text:p>
              </table:table-cell>
              <table:table-cell office:value-type="float" office:value="-4.82111111111111">
                <text:p>-4.8211111111111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6543.02">
                <text:p>96543.02</text:p>
              </table:table-cell>
              <table:table-cell office:value-type="float" office:value="-4.78666666666667">
                <text:p>-4.7866666666666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6597.23">
                <text:p>96597.23</text:p>
              </table:table-cell>
              <table:table-cell office:value-type="float" office:value="-4.73888888888889">
                <text:p>-4.7388888888888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6648.96">
                <text:p>96648.96</text:p>
              </table:table-cell>
              <table:table-cell office:value-type="float" office:value="-4.66888888888889">
                <text:p>-4.6688888888888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6698.75">
                <text:p>96698.75</text:p>
              </table:table-cell>
              <table:table-cell office:value-type="float" office:value="-4.78333333333333">
                <text:p>-4.783333333333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6752.36">
                <text:p>96752.36</text:p>
              </table:table-cell>
              <table:table-cell office:value-type="float" office:value="-4.65666666666667">
                <text:p>-4.6566666666666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6804.03">
                <text:p>96804.03</text:p>
              </table:table-cell>
              <table:table-cell office:value-type="float" office:value="-4.71888888888889">
                <text:p>-4.7188888888888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6855.49">
                <text:p>96855.49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6906.44">
                <text:p>96906.44</text:p>
              </table:table-cell>
              <table:table-cell office:value-type="float" office:value="-4.73222222222222">
                <text:p>-4.7322222222222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6958.09">
                <text:p>96958.09</text:p>
              </table:table-cell>
              <table:table-cell office:value-type="float" office:value="-4.59444444444444">
                <text:p>-4.5944444444444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7011.4">
                <text:p>97011.4</text:p>
              </table:table-cell>
              <table:table-cell office:value-type="float" office:value="-4.59777777777778">
                <text:p>-4.5977777777777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7064.92">
                <text:p>97064.92</text:p>
              </table:table-cell>
              <table:table-cell office:value-type="float" office:value="-4.53333333333333">
                <text:p>-4.5333333333333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7115.91">
                <text:p>97115.91</text:p>
              </table:table-cell>
              <table:table-cell office:value-type="float" office:value="-4.54777777777778">
                <text:p>-4.5477777777777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7167.23">
                <text:p>97167.23</text:p>
              </table:table-cell>
              <table:table-cell office:value-type="float" office:value="-4.48666666666667">
                <text:p>-4.4866666666666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7218.23">
                <text:p>97218.23</text:p>
              </table:table-cell>
              <table:table-cell office:value-type="float" office:value="-4.52555555555556">
                <text:p>-4.5255555555555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7268.36">
                <text:p>97268.36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7318.54">
                <text:p>97318.54</text:p>
              </table:table-cell>
              <table:table-cell office:value-type="float" office:value="-4.45888888888889">
                <text:p>-4.4588888888888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7368.76">
                <text:p>97368.76</text:p>
              </table:table-cell>
              <table:table-cell office:value-type="float" office:value="-4.49777777777778">
                <text:p>-4.4977777777777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7419.64">
                <text:p>97419.64</text:p>
              </table:table-cell>
              <table:table-cell office:value-type="float" office:value="-4.55444444444445">
                <text:p>-4.5544444444444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7472.44">
                <text:p>97472.44</text:p>
              </table:table-cell>
              <table:table-cell office:value-type="float" office:value="-4.61444444444444">
                <text:p>-4.614444444444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7524.65">
                <text:p>97524.6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7575.18">
                <text:p>97575.18</text:p>
              </table:table-cell>
              <table:table-cell office:value-type="float" office:value="-4.50555555555556">
                <text:p>-4.5055555555555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7629.36">
                <text:p>97629.36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7682.42">
                <text:p>97682.42</text:p>
              </table:table-cell>
              <table:table-cell office:value-type="float" office:value="-4.58444444444444">
                <text:p>-4.5844444444444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7735.06">
                <text:p>97735.06</text:p>
              </table:table-cell>
              <table:table-cell office:value-type="float" office:value="-4.60666666666667">
                <text:p>-4.6066666666666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7782.53">
                <text:p>97782.53</text:p>
              </table:table-cell>
              <table:table-cell office:value-type="float" office:value="-4.71111111111111">
                <text:p>-4.7111111111111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7832.45">
                <text:p>97832.45</text:p>
              </table:table-cell>
              <table:table-cell office:value-type="float" office:value="-4.52888888888889">
                <text:p>-4.5288888888888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7885.14">
                <text:p>97885.14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7939.62">
                <text:p>97939.62</text:p>
              </table:table-cell>
              <table:table-cell office:value-type="float" office:value="-4.42111111111111">
                <text:p>-4.4211111111111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7993.61">
                <text:p>97993.61</text:p>
              </table:table-cell>
              <table:table-cell office:value-type="float" office:value="-4.64666666666667">
                <text:p>-4.64666666666667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8045.95">
                <text:p>98045.95</text:p>
              </table:table-cell>
              <table:table-cell office:value-type="float" office:value="-4.58888888888889">
                <text:p>-4.5888888888888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8095.2">
                <text:p>98095.2</text:p>
              </table:table-cell>
              <table:table-cell office:value-type="float" office:value="-4.65">
                <text:p>-4.6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8145.99">
                <text:p>98145.99</text:p>
              </table:table-cell>
              <table:table-cell office:value-type="float" office:value="-4.59444444444445">
                <text:p>-4.5944444444444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8196.92">
                <text:p>98196.92</text:p>
              </table:table-cell>
              <table:table-cell office:value-type="float" office:value="-4.54555555555556">
                <text:p>-4.5455555555555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8250.82">
                <text:p>98250.82</text:p>
              </table:table-cell>
              <table:table-cell office:value-type="float" office:value="-4.42888888888889">
                <text:p>-4.4288888888888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8301.64">
                <text:p>98301.64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8355.28">
                <text:p>98355.28</text:p>
              </table:table-cell>
              <table:table-cell office:value-type="float" office:value="-4.43333333333333">
                <text:p>-4.433333333333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8408.24">
                <text:p>98408.24</text:p>
              </table:table-cell>
              <table:table-cell office:value-type="float" office:value="-4.50666666666667">
                <text:p>-4.5066666666666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8459.35">
                <text:p>98459.35</text:p>
              </table:table-cell>
              <table:table-cell office:value-type="float" office:value="-4.49444444444444">
                <text:p>-4.4944444444444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8509.38">
                <text:p>98509.38</text:p>
              </table:table-cell>
              <table:table-cell office:value-type="float" office:value="-4.65777777777778">
                <text:p>-4.6577777777777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8559.54">
                <text:p>98559.54</text:p>
              </table:table-cell>
              <table:table-cell office:value-type="float" office:value="-4.56777777777778">
                <text:p>-4.5677777777777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8609.75">
                <text:p>98609.75</text:p>
              </table:table-cell>
              <table:table-cell office:value-type="float" office:value="-4.64222222222222">
                <text:p>-4.6422222222222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8662.33">
                <text:p>98662.33</text:p>
              </table:table-cell>
              <table:table-cell office:value-type="float" office:value="-4.62888888888889">
                <text:p>-4.628888888888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8717.48">
                <text:p>98717.48</text:p>
              </table:table-cell>
              <table:table-cell office:value-type="float" office:value="-4.84333333333333">
                <text:p>-4.843333333333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8772.07">
                <text:p>98772.07</text:p>
              </table:table-cell>
              <table:table-cell office:value-type="float" office:value="-4.80777777777778">
                <text:p>-4.8077777777777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8825.32">
                <text:p>98825.32</text:p>
              </table:table-cell>
              <table:table-cell office:value-type="float" office:value="-4.92111111111111">
                <text:p>-4.9211111111111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8879.88">
                <text:p>98879.88</text:p>
              </table:table-cell>
              <table:table-cell office:value-type="float" office:value="-4.90444444444444">
                <text:p>-4.9044444444444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8932.62">
                <text:p>98932.62</text:p>
              </table:table-cell>
              <table:table-cell office:value-type="float" office:value="-4.96444444444444">
                <text:p>-4.9644444444444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8989.8">
                <text:p>98989.8</text:p>
              </table:table-cell>
              <table:table-cell office:value-type="float" office:value="-5.01333333333333">
                <text:p>-5.0133333333333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9040.95">
                <text:p>99040.95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9093.7">
                <text:p>99093.7</text:p>
              </table:table-cell>
              <table:table-cell office:value-type="float" office:value="-5.01666666666667">
                <text:p>-5.01666666666667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9147.21">
                <text:p>99147.21</text:p>
              </table:table-cell>
              <table:table-cell office:value-type="float" office:value="-5.10666666666667">
                <text:p>-5.1066666666666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9205.23">
                <text:p>99205.23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9262.59">
                <text:p>99262.59</text:p>
              </table:table-cell>
              <table:table-cell office:value-type="float" office:value="-5.08222222222222">
                <text:p>-5.0822222222222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9317.88">
                <text:p>99317.88</text:p>
              </table:table-cell>
              <table:table-cell office:value-type="float" office:value="-5.02666666666667">
                <text:p>-5.0266666666666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9372">
                <text:p>99372</text:p>
              </table:table-cell>
              <table:table-cell office:value-type="float" office:value="-5.08666666666667">
                <text:p>-5.0866666666666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9427.17">
                <text:p>99427.17</text:p>
              </table:table-cell>
              <table:table-cell office:value-type="float" office:value="-4.90111111111111">
                <text:p>-4.9011111111111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9481.99">
                <text:p>99481.99</text:p>
              </table:table-cell>
              <table:table-cell office:value-type="float" office:value="-4.74333333333333">
                <text:p>-4.7433333333333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9535.03">
                <text:p>99535.03</text:p>
              </table:table-cell>
              <table:table-cell office:value-type="float" office:value="-4.67888888888889">
                <text:p>-4.6788888888888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9585.96">
                <text:p>99585.96</text:p>
              </table:table-cell>
              <table:table-cell office:value-type="float" office:value="-4.65888888888889">
                <text:p>-4.65888888888889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9641.21">
                <text:p>99641.21</text:p>
              </table:table-cell>
              <table:table-cell office:value-type="float" office:value="-4.69555555555556">
                <text:p>-4.6955555555555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9692.05">
                <text:p>99692.05</text:p>
              </table:table-cell>
              <table:table-cell office:value-type="float" office:value="-4.61111111111111">
                <text:p>-4.6111111111111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9742.69">
                <text:p>99742.69</text:p>
              </table:table-cell>
              <table:table-cell office:value-type="float" office:value="-4.64777777777778">
                <text:p>-4.6477777777777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9795.04">
                <text:p>99795.04</text:p>
              </table:table-cell>
              <table:table-cell office:value-type="float" office:value="-4.66111111111111">
                <text:p>-4.6611111111111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9848.13">
                <text:p>99848.13</text:p>
              </table:table-cell>
              <table:table-cell office:value-type="float" office:value="-4.53444444444445">
                <text:p>-4.5344444444444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9903.93">
                <text:p>99903.93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9957.25">
                <text:p>99957.25</text:p>
              </table:table-cell>
              <table:table-cell office:value-type="float" office:value="-4.62777777777778">
                <text:p>-4.6277777777777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0010.47">
                <text:p>100010.47</text:p>
              </table:table-cell>
              <table:table-cell office:value-type="float" office:value="-4.55111111111111">
                <text:p>-4.5511111111111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0062.33">
                <text:p>100062.33</text:p>
              </table:table-cell>
              <table:table-cell office:value-type="float" office:value="-4.57555555555556">
                <text:p>-4.575555555555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0113.72">
                <text:p>100113.72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0166.27">
                <text:p>100166.27</text:p>
              </table:table-cell>
              <table:table-cell office:value-type="float" office:value="-4.50111111111111">
                <text:p>-4.5011111111111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0217.86">
                <text:p>100217.86</text:p>
              </table:table-cell>
              <table:table-cell office:value-type="float" office:value="-4.36333333333333">
                <text:p>-4.3633333333333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0268.68">
                <text:p>100268.68</text:p>
              </table:table-cell>
              <table:table-cell office:value-type="float" office:value="-4.40222222222222">
                <text:p>-4.4022222222222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0320.96">
                <text:p>100320.96</text:p>
              </table:table-cell>
              <table:table-cell office:value-type="float" office:value="-4.39666666666667">
                <text:p>-4.3966666666666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0373.78">
                <text:p>100373.78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00426.31">
                <text:p>100426.31</text:p>
              </table:table-cell>
              <table:table-cell office:value-type="float" office:value="-4.43666666666667">
                <text:p>-4.4366666666666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00476.82">
                <text:p>100476.82</text:p>
              </table:table-cell>
              <table:table-cell office:value-type="float" office:value="-4.49888888888889">
                <text:p>-4.4988888888888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0528.82">
                <text:p>100528.82</text:p>
              </table:table-cell>
              <table:table-cell office:value-type="float" office:value="-4.44888888888889">
                <text:p>-4.4488888888888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0579.99">
                <text:p>100579.99</text:p>
              </table:table-cell>
              <table:table-cell office:value-type="float" office:value="-4.42777777777778">
                <text:p>-4.4277777777777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00634.16">
                <text:p>100634.16</text:p>
              </table:table-cell>
              <table:table-cell office:value-type="float" office:value="-4.33444444444444">
                <text:p>-4.3344444444444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00687.1">
                <text:p>100687.1</text:p>
              </table:table-cell>
              <table:table-cell office:value-type="float" office:value="-4.48333333333333">
                <text:p>-4.4833333333333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00739.34">
                <text:p>100739.34</text:p>
              </table:table-cell>
              <table:table-cell office:value-type="float" office:value="-4.51111111111111">
                <text:p>-4.5111111111111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0790.88">
                <text:p>100790.88</text:p>
              </table:table-cell>
              <table:table-cell office:value-type="float" office:value="-4.63777777777778">
                <text:p>-4.6377777777777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00842.23">
                <text:p>100842.23</text:p>
              </table:table-cell>
              <table:table-cell office:value-type="float" office:value="-4.62666666666667">
                <text:p>-4.6266666666666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00892.51">
                <text:p>100892.51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0947.75">
                <text:p>100947.75</text:p>
              </table:table-cell>
              <table:table-cell office:value-type="float" office:value="-4.58111111111111">
                <text:p>-4.5811111111111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1002.85">
                <text:p>101002.85</text:p>
              </table:table-cell>
              <table:table-cell office:value-type="float" office:value="-4.52444444444445">
                <text:p>-4.5244444444444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01058.33">
                <text:p>101058.33</text:p>
              </table:table-cell>
              <table:table-cell office:value-type="float" office:value="-4.44111111111111">
                <text:p>-4.4411111111111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01112.52">
                <text:p>101112.52</text:p>
              </table:table-cell>
              <table:table-cell office:value-type="float" office:value="-4.45444444444444">
                <text:p>-4.4544444444444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1164.82">
                <text:p>101164.82</text:p>
              </table:table-cell>
              <table:table-cell office:value-type="float" office:value="-4.19444444444444">
                <text:p>-4.1944444444444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01216.02">
                <text:p>101216.02</text:p>
              </table:table-cell>
              <table:table-cell office:value-type="float" office:value="-4.03111111111111">
                <text:p>-4.0311111111111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01265.68">
                <text:p>101265.68</text:p>
              </table:table-cell>
              <table:table-cell office:value-type="float" office:value="-3.95888888888889">
                <text:p>-3.9588888888888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01314.72">
                <text:p>101314.72</text:p>
              </table:table-cell>
              <table:table-cell office:value-type="float" office:value="-3.84555555555555">
                <text:p>-3.8455555555555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01363.11">
                <text:p>101363.11</text:p>
              </table:table-cell>
              <table:table-cell office:value-type="float" office:value="-3.91222222222222">
                <text:p>-3.9122222222222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1410.18">
                <text:p>101410.18</text:p>
              </table:table-cell>
              <table:table-cell office:value-type="float" office:value="-3.92333333333333">
                <text:p>-3.9233333333333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1458.38">
                <text:p>101458.38</text:p>
              </table:table-cell>
              <table:table-cell office:value-type="float" office:value="-4.02333333333333">
                <text:p>-4.0233333333333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01509.27">
                <text:p>101509.27</text:p>
              </table:table-cell>
              <table:table-cell office:value-type="float" office:value="-4.08444444444444">
                <text:p>-4.0844444444444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01560.92">
                <text:p>101560.92</text:p>
              </table:table-cell>
              <table:table-cell office:value-type="float" office:value="-4.15111111111111">
                <text:p>-4.1511111111111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1613.92">
                <text:p>101613.92</text:p>
              </table:table-cell>
              <table:table-cell office:value-type="float" office:value="-4.32333333333333">
                <text:p>-4.3233333333333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1667.35">
                <text:p>101667.35</text:p>
              </table:table-cell>
              <table:table-cell office:value-type="float" office:value="-4.42222222222222">
                <text:p>-4.422222222222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1720.31">
                <text:p>101720.31</text:p>
              </table:table-cell>
              <table:table-cell office:value-type="float" office:value="-4.39444444444445">
                <text:p>-4.394444444444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01772.44">
                <text:p>101772.44</text:p>
              </table:table-cell>
              <table:table-cell office:value-type="float" office:value="-4.52111111111111">
                <text:p>-4.5211111111111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01825.28">
                <text:p>101825.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1877.75">
                <text:p>101877.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1929.93">
                <text:p>101929.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01982.19">
                <text:p>101982.1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